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c12d" officeooo:paragraph-rsid="000fc12d"/>
    </style:style>
    <style:style style:name="P2" style:family="paragraph" style:parent-style-name="Standard" style:list-style-name="L2">
      <style:text-properties officeooo:paragraph-rsid="000fc12d"/>
    </style:style>
    <style:style style:name="P3" style:family="paragraph" style:parent-style-name="Standard" style:list-style-name="L2">
      <style:text-properties officeooo:rsid="0010d213" officeooo:paragraph-rsid="0010d213"/>
    </style:style>
    <style:style style:name="P4" style:family="paragraph" style:parent-style-name="Standard" style:list-style-name="L2">
      <style:text-properties officeooo:rsid="0010d213" officeooo:paragraph-rsid="0013c83c"/>
    </style:style>
    <style:style style:name="P5" style:family="paragraph" style:parent-style-name="Standard" style:list-style-name="L2">
      <style:text-properties officeooo:rsid="00128b52" officeooo:paragraph-rsid="00128b52"/>
    </style:style>
    <style:style style:name="P6" style:family="paragraph" style:parent-style-name="Standard" style:list-style-name="L2">
      <style:text-properties officeooo:rsid="00128b52" officeooo:paragraph-rsid="0013c83c"/>
    </style:style>
    <style:style style:name="P7" style:family="paragraph" style:parent-style-name="Standard" style:list-style-name="L2">
      <style:text-properties officeooo:rsid="0012c2e6" officeooo:paragraph-rsid="0012c2e6"/>
    </style:style>
    <style:style style:name="P8" style:family="paragraph" style:parent-style-name="Standard" style:list-style-name="L2">
      <style:text-properties officeooo:rsid="0012c2e6" officeooo:paragraph-rsid="0013c83c"/>
    </style:style>
    <style:style style:name="P9" style:family="paragraph" style:parent-style-name="Standard" style:list-style-name="L2">
      <style:text-properties officeooo:rsid="0013c83c" officeooo:paragraph-rsid="0013c83c"/>
    </style:style>
    <style:style style:name="P10" style:family="paragraph" style:parent-style-name="Standard">
      <style:text-properties officeooo:rsid="00157e68" officeooo:paragraph-rsid="00157e68"/>
    </style:style>
    <style:style style:name="P11" style:family="paragraph" style:parent-style-name="Standard">
      <style:text-properties officeooo:rsid="00178774" officeooo:paragraph-rsid="00178774"/>
    </style:style>
    <style:style style:name="P12" style:family="paragraph" style:parent-style-name="Standard">
      <style:text-properties officeooo:rsid="0018224d" officeooo:paragraph-rsid="0018224d"/>
    </style:style>
    <style:style style:name="P13" style:family="paragraph" style:parent-style-name="Standard">
      <style:text-properties officeooo:rsid="0018c9d2" officeooo:paragraph-rsid="0018c9d2"/>
    </style:style>
    <style:style style:name="P14" style:family="paragraph" style:parent-style-name="Standard">
      <style:text-properties officeooo:rsid="001a2bc0" officeooo:paragraph-rsid="001a2bc0"/>
    </style:style>
    <style:style style:name="P15" style:family="paragraph" style:parent-style-name="Standard">
      <style:text-properties officeooo:rsid="001b0424" officeooo:paragraph-rsid="001b0424"/>
    </style:style>
    <style:style style:name="P16" style:family="paragraph" style:parent-style-name="Standard">
      <style:text-properties officeooo:rsid="001b6091" officeooo:paragraph-rsid="001b6091"/>
    </style:style>
    <style:style style:name="P17" style:family="paragraph" style:parent-style-name="Standard">
      <style:text-properties officeooo:rsid="001c897a" officeooo:paragraph-rsid="001c897a"/>
    </style:style>
    <style:style style:name="P18" style:family="paragraph" style:parent-style-name="Standard">
      <style:text-properties officeooo:rsid="001d4a8a" officeooo:paragraph-rsid="001d4a8a"/>
    </style:style>
    <style:style style:name="P19" style:family="paragraph" style:parent-style-name="Standard">
      <style:text-properties officeooo:rsid="001de039" officeooo:paragraph-rsid="001de039"/>
    </style:style>
    <style:style style:name="P20" style:family="paragraph" style:parent-style-name="Standard">
      <style:text-properties officeooo:rsid="001ea2b1" officeooo:paragraph-rsid="001ea2b1"/>
    </style:style>
    <style:style style:name="P21" style:family="paragraph" style:parent-style-name="Standard">
      <style:text-properties officeooo:rsid="00208f5d" officeooo:paragraph-rsid="00208f5d"/>
    </style:style>
    <style:style style:name="P22" style:family="paragraph" style:parent-style-name="Standard">
      <style:text-properties officeooo:rsid="0020b9c8" officeooo:paragraph-rsid="0020b9c8"/>
    </style:style>
    <style:style style:name="P23" style:family="paragraph" style:parent-style-name="Standard">
      <style:text-properties officeooo:rsid="0021a0bb" officeooo:paragraph-rsid="0021a0bb"/>
    </style:style>
    <style:style style:name="P24" style:family="paragraph" style:parent-style-name="Standard">
      <style:text-properties officeooo:rsid="0021ca33" officeooo:paragraph-rsid="0021ca33"/>
    </style:style>
    <style:style style:name="P25" style:family="paragraph" style:parent-style-name="Standard">
      <style:text-properties officeooo:rsid="002307e2" officeooo:paragraph-rsid="002307e2"/>
    </style:style>
    <style:style style:name="P26" style:family="paragraph" style:parent-style-name="Standard">
      <style:text-properties officeooo:rsid="0024d5e7" officeooo:paragraph-rsid="0024d5e7"/>
    </style:style>
    <style:style style:name="P27" style:family="paragraph" style:parent-style-name="Standard">
      <style:text-properties officeooo:rsid="002611a2" officeooo:paragraph-rsid="002611a2"/>
    </style:style>
    <style:style style:name="P28" style:family="paragraph" style:parent-style-name="Standard">
      <style:text-properties officeooo:rsid="002621cd" officeooo:paragraph-rsid="002621cd"/>
    </style:style>
    <style:style style:name="P29" style:family="paragraph" style:parent-style-name="Standard">
      <style:text-properties officeooo:rsid="0026c876" officeooo:paragraph-rsid="0026c876"/>
    </style:style>
    <style:style style:name="P30" style:family="paragraph" style:parent-style-name="Standard">
      <style:text-properties officeooo:rsid="002756fb" officeooo:paragraph-rsid="002756fb"/>
    </style:style>
    <style:style style:name="P31" style:family="paragraph" style:parent-style-name="Standard">
      <style:paragraph-properties fo:break-before="page"/>
      <style:text-properties officeooo:rsid="0018224d" officeooo:paragraph-rsid="0018224d"/>
    </style:style>
    <style:style style:name="T1" style:family="text">
      <style:text-properties officeooo:rsid="000fc12d"/>
    </style:style>
    <style:style style:name="T2" style:family="text">
      <style:text-properties officeooo:rsid="00128b52"/>
    </style:style>
    <style:style style:name="T3" style:family="text">
      <style:text-properties officeooo:rsid="0013c83c"/>
    </style:style>
    <style:style style:name="T4" style:family="text">
      <style:text-properties officeooo:rsid="001574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78397358500198959" text:style-name="L2">
        <text:list-item>
          <text:p text:style-name="P2"><text:span text:style-name="T1">Equal number of people on each floor</text:span></text:p>
          <text:list>
            <text:list-item>
              <text:p text:style-name="P4">Fixed number of staircases, increasing floors, <text:span text:style-name="T4">number of tenants: mean: 50, variation: 10</text:span></text:p>
              <text:list>
                <text:list-item>
                  <text:p text:style-name="P4"><text:span text:style-name="T3">1 staircase</text:span></text:p>
                  <text:list>
                    <text:list-item>
                      <text:p text:style-name="P5">1 floor</text:p>
                    </text:list-item>
                    <text:list-item>
                      <text:p text:style-name="P5">2 floors</text:p>
                    </text:list-item>
                    <text:list-item>
                      <text:p text:style-name="P5">3 floors</text:p>
                    </text:list-item>
                    <text:list-item>
                      <text:p text:style-name="P5">4 floors</text:p>
                    </text:list-item>
                    <text:list-item>
                      <text:p text:style-name="P5">5 floors</text:p>
                    </text:list-item>
                    <text:list-item>
                      <text:p text:style-name="P5">10 floors</text:p>
                    </text:list-item>
                    <text:list-item>
                      <text:p text:style-name="P5">25 floors</text:p>
                    </text:list-item>
                    <text:list-item>
                      <text:p text:style-name="P7">50 floors</text:p>
                    </text:list-item>
                    <text:list-item>
                      <text:p text:style-name="P7">75 floors</text:p>
                    </text:list-item>
                    <text:list-item>
                      <text:p text:style-name="P5">100 floors</text:p>
                    </text:list-item>
                    <text:list-item>
                      <text:p text:style-name="P7">150 floors</text:p>
                    </text:list-item>
                    <text:list-item>
                      <text:p text:style-name="P7">163 floors <text:span text:style-name="T3">(tallest building in world)</text:span></text:p>
                    </text:list-item>
                  </text:list>
                </text:list-item>
                <text:list-item>
                  <text:p text:style-name="P9">2 staircases</text:p>
                  <text:list>
                    <text:list-item>
                      <text:p text:style-name="P6">1 floor</text:p>
                    </text:list-item>
                    <text:list-item>
                      <text:p text:style-name="P6">2 floors</text:p>
                    </text:list-item>
                    <text:list-item>
                      <text:p text:style-name="P6">3 floors</text:p>
                    </text:list-item>
                    <text:list-item>
                      <text:p text:style-name="P6">4 floors</text:p>
                    </text:list-item>
                    <text:list-item>
                      <text:p text:style-name="P6">5 floors</text:p>
                    </text:list-item>
                    <text:list-item>
                      <text:p text:style-name="P6">10 floors</text:p>
                    </text:list-item>
                    <text:list-item>
                      <text:p text:style-name="P6">25 floors</text:p>
                    </text:list-item>
                    <text:list-item>
                      <text:p text:style-name="P8">50 floors</text:p>
                    </text:list-item>
                    <text:list-item>
                      <text:p text:style-name="P8">75 floors</text:p>
                    </text:list-item>
                    <text:list-item>
                      <text:p text:style-name="P6">100 floors</text:p>
                    </text:list-item>
                    <text:list-item>
                      <text:p text:style-name="P8">150 floors</text:p>
                    </text:list-item>
                    <text:list-item>
                      <text:p text:style-name="P8">163 floors <text:span text:style-name="T3">(tallest building in world)</text:span></text:p>
                    </text:list-item>
                  </text:list>
                </text:list-item>
                <text:list-item>
                  <text:p text:style-name="P9">5 staircases</text:p>
                  <text:list>
                    <text:list-item>
                      <text:p text:style-name="P6">1 floor</text:p>
                    </text:list-item>
                    <text:list-item>
                      <text:p text:style-name="P6">2 floors</text:p>
                    </text:list-item>
                    <text:list-item>
                      <text:p text:style-name="P6">3 floors</text:p>
                    </text:list-item>
                    <text:list-item>
                      <text:p text:style-name="P6">4 floors</text:p>
                    </text:list-item>
                    <text:list-item>
                      <text:p text:style-name="P6">5 floors</text:p>
                    </text:list-item>
                    <text:list-item>
                      <text:p text:style-name="P6">10 floors</text:p>
                    </text:list-item>
                    <text:list-item>
                      <text:p text:style-name="P6">25 floors</text:p>
                    </text:list-item>
                    <text:list-item>
                      <text:p text:style-name="P8">50 floors</text:p>
                    </text:list-item>
                    <text:list-item>
                      <text:p text:style-name="P8">75 floors</text:p>
                    </text:list-item>
                    <text:list-item>
                      <text:p text:style-name="P6">100 floors</text:p>
                    </text:list-item>
                    <text:list-item>
                      <text:p text:style-name="P8">150 floors</text:p>
                    </text:list-item>
                    <text:list-item>
                      <text:p text:style-name="P8">163 floors <text:span text:style-name="T3">(tallest building in world)</text:span></text:p>
                    </text:list-item>
                  </text:list>
                </text:list-item>
                <text:list-item>
                  <text:p text:style-name="P9">10 staircases</text:p>
                  <text:list>
                    <text:list-item>
                      <text:p text:style-name="P6">1 floor</text:p>
                    </text:list-item>
                    <text:list-item>
                      <text:p text:style-name="P6">2 floors</text:p>
                    </text:list-item>
                    <text:list-item>
                      <text:p text:style-name="P6">3 floors</text:p>
                    </text:list-item>
                    <text:list-item>
                      <text:p text:style-name="P6">4 floors</text:p>
                    </text:list-item>
                    <text:list-item>
                      <text:p text:style-name="P6">5 floors</text:p>
                    </text:list-item>
                    <text:list-item>
                      <text:p text:style-name="P6">10 floors</text:p>
                    </text:list-item>
                    <text:list-item>
                      <text:p text:style-name="P6">25 floors</text:p>
                    </text:list-item>
                    <text:list-item>
                      <text:p text:style-name="P8"><text:soft-page-break/>50 floors</text:p>
                    </text:list-item>
                    <text:list-item>
                      <text:p text:style-name="P8">75 floors</text:p>
                    </text:list-item>
                    <text:list-item>
                      <text:p text:style-name="P6">100 floors</text:p>
                    </text:list-item>
                    <text:list-item>
                      <text:p text:style-name="P8">150 floors</text:p>
                    </text:list-item>
                    <text:list-item>
                      <text:p text:style-name="P8">163 floors <text:span text:style-name="T3">(tallest building in world)</text:span></text:p>
                    </text:list-item>
                  </text:list>
                </text:list-item>
                <text:list-item>
                  <text:p text:style-name="P9">50 staircases</text:p>
                  <text:list>
                    <text:list-item>
                      <text:p text:style-name="P6">1 floor</text:p>
                    </text:list-item>
                    <text:list-item>
                      <text:p text:style-name="P6">2 floors</text:p>
                    </text:list-item>
                    <text:list-item>
                      <text:p text:style-name="P6">3 floors</text:p>
                    </text:list-item>
                    <text:list-item>
                      <text:p text:style-name="P6">4 floors</text:p>
                    </text:list-item>
                    <text:list-item>
                      <text:p text:style-name="P6">5 floors</text:p>
                    </text:list-item>
                    <text:list-item>
                      <text:p text:style-name="P6">10 floors</text:p>
                    </text:list-item>
                    <text:list-item>
                      <text:p text:style-name="P6">25 floors</text:p>
                    </text:list-item>
                    <text:list-item>
                      <text:p text:style-name="P8">50 floors</text:p>
                    </text:list-item>
                    <text:list-item>
                      <text:p text:style-name="P8">75 floors</text:p>
                    </text:list-item>
                    <text:list-item>
                      <text:p text:style-name="P6">100 floors</text:p>
                    </text:list-item>
                    <text:list-item>
                      <text:p text:style-name="P8">150 floors</text:p>
                    </text:list-item>
                    <text:list-item>
                      <text:p text:style-name="P8">163 floors <text:span text:style-name="T3">(tallest building in world)</text:span></text:p>
                    </text:list-item>
                  </text:list>
                </text:list-item>
                <text:list-item>
                  <text:p text:style-name="P9">75 staircases</text:p>
                  <text:list>
                    <text:list-item>
                      <text:p text:style-name="P6">1 floor</text:p>
                    </text:list-item>
                    <text:list-item>
                      <text:p text:style-name="P6">2 floors</text:p>
                    </text:list-item>
                    <text:list-item>
                      <text:p text:style-name="P6">3 floors</text:p>
                    </text:list-item>
                    <text:list-item>
                      <text:p text:style-name="P6">4 floors</text:p>
                    </text:list-item>
                    <text:list-item>
                      <text:p text:style-name="P6">5 floors</text:p>
                    </text:list-item>
                    <text:list-item>
                      <text:p text:style-name="P6">10 floors</text:p>
                    </text:list-item>
                    <text:list-item>
                      <text:p text:style-name="P6">25 floors</text:p>
                    </text:list-item>
                    <text:list-item>
                      <text:p text:style-name="P8">50 floors</text:p>
                    </text:list-item>
                    <text:list-item>
                      <text:p text:style-name="P8">75 floors</text:p>
                    </text:list-item>
                    <text:list-item>
                      <text:p text:style-name="P6">100 floors</text:p>
                    </text:list-item>
                    <text:list-item>
                      <text:p text:style-name="P8">150 floors</text:p>
                    </text:list-item>
                    <text:list-item>
                      <text:p text:style-name="P8">163 floors <text:span text:style-name="T3">(tallest building in world)</text:span></text:p>
                    </text:list-item>
                  </text:list>
                </text:list-item>
                <text:list-item>
                  <text:p text:style-name="P9">100 staircases</text:p>
                  <text:list>
                    <text:list-item>
                      <text:p text:style-name="P6">1 floor</text:p>
                    </text:list-item>
                    <text:list-item>
                      <text:p text:style-name="P6">2 floors</text:p>
                    </text:list-item>
                    <text:list-item>
                      <text:p text:style-name="P6">3 floors</text:p>
                    </text:list-item>
                    <text:list-item>
                      <text:p text:style-name="P6">4 floors</text:p>
                    </text:list-item>
                    <text:list-item>
                      <text:p text:style-name="P6">5 floors</text:p>
                    </text:list-item>
                    <text:list-item>
                      <text:p text:style-name="P6">10 floors</text:p>
                    </text:list-item>
                    <text:list-item>
                      <text:p text:style-name="P6">25 floors</text:p>
                    </text:list-item>
                    <text:list-item>
                      <text:p text:style-name="P8">50 floors</text:p>
                    </text:list-item>
                    <text:list-item>
                      <text:p text:style-name="P8">75 floors</text:p>
                    </text:list-item>
                    <text:list-item>
                      <text:p text:style-name="P6">100 floors</text:p>
                    </text:list-item>
                    <text:list-item>
                      <text:p text:style-name="P8">150 floors</text:p>
                    </text:list-item>
                    <text:list-item>
                      <text:p text:style-name="P8">163 floors <text:span text:style-name="T3">(tallest building in world)</text:span></text:p>
                    </text:list-item>
                  </text:list>
                </text:list-item>
              </text:list>
              <text:p text:style-name="P8"/>
            </text:list-item>
            <text:list-item>
              <text:p text:style-name="P3">Fixed time to evacuate the building, increase number of floors, look for number of staircases necessary to achieve<text:span text:style-name="T2">1 </text:span></text:p>
            </text:list-item>
            <text:list-item>
              <text:p text:style-name="P3">Fixed number of staircases, number of floors, tenants grow, look for time required to evacuate the building</text:p>
            </text:list-item>
            <text:list-item>
              <text:p text:style-name="P3"><text:soft-page-break/>Fixed time to evacuate, fixed number of floors, number of tenants per floor grows, look for number of staircases needed</text:p>
              <text:p text:style-name="P3"/>
            </text:list-item>
          </text:list>
        </text:list-item>
      </text:list>
      <text:p text:style-name="P31">59 timesteps needed to evacuate building (fixed number of people: 50). Seed: 54543689 <text:s/>NumOfFloors: 1 NumOfStaircases: 1</text:p>
      <text:p text:style-name="P12">64 timesteps needed to evacuate building (fixed number of people: 50). Seed: 21928374 <text:s/>NumOfFloors: 1 NumOfStaircases: 1</text:p>
      <text:p text:style-name="P12">59 timesteps needed to evacuate building (fixed number of people: 50). Seed: 1 <text:s/>NumOfFloors: 1 NumOfStaircases: 1</text:p>
      <text:p text:style-name="P12">62 timesteps needed to evacuate building (fixed number of people: 50). Seed: 591848 <text:s/>NumOfFloors: 1 NumOfStaircases: 1</text:p>
      <text:p text:style-name="P12">64 timesteps needed to evacuate building (fixed number of people: 50). Seed: 11111111 <text:s/>NumOfFloors: 1 NumOfStaircases: 1</text:p>
      <text:p text:style-name="P12">62 timesteps needed to evacuate building (fixed number of people: 50). Seed: 6790245 <text:s/>NumOfFloors: 1 NumOfStaircases: 1</text:p>
      <text:p text:style-name="P12"/>
      <text:p text:style-name="P13">128 timesteps needed to evacuate building (fixed number of people: 50). Seed: 54543689 <text:s/>NumOfFloors: 2 NumOfStaircases: 1</text:p>
      <text:p text:style-name="P13">132 timesteps needed to evacuate building (fixed number of people: 50). Seed: 21928374 <text:s/>NumOfFloors: 2 NumOfStaircases: 1</text:p>
      <text:p text:style-name="P13">127 timesteps needed to evacuate building (fixed number of people: 50). Seed: 1 <text:s/>NumOfFloors: 2 NumOfStaircases: 1</text:p>
      <text:p text:style-name="P13">130 timesteps needed to evacuate building (fixed number of people: 50). Seed: 591848 <text:s/>NumOfFloors: 2 NumOfStaircases: 1</text:p>
      <text:p text:style-name="P13">132 timesteps needed to evacuate building (fixed number of people: 50). Seed: 11111111 <text:s/>NumOfFloors: 2 NumOfStaircases: 1</text:p>
      <text:p text:style-name="P13">128 timesteps needed to evacuate building (fixed number of people: 50). Seed: 6790245 <text:s/>NumOfFloors: 2 NumOfStaircases: 1</text:p>
      <text:p text:style-name="P13"/>
      <text:p text:style-name="P14">212 timesteps needed to evacuate building (fixed number of people: 50). Seed: 54543689 <text:s/>NumOfFloors: 3 NumOfStaircases: 1</text:p>
      <text:p text:style-name="P14">213 timesteps needed to evacuate building (fixed number of people: 50). Seed: 21928374 <text:s/>NumOfFloors: 3 NumOfStaircases: 1</text:p>
      <text:p text:style-name="P14">211 timesteps needed to evacuate building (fixed number of people: 50). Seed: 1 <text:s/>NumOfFloors: 3 NumOfStaircases: 1</text:p>
      <text:p text:style-name="P14">213 timesteps needed to evacuate building (fixed number of people: 50). Seed: 591848 <text:s/>NumOfFloors: 3 NumOfStaircases: 1</text:p>
      <text:p text:style-name="P14">216 timesteps needed to evacuate building (fixed number of people: 50). Seed: 11111111 <text:s/>NumOfFloors: 3 NumOfStaircases: 1</text:p>
      <text:p text:style-name="P14">209 timesteps needed to evacuate building (fixed number of people: 50). Seed: 6790245 <text:s/>NumOfFloors: 3 NumOfStaircases: 1</text:p>
      <text:p text:style-name="P14"/>
      <text:p text:style-name="P15">294 timesteps needed to evacuate building (fixed number of people: 50). Seed: 54543689 <text:s/>NumOfFloors: 4 NumOfStaircases: 1</text:p>
      <text:p text:style-name="P15">295 timesteps needed to evacuate building (fixed number of people: 50). Seed: 21928374 <text:s/>NumOfFloors: 4 NumOfStaircases: 1</text:p>
      <text:p text:style-name="P15">293 timesteps needed to evacuate building (fixed number of people: 50). Seed: 1 <text:s/>NumOfFloors: 4 NumOfStaircases: 1</text:p>
      <text:p text:style-name="P15">294 timesteps needed to evacuate building (fixed number of people: 50). Seed: 591848 <text:s/>NumOfFloors: 4 NumOfStaircases: 1</text:p>
      <text:p text:style-name="P15">298 timesteps needed to evacuate building (fixed number of people: 50). Seed: 11111111 <text:s/>NumOfFloors: 4 NumOfStaircases: 1</text:p>
      <text:p text:style-name="P15"><text:soft-page-break/>291 timesteps needed to evacuate building (fixed number of people: 50). Seed: 6790245 <text:s/>NumOfFloors: 4 NumOfStaircases: 1</text:p>
      <text:p text:style-name="P15"/>
      <text:p text:style-name="P16">352 timesteps needed to evacuate building (fixed number of people: 50). Seed: 54543689 <text:s/>NumOfFloors: 5 NumOfStaircases: 1</text:p>
      <text:p text:style-name="P16">353 timesteps needed to evacuate building (fixed number of people: 50). Seed: 21928374 <text:s/>NumOfFloors: 5 NumOfStaircases: 1</text:p>
      <text:p text:style-name="P16">351 timesteps needed to evacuate building (fixed number of people: 50). Seed: 1 <text:s/>NumOfFloors: 5 NumOfStaircases: 1</text:p>
      <text:p text:style-name="P16">352 timesteps needed to evacuate building (fixed number of people: 50). Seed: 591848 <text:s/>NumOfFloors: 5 NumOfStaircases: 1</text:p>
      <text:p text:style-name="P16">356 timesteps needed to evacuate building (fixed number of people: 50). Seed: 11111111 <text:s/>NumOfFloors: 5 NumOfStaircases: 1</text:p>
      <text:p text:style-name="P16">349 timesteps needed to evacuate building (fixed number of people: 50). Seed: 6790245 <text:s/>NumOfFloors: 5 NumOfStaircases: 1</text:p>
      <text:p text:style-name="P16"/>
      <text:p text:style-name="P17">&gt; run Simulation</text:p>
      <text:p text:style-name="P17">433 timesteps needed to evacuate building (fixed number of people: 50). Seed: 54543689 <text:s/>NumOfFloors: 6 NumOfStaircases: 1</text:p>
      <text:p text:style-name="P17">434 timesteps needed to evacuate building (fixed number of people: 50). Seed: 21928374 <text:s/>NumOfFloors: 6 NumOfStaircases: 1</text:p>
      <text:p text:style-name="P17">432 timesteps needed to evacuate building (fixed number of people: 50). Seed: 1 <text:s/>NumOfFloors: 6 NumOfStaircases: 1</text:p>
      <text:p text:style-name="P17">433 timesteps needed to evacuate building (fixed number of people: 50). Seed: 591848 <text:s/>NumOfFloors: 6 NumOfStaircases: 1</text:p>
      <text:p text:style-name="P17">437 timesteps needed to evacuate building (fixed number of people: 50). Seed: 11111111 <text:s/>NumOfFloors: 6 NumOfStaircases: 1</text:p>
      <text:p text:style-name="P17">430 timesteps needed to evacuate building (fixed number of people: 50). Seed: 6790245 <text:s/>NumOfFloors: 6 NumOfStaircases: 1</text:p>
      <text:p text:style-name="P17"/>
      <text:p text:style-name="P18">509 timesteps needed to evacuate building (fixed number of people: 50). Seed: 54543689 <text:s/>NumOfFloors: 7 NumOfStaircases: 1</text:p>
      <text:p text:style-name="P18">510 timesteps needed to evacuate building (fixed number of people: 50). Seed: 21928374 <text:s/>NumOfFloors: 7 NumOfStaircases: 1</text:p>
      <text:p text:style-name="P18">508 timesteps needed to evacuate building (fixed number of people: 50). Seed: 1 <text:s/>NumOfFloors: 7 NumOfStaircases: 1</text:p>
      <text:p text:style-name="P18">509 timesteps needed to evacuate building (fixed number of people: 50). Seed: 591848 <text:s/>NumOfFloors: 7 NumOfStaircases: 1</text:p>
      <text:p text:style-name="P18">513 timesteps needed to evacuate building (fixed number of people: 50). Seed: 11111111 <text:s/>NumOfFloors: 7 NumOfStaircases: 1</text:p>
      <text:p text:style-name="P18">506 timesteps needed to evacuate building (fixed number of people: 50). Seed: 6790245 <text:s/>NumOfFloors: 7 NumOfStaircases: 1</text:p>
      <text:p text:style-name="P18">&gt; </text:p>
      <text:p text:style-name="P18"/>
      <text:p text:style-name="P19">&gt; run Simulation</text:p>
      <text:p text:style-name="P19">574 timesteps needed to evacuate building (fixed number of people: 50). Seed: 54543689 <text:s/>NumOfFloors: 8 NumOfStaircases: 1</text:p>
      <text:p text:style-name="P19">575 timesteps needed to evacuate building (fixed number of people: 50). Seed: 21928374 <text:s/>NumOfFloors: 8 NumOfStaircases: 1</text:p>
      <text:p text:style-name="P19"><text:soft-page-break/>573 timesteps needed to evacuate building (fixed number of people: 50). Seed: 1 <text:s/>NumOfFloors: 8 NumOfStaircases: 1</text:p>
      <text:p text:style-name="P19">574 timesteps needed to evacuate building (fixed number of people: 50). Seed: 591848 <text:s/>NumOfFloors: 8 NumOfStaircases: 1</text:p>
      <text:p text:style-name="P19">578 timesteps needed to evacuate building (fixed number of people: 50). Seed: 11111111 <text:s/>NumOfFloors: 8 NumOfStaircases: 1</text:p>
      <text:p text:style-name="P19">571 timesteps needed to evacuate building (fixed number of people: 50). Seed: 6790245 <text:s/>NumOfFloors: 8 NumOfStaircases: 1</text:p>
      <text:p text:style-name="P19"/>
      <text:p text:style-name="P19"/>
      <text:p text:style-name="P20">656 timesteps needed to evacuate building (fixed number of people: 50). Seed: 54543689 <text:s/>NumOfFloors: 9 NumOfStaircases: 1</text:p>
      <text:p text:style-name="P20">657 timesteps needed to evacuate building (fixed number of people: 50). Seed: 21928374 <text:s/>NumOfFloors: 9 NumOfStaircases: 1</text:p>
      <text:p text:style-name="P20">655 timesteps needed to evacuate building (fixed number of people: 50). Seed: 1 <text:s/>NumOfFloors: 9 NumOfStaircases: 1</text:p>
      <text:p text:style-name="P20">656 timesteps needed to evacuate building (fixed number of people: 50). Seed: 591848 <text:s/>NumOfFloors: 9 NumOfStaircases: 1</text:p>
      <text:p text:style-name="P20">660 timesteps needed to evacuate building (fixed number of people: 50). Seed: 11111111 <text:s/>NumOfFloors: 9 NumOfStaircases: 1</text:p>
      <text:p text:style-name="P20">653 timesteps needed to evacuate building (fixed number of people: 50). Seed: 6790245 <text:s/>NumOfFloors: 9 NumOfStaircases: 1</text:p>
      <text:p text:style-name="P20"/>
      <text:p text:style-name="P21">716 timesteps needed to evacuate building (fixed number of people: 50). Seed: 54543689 <text:s/>NumOfFloors: 10 NumOfStaircases: 1</text:p>
      <text:p text:style-name="P21">717 timesteps needed to evacuate building (fixed number of people: 50). Seed: 21928374 <text:s/>NumOfFloors: 10 NumOfStaircases: 1</text:p>
      <text:p text:style-name="P21">715 timesteps needed to evacuate building (fixed number of people: 50). Seed: 1 <text:s/>NumOfFloors: 10 NumOfStaircases: 1</text:p>
      <text:p text:style-name="P21">716 timesteps needed to evacuate building (fixed number of people: 50). Seed: 591848 <text:s/>NumOfFloors: 10 NumOfStaircases: 1</text:p>
      <text:p text:style-name="P21">720 timesteps needed to evacuate building (fixed number of people: 50). Seed: 11111111 <text:s/>NumOfFloors: 10 NumOfStaircases: 1</text:p>
      <text:p text:style-name="P21">713 timesteps needed to evacuate building (fixed number of people: 50). Seed: 6790245 <text:s/>NumOfFloors: 10 NumOfStaircases: 1</text:p>
      <text:p text:style-name="P21"/>
      <text:p text:style-name="P22">1680 timesteps needed to evacuate building (fixed number of people: 50). Seed: 54543689 <text:s/>NumOfFloors: 25 NumOfStaircases: 1</text:p>
      <text:p text:style-name="P22">1681 timesteps needed to evacuate building (fixed number of people: 50). Seed: 21928374 <text:s/>NumOfFloors: 25 NumOfStaircases: 1</text:p>
      <text:p text:style-name="P22">1679 timesteps needed to evacuate building (fixed number of people: 50). Seed: 1 <text:s/>NumOfFloors: 25 NumOfStaircases: 1</text:p>
      <text:p text:style-name="P22">1680 timesteps needed to evacuate building (fixed number of people: 50). Seed: 591848 <text:s/>NumOfFloors: 25 NumOfStaircases: 1</text:p>
      <text:p text:style-name="P22">1684 timesteps needed to evacuate building (fixed number of people: 50). Seed: 11111111 <text:s/>NumOfFloors: 25 NumOfStaircases: 1</text:p>
      <text:p text:style-name="P22">1677 timesteps needed to evacuate building (fixed number of people: 50). Seed: 6790245 <text:s/>NumOfFloors: 25 NumOfStaircases: 1</text:p>
      <text:p text:style-name="P22"/>
      <text:p text:style-name="P22"><text:soft-page-break/>3349 timesteps needed to evacuate building (fixed number of people: 50). Seed: 54543689 <text:s/>NumOfFloors: 50 NumOfStaircases: 1</text:p>
      <text:p text:style-name="P22">3349 timesteps needed to evacuate building (fixed number of people: 50). Seed: 21928374 <text:s/>NumOfFloors: 50 NumOfStaircases: 1</text:p>
      <text:p text:style-name="P22">3348 timesteps needed to evacuate building (fixed number of people: 50). Seed: 1 <text:s/>NumOfFloors: 50 NumOfStaircases: 1</text:p>
      <text:p text:style-name="P22">3349 timesteps needed to evacuate building (fixed number of people: 50). Seed: 591848 <text:s/>NumOfFloors: 50 NumOfStaircases: 1</text:p>
      <text:p text:style-name="P22">3353 timesteps needed to evacuate building (fixed number of people: 50). Seed: 11111111 <text:s/>NumOfFloors: 50 NumOfStaircases: 1</text:p>
      <text:p text:style-name="P22">3346 timesteps needed to evacuate building (fixed number of people: 50). Seed: 6790245 <text:s/>NumOfFloors: 50 NumOfStaircases: 1</text:p>
      <text:p text:style-name="P22"/>
      <text:p text:style-name="P22">4987 timesteps needed to evacuate building (fixed number of people: 50). Seed: 54543689 <text:s/>NumOfFloors: 75 NumOfStaircases: 1</text:p>
      <text:p text:style-name="P22">4986 timesteps needed to evacuate building (fixed number of people: 50). Seed: 21928374 <text:s/>NumOfFloors: 75 NumOfStaircases: 1</text:p>
      <text:p text:style-name="P22">4986 timesteps needed to evacuate building (fixed number of people: 50). Seed: 1 <text:s/>NumOfFloors: 75 NumOfStaircases: 1</text:p>
      <text:p text:style-name="P22">4987 timesteps needed to evacuate building (fixed number of people: 50). Seed: 591848 <text:s/>NumOfFloors: 75 NumOfStaircases: 1</text:p>
      <text:p text:style-name="P22">4991 timesteps needed to evacuate building (fixed number of people: 50). Seed: 11111111 <text:s/>NumOfFloors: 75 NumOfStaircases: 1</text:p>
      <text:p text:style-name="P22">4984 timesteps needed to evacuate building (fixed number of people: 50). Seed: 6790245 <text:s/>NumOfFloors: 75 NumOfStaircases: 1</text:p>
      <text:p text:style-name="P22"/>
      <text:p text:style-name="P23">6642 timesteps needed to evacuate building (fixed number of people: 50). Seed: 54543689 <text:s/>NumOfFloors: 100 NumOfStaircases: 1</text:p>
      <text:p text:style-name="P23">6641 timesteps needed to evacuate building (fixed number of people: 50). Seed: 21928374 <text:s/>NumOfFloors: 100 NumOfStaircases: 1</text:p>
      <text:p text:style-name="P23">6641 timesteps needed to evacuate building (fixed number of people: 50). Seed: 1 <text:s/>NumOfFloors: 100 NumOfStaircases: 1</text:p>
      <text:p text:style-name="P23">6642 timesteps needed to evacuate building (fixed number of people: 50). Seed: 591848 <text:s/>NumOfFloors: 100 NumOfStaircases: 1</text:p>
      <text:p text:style-name="P23">6646 timesteps needed to evacuate building (fixed number of people: 50). Seed: 11111111 <text:s/>NumOfFloors: 100 NumOfStaircases: 1</text:p>
      <text:p text:style-name="P23">6639 timesteps needed to evacuate building (fixed number of people: 50). Seed: 6790245 <text:s/>NumOfFloors: 100 NumOfStaircases: 1</text:p>
      <text:p text:style-name="P23"/>
      <text:p text:style-name="P23">9986 timesteps needed to evacuate building (fixed number of people: 50). Seed: 54543689 <text:s/>NumOfFloors: 150 NumOfStaircases: 1</text:p>
      <text:p text:style-name="P23">9984 timesteps needed to evacuate building (fixed number of people: 50). Seed: 21928374 <text:s/>NumOfFloors: 150 NumOfStaircases: 1</text:p>
      <text:p text:style-name="P23">9985 timesteps needed to evacuate building (fixed number of people: 50). Seed: 1 <text:s/>NumOfFloors: 150 NumOfStaircases: 1</text:p>
      <text:p text:style-name="P23">9986 timesteps needed to evacuate building (fixed number of people: 50). Seed: 591848 <text:s/>NumOfFloors: 150 NumOfStaircases: 1</text:p>
      <text:p text:style-name="P23">9989 timesteps needed to evacuate building (fixed number of people: 50). Seed: 11111111 <text:s/>NumOfFloors: 150 NumOfStaircases: 1</text:p>
      <text:p text:style-name="P23"><text:soft-page-break/>9983 timesteps needed to evacuate building (fixed number of people: 50). Seed: 6790245 <text:s/>NumOfFloors: 150 NumOfStaircases: 1</text:p>
      <text:p text:style-name="P23"/>
      <text:p text:style-name="P23">10932 timesteps needed to evacuate building (fixed number of people: 50). Seed: 54543689 <text:s/>NumOfFloors: 163 NumOfStaircases: 1</text:p>
      <text:p text:style-name="P23">10930 timesteps needed to evacuate building (fixed number of people: 50). Seed: 21928374 <text:s/>NumOfFloors: 163 NumOfStaircases: 1</text:p>
      <text:p text:style-name="P23">10931 timesteps needed to evacuate building (fixed number of people: 50). Seed: 1 <text:s/>NumOfFloors: 163 NumOfStaircases: 1</text:p>
      <text:p text:style-name="P23">10932 timesteps needed to evacuate building (fixed number of people: 50). Seed: 591848 <text:s/>NumOfFloors: 163 NumOfStaircases: 1</text:p>
      <text:p text:style-name="P23">10935 timesteps needed to evacuate building (fixed number of people: 50). Seed: 11111111 <text:s/>NumOfFloors: 163 NumOfStaircases: 1</text:p>
      <text:p text:style-name="P23">10929 timesteps needed to evacuate building (fixed number of people: 50). Seed: 6790245 <text:s/>NumOfFloors: 163 NumOfStaircases: 1</text:p>
      <text:p text:style-name="P23"/>
      <text:p text:style-name="P24">38 timesteps needed to evacuate building (fixed number of people: 50). Seed: 54543689 <text:s/>NumOfFloors: 1 NumOfStaircases: 2</text:p>
      <text:p text:style-name="P24">43 timesteps needed to evacuate building (fixed number of people: 50). Seed: 21928374 <text:s/>NumOfFloors: 1 NumOfStaircases: 2</text:p>
      <text:p text:style-name="P24">36 timesteps needed to evacuate building (fixed number of people: 50). Seed: 1 <text:s/>NumOfFloors: 1 NumOfStaircases: 2</text:p>
      <text:p text:style-name="P24">41 timesteps needed to evacuate building (fixed number of people: 50). Seed: 591848 <text:s/>NumOfFloors: 1 NumOfStaircases: 2</text:p>
      <text:p text:style-name="P24">45 timesteps needed to evacuate building (fixed number of people: 50). Seed: 11111111 <text:s/>NumOfFloors: 1 NumOfStaircases: 2</text:p>
      <text:p text:style-name="P24">39 timesteps needed to evacuate building (fixed number of people: 50). Seed: 6790245 <text:s/>NumOfFloors: 1 NumOfStaircases: 2</text:p>
      <text:p text:style-name="P24">71 timesteps needed to evacuate building (fixed number of people: 50). Seed: 54543689 <text:s/>NumOfFloors: 2 NumOfStaircases: 2</text:p>
      <text:p text:style-name="P24">74 timesteps needed to evacuate building (fixed number of people: 50). Seed: 21928374 <text:s/>NumOfFloors: 2 NumOfStaircases: 2</text:p>
      <text:p text:style-name="P24">69 timesteps needed to evacuate building (fixed number of people: 50). Seed: 1 <text:s/>NumOfFloors: 2 NumOfStaircases: 2</text:p>
      <text:p text:style-name="P24">71 timesteps needed to evacuate building (fixed number of people: 50). Seed: 591848 <text:s/>NumOfFloors: 2 NumOfStaircases: 2</text:p>
      <text:p text:style-name="P24">74 timesteps needed to evacuate building (fixed number of people: 50). Seed: 11111111 <text:s/>NumOfFloors: 2 NumOfStaircases: 2</text:p>
      <text:p text:style-name="P24">69 timesteps needed to evacuate building (fixed number of people: 50). Seed: 6790245 <text:s/>NumOfFloors: 2 NumOfStaircases: 2</text:p>
      <text:p text:style-name="P24">111 timesteps needed to evacuate building (fixed number of people: 50). Seed: 54543689 <text:s/>NumOfFloors: 3 NumOfStaircases: 2</text:p>
      <text:p text:style-name="P24">113 timesteps needed to evacuate building (fixed number of people: 50). Seed: 21928374 <text:s/>NumOfFloors: 3 NumOfStaircases: 2</text:p>
      <text:p text:style-name="P24">111 timesteps needed to evacuate building (fixed number of people: 50). Seed: 1 <text:s/>NumOfFloors: 3 NumOfStaircases: 2</text:p>
      <text:p text:style-name="P24">112 timesteps needed to evacuate building (fixed number of people: 50). Seed: 591848 <text:s/>NumOfFloors: 3 NumOfStaircases: 2</text:p>
      <text:p text:style-name="P24">116 timesteps needed to evacuate building (fixed number of people: 50). Seed: 11111111 <text:s/><text:soft-page-break/>NumOfFloors: 3 NumOfStaircases: 2</text:p>
      <text:p text:style-name="P24">109 timesteps needed to evacuate building (fixed number of people: 50). Seed: 6790245 <text:s/>NumOfFloors: 3 NumOfStaircases: 2</text:p>
      <text:p text:style-name="P24">152 timesteps needed to evacuate building (fixed number of people: 50). Seed: 54543689 <text:s/>NumOfFloors: 4 NumOfStaircases: 2</text:p>
      <text:p text:style-name="P24">153 timesteps needed to evacuate building (fixed number of people: 50). Seed: 21928374 <text:s/>NumOfFloors: 4 NumOfStaircases: 2</text:p>
      <text:p text:style-name="P24">152 timesteps needed to evacuate building (fixed number of people: 50). Seed: 1 <text:s/>NumOfFloors: 4 NumOfStaircases: 2</text:p>
      <text:p text:style-name="P24">152 timesteps needed to evacuate building (fixed number of people: 50). Seed: 591848 <text:s/>NumOfFloors: 4 NumOfStaircases: 2</text:p>
      <text:p text:style-name="P24">157 timesteps needed to evacuate building (fixed number of people: 50). Seed: 11111111 <text:s/>NumOfFloors: 4 NumOfStaircases: 2</text:p>
      <text:p text:style-name="P24">150 timesteps needed to evacuate building (fixed number of people: 50). Seed: 6790245 <text:s/>NumOfFloors: 4 NumOfStaircases: 2</text:p>
      <text:p text:style-name="P24">181 timesteps needed to evacuate building (fixed number of people: 50). Seed: 54543689 <text:s/>NumOfFloors: 5 NumOfStaircases: 2</text:p>
      <text:p text:style-name="P24">182 timesteps needed to evacuate building (fixed number of people: 50). Seed: 21928374 <text:s/>NumOfFloors: 5 NumOfStaircases: 2</text:p>
      <text:p text:style-name="P24">181 timesteps needed to evacuate building (fixed number of people: 50). Seed: 1 <text:s/>NumOfFloors: 5 NumOfStaircases: 2</text:p>
      <text:p text:style-name="P24">181 timesteps needed to evacuate building (fixed number of people: 50). Seed: 591848 <text:s/>NumOfFloors: 5 NumOfStaircases: 2</text:p>
      <text:p text:style-name="P24">186 timesteps needed to evacuate building (fixed number of people: 50). Seed: 11111111 <text:s/>NumOfFloors: 5 NumOfStaircases: 2</text:p>
      <text:p text:style-name="P24">179 timesteps needed to evacuate building (fixed number of people: 50). Seed: 6790245 <text:s/>NumOfFloors: 5 NumOfStaircases: 2</text:p>
      <text:p text:style-name="P24">221 timesteps needed to evacuate building (fixed number of people: 50). Seed: 54543689 <text:s/>NumOfFloors: 6 NumOfStaircases: 2</text:p>
      <text:p text:style-name="P24">222 timesteps needed to evacuate building (fixed number of people: 50). Seed: 21928374 <text:s/>NumOfFloors: 6 NumOfStaircases: 2</text:p>
      <text:p text:style-name="P24">221 timesteps needed to evacuate building (fixed number of people: 50). Seed: 1 <text:s/>NumOfFloors: 6 NumOfStaircases: 2</text:p>
      <text:p text:style-name="P24">221 timesteps needed to evacuate building (fixed number of people: 50). Seed: 591848 <text:s/>NumOfFloors: 6 NumOfStaircases: 2</text:p>
      <text:p text:style-name="P24">226 timesteps needed to evacuate building (fixed number of people: 50). Seed: 11111111 <text:s/>NumOfFloors: 6 NumOfStaircases: 2</text:p>
      <text:p text:style-name="P24">219 timesteps needed to evacuate building (fixed number of people: 50). Seed: 6790245 <text:s/>NumOfFloors: 6 NumOfStaircases: 2</text:p>
      <text:p text:style-name="P24">259 timesteps needed to evacuate building (fixed number of people: 50). Seed: 54543689 <text:s/>NumOfFloors: 7 NumOfStaircases: 2</text:p>
      <text:p text:style-name="P24">260 timesteps needed to evacuate building (fixed number of people: 50). Seed: 21928374 <text:s/>NumOfFloors: 7 NumOfStaircases: 2</text:p>
      <text:p text:style-name="P24">259 timesteps needed to evacuate building (fixed number of people: 50). Seed: 1 <text:s/>NumOfFloors: 7 NumOfStaircases: 2</text:p>
      <text:p text:style-name="P24">259 timesteps needed to evacuate building (fixed number of people: 50). Seed: 591848 <text:s/>NumOfFloors: 7 NumOfStaircases: 2</text:p>
      <text:p text:style-name="P24">264 timesteps needed to evacuate building (fixed number of people: 50). Seed: 11111111 <text:s/>NumOfFloors: 7 NumOfStaircases: 2</text:p>
      <text:p text:style-name="P24"><text:soft-page-break/>257 timesteps needed to evacuate building (fixed number of people: 50). Seed: 6790245 <text:s/>NumOfFloors: 7 NumOfStaircases: 2</text:p>
      <text:p text:style-name="P24">292 timesteps needed to evacuate building (fixed number of people: 50). Seed: 54543689 <text:s/>NumOfFloors: 8 NumOfStaircases: 2</text:p>
      <text:p text:style-name="P24">293 timesteps needed to evacuate building (fixed number of people: 50). Seed: 21928374 <text:s/>NumOfFloors: 8 NumOfStaircases: 2</text:p>
      <text:p text:style-name="P24">292 timesteps needed to evacuate building (fixed number of people: 50). Seed: 1 <text:s/>NumOfFloors: 8 NumOfStaircases: 2</text:p>
      <text:p text:style-name="P24">292 timesteps needed to evacuate building (fixed number of people: 50). Seed: 591848 <text:s/>NumOfFloors: 8 NumOfStaircases: 2</text:p>
      <text:p text:style-name="P24">297 timesteps needed to evacuate building (fixed number of people: 50). Seed: 11111111 <text:s/>NumOfFloors: 8 NumOfStaircases: 2</text:p>
      <text:p text:style-name="P24">290 timesteps needed to evacuate building (fixed number of people: 50). Seed: 6790245 <text:s/>NumOfFloors: 8 NumOfStaircases: 2</text:p>
      <text:p text:style-name="P24">333 timesteps needed to evacuate building (fixed number of people: 50). Seed: 54543689 <text:s/>NumOfFloors: 9 NumOfStaircases: 2</text:p>
      <text:p text:style-name="P24">334 timesteps needed to evacuate building (fixed number of people: 50). Seed: 21928374 <text:s/>NumOfFloors: 9 NumOfStaircases: 2</text:p>
      <text:p text:style-name="P24">333 timesteps needed to evacuate building (fixed number of people: 50). Seed: 1 <text:s/>NumOfFloors: 9 NumOfStaircases: 2</text:p>
      <text:p text:style-name="P24">333 timesteps needed to evacuate building (fixed number of people: 50). Seed: 591848 <text:s/>NumOfFloors: 9 NumOfStaircases: 2</text:p>
      <text:p text:style-name="P24">338 timesteps needed to evacuate building (fixed number of people: 50). Seed: 11111111 <text:s/>NumOfFloors: 9 NumOfStaircases: 2</text:p>
      <text:p text:style-name="P24">331 timesteps needed to evacuate building (fixed number of people: 50). Seed: 6790245 <text:s/>NumOfFloors: 9 NumOfStaircases: 2</text:p>
      <text:p text:style-name="P24">363 timesteps needed to evacuate building (fixed number of people: 50). Seed: 54543689 <text:s/>NumOfFloors: 10 NumOfStaircases: 2</text:p>
      <text:p text:style-name="P24">364 timesteps needed to evacuate building (fixed number of people: 50). Seed: 21928374 <text:s/>NumOfFloors: 10 NumOfStaircases: 2</text:p>
      <text:p text:style-name="P24">363 timesteps needed to evacuate building (fixed number of people: 50). Seed: 1 <text:s/>NumOfFloors: 10 NumOfStaircases: 2</text:p>
      <text:p text:style-name="P24">363 timesteps needed to evacuate building (fixed number of people: 50). Seed: 591848 <text:s/>NumOfFloors: 10 NumOfStaircases: 2</text:p>
      <text:p text:style-name="P24">368 timesteps needed to evacuate building (fixed number of people: 50). Seed: 11111111 <text:s/>NumOfFloors: 10 NumOfStaircases: 2</text:p>
      <text:p text:style-name="P24">361 timesteps needed to evacuate building (fixed number of people: 50). Seed: 6790245 <text:s/>NumOfFloors: 10 NumOfStaircases: 2</text:p>
      <text:p text:style-name="P24">845 timesteps needed to evacuate building (fixed number of people: 50). Seed: 54543689 <text:s/>NumOfFloors: 25 NumOfStaircases: 2</text:p>
      <text:p text:style-name="P24">846 timesteps needed to evacuate building (fixed number of people: 50). Seed: 21928374 <text:s/>NumOfFloors: 25 NumOfStaircases: 2</text:p>
      <text:p text:style-name="P24">845 timesteps needed to evacuate building (fixed number of people: 50). Seed: 1 <text:s/>NumOfFloors: 25 NumOfStaircases: 2</text:p>
      <text:p text:style-name="P24">845 timesteps needed to evacuate building (fixed number of people: 50). Seed: 591848 <text:s/>NumOfFloors: 25 NumOfStaircases: 2</text:p>
      <text:p text:style-name="P24">850 timesteps needed to evacuate building (fixed number of people: 50). Seed: 11111111 <text:s/>NumOfFloors: 25 NumOfStaircases: 2</text:p>
      <text:p text:style-name="P24">843 timesteps needed to evacuate building (fixed number of people: 50). Seed: 6790245 <text:s/><text:soft-page-break/>NumOfFloors: 25 NumOfStaircases: 2</text:p>
      <text:p text:style-name="P24">1679 timesteps needed to evacuate building (fixed number of people: 50). Seed: 54543689 <text:s/>NumOfFloors: 50 NumOfStaircases: 2</text:p>
      <text:p text:style-name="P24">1679 timesteps needed to evacuate building (fixed number of people: 50). Seed: 21928374 <text:s/>NumOfFloors: 50 NumOfStaircases: 2</text:p>
      <text:p text:style-name="P24">1679 timesteps needed to evacuate building (fixed number of people: 50). Seed: 1 <text:s/>NumOfFloors: 50 NumOfStaircases: 2</text:p>
      <text:p text:style-name="P24">1679 timesteps needed to evacuate building (fixed number of people: 50). Seed: 591848 <text:s/>NumOfFloors: 50 NumOfStaircases: 2</text:p>
      <text:p text:style-name="P24">1684 timesteps needed to evacuate building (fixed number of people: 50). Seed: 11111111 <text:s/>NumOfFloors: 50 NumOfStaircases: 2</text:p>
      <text:p text:style-name="P24">1677 timesteps needed to evacuate building (fixed number of people: 50). Seed: 6790245 <text:s/>NumOfFloors: 50 NumOfStaircases: 2</text:p>
      <text:p text:style-name="P24">2498 timesteps needed to evacuate building (fixed number of people: 50). Seed: 54543689 <text:s/>NumOfFloors: 75 NumOfStaircases: 2</text:p>
      <text:p text:style-name="P24">2497 timesteps needed to evacuate building (fixed number of people: 50). Seed: 21928374 <text:s/>NumOfFloors: 75 NumOfStaircases: 2</text:p>
      <text:p text:style-name="P24">2498 timesteps needed to evacuate building (fixed number of people: 50). Seed: 1 <text:s/>NumOfFloors: 75 NumOfStaircases: 2</text:p>
      <text:p text:style-name="P24">2498 timesteps needed to evacuate building (fixed number of people: 50). Seed: 591848 <text:s/>NumOfFloors: 75 NumOfStaircases: 2</text:p>
      <text:p text:style-name="P24">2503 timesteps needed to evacuate building (fixed number of people: 50). Seed: 11111111 <text:s/>NumOfFloors: 75 NumOfStaircases: 2</text:p>
      <text:p text:style-name="P24">2496 timesteps needed to evacuate building (fixed number of people: 50). Seed: 6790245 <text:s/>NumOfFloors: 75 NumOfStaircases: 2</text:p>
      <text:p text:style-name="P24">3326 timesteps needed to evacuate building (fixed number of people: 50). Seed: 54543689 <text:s/>NumOfFloors: 100 NumOfStaircases: 2</text:p>
      <text:p text:style-name="P24">3325 timesteps needed to evacuate building (fixed number of people: 50). Seed: 21928374 <text:s/>NumOfFloors: 100 NumOfStaircases: 2</text:p>
      <text:p text:style-name="P24">3326 timesteps needed to evacuate building (fixed number of people: 50). Seed: 1 <text:s/>NumOfFloors: 100 NumOfStaircases: 2</text:p>
      <text:p text:style-name="P24">3326 timesteps needed to evacuate building (fixed number of people: 50). Seed: 591848 <text:s/>NumOfFloors: 100 NumOfStaircases: 2</text:p>
      <text:p text:style-name="P24">3331 timesteps needed to evacuate building (fixed number of people: 50). Seed: 11111111 <text:s/>NumOfFloors: 100 NumOfStaircases: 2</text:p>
      <text:p text:style-name="P24">3324 timesteps needed to evacuate building (fixed number of people: 50). Seed: 6790245 <text:s/>NumOfFloors: 100 NumOfStaircases: 2</text:p>
      <text:p text:style-name="P24">4998 timesteps needed to evacuate building (fixed number of people: 50). Seed: 54543689 <text:s/>NumOfFloors: 150 NumOfStaircases: 2</text:p>
      <text:p text:style-name="P24">4997 timesteps needed to evacuate building (fixed number of people: 50). Seed: 21928374 <text:s/>NumOfFloors: 150 NumOfStaircases: 2</text:p>
      <text:p text:style-name="P24">4998 timesteps needed to evacuate building (fixed number of people: 50). Seed: 1 <text:s/>NumOfFloors: 150 NumOfStaircases: 2</text:p>
      <text:p text:style-name="P24">4998 timesteps needed to evacuate building (fixed number of people: 50). Seed: 591848 <text:s/>NumOfFloors: 150 NumOfStaircases: 2</text:p>
      <text:p text:style-name="P24">5003 timesteps needed to evacuate building (fixed number of people: 50). Seed: 11111111 <text:s/>NumOfFloors: 150 NumOfStaircases: 2</text:p>
      <text:p text:style-name="P24">4996 timesteps needed to evacuate building (fixed number of people: 50). Seed: 6790245 <text:s/>NumOfFloors: 150 NumOfStaircases: 2</text:p>
      <text:p text:style-name="P24"><text:soft-page-break/>5471 timesteps needed to evacuate building (fixed number of people: 50). Seed: 54543689 <text:s/>NumOfFloors: 163 NumOfStaircases: 2</text:p>
      <text:p text:style-name="P24">5470 timesteps needed to evacuate building (fixed number of people: 50). Seed: 21928374 <text:s/>NumOfFloors: 163 NumOfStaircases: 2</text:p>
      <text:p text:style-name="P24">5471 timesteps needed to evacuate building (fixed number of people: 50). Seed: 1 <text:s/>NumOfFloors: 163 NumOfStaircases: 2</text:p>
      <text:p text:style-name="P24">5471 timesteps needed to evacuate building (fixed number of people: 50). Seed: 591848 <text:s/>NumOfFloors: 163 NumOfStaircases: 2</text:p>
      <text:p text:style-name="P24">5476 timesteps needed to evacuate building (fixed number of people: 50). Seed: 11111111 <text:s/>NumOfFloors: 163 NumOfStaircases: 2</text:p>
      <text:p text:style-name="P24">5469 timesteps needed to evacuate building (fixed number of people: 50). Seed: 6790245 <text:s/>NumOfFloors: 163 NumOfStaircases: 2</text:p>
      <text:p text:style-name="P10"/>
      <text:p text:style-name="P1"/>
      <text:p text:style-name="P1"/>
      <text:p text:style-name="P1"/>
      <text:p text:style-name="P24">30 timesteps needed to evacuate building (fixed number of people: 50). Seed: 54543689 <text:s/>NumOfFloors: 1 NumOfStaircases: 3</text:p>
      <text:p text:style-name="P24">36 timesteps needed to evacuate building (fixed number of people: 50). Seed: 21928374 <text:s/>NumOfFloors: 1 NumOfStaircases: 3</text:p>
      <text:p text:style-name="P24">29 timesteps needed to evacuate building (fixed number of people: 50). Seed: 1 <text:s/>NumOfFloors: 1 NumOfStaircases: 3</text:p>
      <text:p text:style-name="P24">31 timesteps needed to evacuate building (fixed number of people: 50). Seed: 591848 <text:s/>NumOfFloors: 1 NumOfStaircases: 3</text:p>
      <text:p text:style-name="P24">38 timesteps needed to evacuate building (fixed number of people: 50). Seed: 11111111 <text:s/>NumOfFloors: 1 NumOfStaircases: 3</text:p>
      <text:p text:style-name="P24">32 timesteps needed to evacuate building (fixed number of people: 50). Seed: 6790245 <text:s/>NumOfFloors: 1 NumOfStaircases: 3</text:p>
      <text:p text:style-name="P24"/>
      <text:p text:style-name="P24">/////////////////////////////</text:p>
      <text:p text:style-name="P24">51 timesteps needed to evacuate building (fixed number of people: 50). Seed: 54543689 <text:s/>NumOfFloors: 2 NumOfStaircases: 3</text:p>
      <text:p text:style-name="P24">54 timesteps needed to evacuate building (fixed number of people: 50). Seed: 21928374 <text:s/>NumOfFloors: 2 NumOfStaircases: 3</text:p>
      <text:p text:style-name="P24">49 timesteps needed to evacuate building (fixed number of people: 50). Seed: 1 <text:s/>NumOfFloors: 2 NumOfStaircases: 3</text:p>
      <text:p text:style-name="P24">51 timesteps needed to evacuate building (fixed number of people: 50). Seed: 591848 <text:s/>NumOfFloors: 2 NumOfStaircases: 3</text:p>
      <text:p text:style-name="P24">54 timesteps needed to evacuate building (fixed number of people: 50). Seed: 11111111 <text:s/>NumOfFloors: 2 NumOfStaircases: 3</text:p>
      <text:p text:style-name="P24">49 timesteps needed to evacuate building (fixed number of people: 50). Seed: 6790245 <text:s/>NumOfFloors: 2 NumOfStaircases: 3</text:p>
      <text:p text:style-name="P24"/>
      <text:p text:style-name="P24">/////////////////////////////</text:p>
      <text:p text:style-name="P24">77 timesteps needed to evacuate building (fixed number of people: 50). Seed: 54543689 <text:s/>NumOfFloors: 3 NumOfStaircases: 3</text:p>
      <text:p text:style-name="P24">79 timesteps needed to evacuate building (fixed number of people: 50). Seed: 21928374 <text:s/>NumOfFloors: 3 NumOfStaircases: 3</text:p>
      <text:p text:style-name="P24">77 timesteps needed to evacuate building (fixed number of people: 50). Seed: 1 <text:s/>NumOfFloors: 3 <text:soft-page-break/>NumOfStaircases: 3</text:p>
      <text:p text:style-name="P24">78 timesteps needed to evacuate building (fixed number of people: 50). Seed: 591848 <text:s/>NumOfFloors: 3 NumOfStaircases: 3</text:p>
      <text:p text:style-name="P24">82 timesteps needed to evacuate building (fixed number of people: 50). Seed: 11111111 <text:s/>NumOfFloors: 3 NumOfStaircases: 3</text:p>
      <text:p text:style-name="P24">75 timesteps needed to evacuate building (fixed number of people: 50). Seed: 6790245 <text:s/>NumOfFloors: 3 NumOfStaircases: 3</text:p>
      <text:p text:style-name="P24"/>
      <text:p text:style-name="P24">/////////////////////////////</text:p>
      <text:p text:style-name="P24">104 timesteps needed to evacuate building (fixed number of people: 50). Seed: 54543689 <text:s/>NumOfFloors: 4 NumOfStaircases: 3</text:p>
      <text:p text:style-name="P24">105 timesteps needed to evacuate building (fixed number of people: 50). Seed: 21928374 <text:s/>NumOfFloors: 4 NumOfStaircases: 3</text:p>
      <text:p text:style-name="P24">104 timesteps needed to evacuate building (fixed number of people: 50). Seed: 1 <text:s/>NumOfFloors: 4 NumOfStaircases: 3</text:p>
      <text:p text:style-name="P24">104 timesteps needed to evacuate building (fixed number of people: 50). Seed: 591848 <text:s/>NumOfFloors: 4 NumOfStaircases: 3</text:p>
      <text:p text:style-name="P24">109 timesteps needed to evacuate building (fixed number of people: 50). Seed: 11111111 <text:s/>NumOfFloors: 4 NumOfStaircases: 3</text:p>
      <text:p text:style-name="P24">102 timesteps needed to evacuate building (fixed number of people: 50). Seed: 6790245 <text:s/>NumOfFloors: 4 NumOfStaircases: 3</text:p>
      <text:p text:style-name="P24"/>
      <text:p text:style-name="P24">/////////////////////////////</text:p>
      <text:p text:style-name="P24">124 timesteps needed to evacuate building (fixed number of people: 50). Seed: 54543689 <text:s/>NumOfFloors: 5 NumOfStaircases: 3</text:p>
      <text:p text:style-name="P24">125 timesteps needed to evacuate building (fixed number of people: 50). Seed: 21928374 <text:s/>NumOfFloors: 5 NumOfStaircases: 3</text:p>
      <text:p text:style-name="P24">124 timesteps needed to evacuate building (fixed number of people: 50). Seed: 1 <text:s/>NumOfFloors: 5 NumOfStaircases: 3</text:p>
      <text:p text:style-name="P24">124 timesteps needed to evacuate building (fixed number of people: 50). Seed: 591848 <text:s/>NumOfFloors: 5 NumOfStaircases: 3</text:p>
      <text:p text:style-name="P24">129 timesteps needed to evacuate building (fixed number of people: 50). Seed: 11111111 <text:s/>NumOfFloors: 5 NumOfStaircases: 3</text:p>
      <text:p text:style-name="P24">122 timesteps needed to evacuate building (fixed number of people: 50). Seed: 6790245 <text:s/>NumOfFloors: 5 NumOfStaircases: 3</text:p>
      <text:p text:style-name="P24"/>
      <text:p text:style-name="P24">/////////////////////////////</text:p>
      <text:p text:style-name="P24">151 timesteps needed to evacuate building (fixed number of people: 50). Seed: 54543689 <text:s/>NumOfFloors: 6 NumOfStaircases: 3</text:p>
      <text:p text:style-name="P24">152 timesteps needed to evacuate building (fixed number of people: 50). Seed: 21928374 <text:s/>NumOfFloors: 6 NumOfStaircases: 3</text:p>
      <text:p text:style-name="P24">151 timesteps needed to evacuate building (fixed number of people: 50). Seed: 1 <text:s/>NumOfFloors: 6 NumOfStaircases: 3</text:p>
      <text:p text:style-name="P24">151 timesteps needed to evacuate building (fixed number of people: 50). Seed: 591848 <text:s/>NumOfFloors: 6 NumOfStaircases: 3</text:p>
      <text:p text:style-name="P24">156 timesteps needed to evacuate building (fixed number of people: 50). Seed: 11111111 <text:s/>NumOfFloors: 6 NumOfStaircases: 3</text:p>
      <text:p text:style-name="P24">149 timesteps needed to evacuate building (fixed number of people: 50). Seed: 6790245 <text:s/>NumOfFloors: 6 NumOfStaircases: 3</text:p>
      <text:p text:style-name="P24"><text:soft-page-break/></text:p>
      <text:p text:style-name="P24">/////////////////////////////</text:p>
      <text:p text:style-name="P24">176 timesteps needed to evacuate building (fixed number of people: 50). Seed: 54543689 <text:s/>NumOfFloors: 7 NumOfStaircases: 3</text:p>
      <text:p text:style-name="P24">177 timesteps needed to evacuate building (fixed number of people: 50). Seed: 21928374 <text:s/>NumOfFloors: 7 NumOfStaircases: 3</text:p>
      <text:p text:style-name="P24">176 timesteps needed to evacuate building (fixed number of people: 50). Seed: 1 <text:s/>NumOfFloors: 7 NumOfStaircases: 3</text:p>
      <text:p text:style-name="P24">176 timesteps needed to evacuate building (fixed number of people: 50). Seed: 591848 <text:s/>NumOfFloors: 7 NumOfStaircases: 3</text:p>
      <text:p text:style-name="P24">181 timesteps needed to evacuate building (fixed number of people: 50). Seed: 11111111 <text:s/>NumOfFloors: 7 NumOfStaircases: 3</text:p>
      <text:p text:style-name="P24">174 timesteps needed to evacuate building (fixed number of people: 50). Seed: 6790245 <text:s/>NumOfFloors: 7 NumOfStaircases: 3</text:p>
      <text:p text:style-name="P24"/>
      <text:p text:style-name="P24">/////////////////////////////</text:p>
      <text:p text:style-name="P24">198 timesteps needed to evacuate building (fixed number of people: 50). Seed: 54543689 <text:s/>NumOfFloors: 8 NumOfStaircases: 3</text:p>
      <text:p text:style-name="P24">199 timesteps needed to evacuate building (fixed number of people: 50). Seed: 21928374 <text:s/>NumOfFloors: 8 NumOfStaircases: 3</text:p>
      <text:p text:style-name="P24">198 timesteps needed to evacuate building (fixed number of people: 50). Seed: 1 <text:s/>NumOfFloors: 8 NumOfStaircases: 3</text:p>
      <text:p text:style-name="P24">198 timesteps needed to evacuate building (fixed number of people: 50). Seed: 591848 <text:s/>NumOfFloors: 8 NumOfStaircases: 3</text:p>
      <text:p text:style-name="P24">203 timesteps needed to evacuate building (fixed number of people: 50). Seed: 11111111 <text:s/>NumOfFloors: 8 NumOfStaircases: 3</text:p>
      <text:p text:style-name="P24">196 timesteps needed to evacuate building (fixed number of people: 50). Seed: 6790245 <text:s/>NumOfFloors: 8 NumOfStaircases: 3</text:p>
      <text:p text:style-name="P24"/>
      <text:p text:style-name="P24">/////////////////////////////</text:p>
      <text:p text:style-name="P24">225 timesteps needed to evacuate building (fixed number of people: 50). Seed: 54543689 <text:s/>NumOfFloors: 9 NumOfStaircases: 3</text:p>
      <text:p text:style-name="P24">226 timesteps needed to evacuate building (fixed number of people: 50). Seed: 21928374 <text:s/>NumOfFloors: 9 NumOfStaircases: 3</text:p>
      <text:p text:style-name="P24">225 timesteps needed to evacuate building (fixed number of people: 50). Seed: 1 <text:s/>NumOfFloors: 9 NumOfStaircases: 3</text:p>
      <text:p text:style-name="P24">225 timesteps needed to evacuate building (fixed number of people: 50). Seed: 591848 <text:s/>NumOfFloors: 9 NumOfStaircases: 3</text:p>
      <text:p text:style-name="P24">230 timesteps needed to evacuate building (fixed number of people: 50). Seed: 11111111 <text:s/>NumOfFloors: 9 NumOfStaircases: 3</text:p>
      <text:p text:style-name="P24">223 timesteps needed to evacuate building (fixed number of people: 50). Seed: 6790245 <text:s/>NumOfFloors: 9 NumOfStaircases: 3</text:p>
      <text:p text:style-name="P24"/>
      <text:p text:style-name="P24">/////////////////////////////</text:p>
      <text:p text:style-name="P24">245 timesteps needed to evacuate building (fixed number of people: 50). Seed: 54543689 <text:s/>NumOfFloors: 10 NumOfStaircases: 3</text:p>
      <text:p text:style-name="P24">246 timesteps needed to evacuate building (fixed number of people: 50). Seed: 21928374 <text:s/>NumOfFloors: 10 NumOfStaircases: 3</text:p>
      <text:p text:style-name="P24">245 timesteps needed to evacuate building (fixed number of people: 50). Seed: 1 <text:s/>NumOfFloors: 10 <text:soft-page-break/>NumOfStaircases: 3</text:p>
      <text:p text:style-name="P24">245 timesteps needed to evacuate building (fixed number of people: 50). Seed: 591848 <text:s/>NumOfFloors: 10 NumOfStaircases: 3</text:p>
      <text:p text:style-name="P24">250 timesteps needed to evacuate building (fixed number of people: 50). Seed: 11111111 <text:s/>NumOfFloors: 10 NumOfStaircases: 3</text:p>
      <text:p text:style-name="P24">243 timesteps needed to evacuate building (fixed number of people: 50). Seed: 6790245 <text:s/>NumOfFloors: 10 NumOfStaircases: 3</text:p>
      <text:p text:style-name="P24"/>
      <text:p text:style-name="P24">/////////////////////////////</text:p>
      <text:p text:style-name="P24">566 timesteps needed to evacuate building (fixed number of people: 50). Seed: 54543689 <text:s/>NumOfFloors: 25 NumOfStaircases: 3</text:p>
      <text:p text:style-name="P24">567 timesteps needed to evacuate building (fixed number of people: 50). Seed: 21928374 <text:s/>NumOfFloors: 25 NumOfStaircases: 3</text:p>
      <text:p text:style-name="P24">566 timesteps needed to evacuate building (fixed number of people: 50). Seed: 1 <text:s/>NumOfFloors: 25 NumOfStaircases: 3</text:p>
      <text:p text:style-name="P24">566 timesteps needed to evacuate building (fixed number of people: 50). Seed: 591848 <text:s/>NumOfFloors: 25 NumOfStaircases: 3</text:p>
      <text:p text:style-name="P24">571 timesteps needed to evacuate building (fixed number of people: 50). Seed: 11111111 <text:s/>NumOfFloors: 25 NumOfStaircases: 3</text:p>
      <text:p text:style-name="P24">564 timesteps needed to evacuate building (fixed number of people: 50). Seed: 6790245 <text:s/>NumOfFloors: 25 NumOfStaircases: 3</text:p>
      <text:p text:style-name="P24"/>
      <text:p text:style-name="P24">/////////////////////////////</text:p>
      <text:p text:style-name="P24">1123 timesteps needed to evacuate building (fixed number of people: 50). Seed: 54543689 <text:s/>NumOfFloors: 50 NumOfStaircases: 3</text:p>
      <text:p text:style-name="P24">1123 timesteps needed to evacuate building (fixed number of people: 50). Seed: 21928374 <text:s/>NumOfFloors: 50 NumOfStaircases: 3</text:p>
      <text:p text:style-name="P24">1123 timesteps needed to evacuate building (fixed number of people: 50). Seed: 1 <text:s/>NumOfFloors: 50 NumOfStaircases: 3</text:p>
      <text:p text:style-name="P24">1123 timesteps needed to evacuate building (fixed number of people: 50). Seed: 591848 <text:s/>NumOfFloors: 50 NumOfStaircases: 3</text:p>
      <text:p text:style-name="P24">1128 timesteps needed to evacuate building (fixed number of people: 50). Seed: 11111111 <text:s/>NumOfFloors: 50 NumOfStaircases: 3</text:p>
      <text:p text:style-name="P24">1121 timesteps needed to evacuate building (fixed number of people: 50). Seed: 6790245 <text:s/>NumOfFloors: 50 NumOfStaircases: 3</text:p>
      <text:p text:style-name="P24"/>
      <text:p text:style-name="P24">/////////////////////////////</text:p>
      <text:p text:style-name="P24">1669 timesteps needed to evacuate building (fixed number of people: 50). Seed: 54543689 <text:s/>NumOfFloors: 75 NumOfStaircases: 3</text:p>
      <text:p text:style-name="P24">1668 timesteps needed to evacuate building (fixed number of people: 50). Seed: 21928374 <text:s/>NumOfFloors: 75 NumOfStaircases: 3</text:p>
      <text:p text:style-name="P24">1669 timesteps needed to evacuate building (fixed number of people: 50). Seed: 1 <text:s/>NumOfFloors: 75 NumOfStaircases: 3</text:p>
      <text:p text:style-name="P24">1669 timesteps needed to evacuate building (fixed number of people: 50). Seed: 591848 <text:s/>NumOfFloors: 75 NumOfStaircases: 3</text:p>
      <text:p text:style-name="P24">1674 timesteps needed to evacuate building (fixed number of people: 50). Seed: 11111111 <text:s/>NumOfFloors: 75 NumOfStaircases: 3</text:p>
      <text:p text:style-name="P24">1667 timesteps needed to evacuate building (fixed number of people: 50). Seed: 6790245 <text:s/>NumOfFloors: 75 NumOfStaircases: 3</text:p>
      <text:p text:style-name="P24"><text:soft-page-break/></text:p>
      <text:p text:style-name="P24">/////////////////////////////</text:p>
      <text:p text:style-name="P24">2220 timesteps needed to evacuate building (fixed number of people: 50). Seed: 54543689 <text:s/>NumOfFloors: 100 NumOfStaircases: 3</text:p>
      <text:p text:style-name="P24">2219 timesteps needed to evacuate building (fixed number of people: 50). Seed: 21928374 <text:s/>NumOfFloors: 100 NumOfStaircases: 3</text:p>
      <text:p text:style-name="P24">2220 timesteps needed to evacuate building (fixed number of people: 50). Seed: 1 <text:s/>NumOfFloors: 100 NumOfStaircases: 3</text:p>
      <text:p text:style-name="P24">2220 timesteps needed to evacuate building (fixed number of people: 50). Seed: 591848 <text:s/>NumOfFloors: 100 NumOfStaircases: 3</text:p>
      <text:p text:style-name="P24">2225 timesteps needed to evacuate building (fixed number of people: 50). Seed: 11111111 <text:s/>NumOfFloors: 100 NumOfStaircases: 3</text:p>
      <text:p text:style-name="P24">2218 timesteps needed to evacuate building (fixed number of people: 50). Seed: 6790245 <text:s/>NumOfFloors: 100 NumOfStaircases: 3</text:p>
      <text:p text:style-name="P24"/>
      <text:p text:style-name="P24">/////////////////////////////</text:p>
      <text:p text:style-name="P24">3335 timesteps needed to evacuate building (fixed number of people: 50). Seed: 54543689 <text:s/>NumOfFloors: 150 NumOfStaircases: 3</text:p>
      <text:p text:style-name="P24">3334 timesteps needed to evacuate building (fixed number of people: 50). Seed: 21928374 <text:s/>NumOfFloors: 150 NumOfStaircases: 3</text:p>
      <text:p text:style-name="P24">3335 timesteps needed to evacuate building (fixed number of people: 50). Seed: 1 <text:s/>NumOfFloors: 150 NumOfStaircases: 3</text:p>
      <text:p text:style-name="P24">3335 timesteps needed to evacuate building (fixed number of people: 50). Seed: 591848 <text:s/>NumOfFloors: 150 NumOfStaircases: 3</text:p>
      <text:p text:style-name="P24">3340 timesteps needed to evacuate building (fixed number of people: 50). Seed: 11111111 <text:s/>NumOfFloors: 150 NumOfStaircases: 3</text:p>
      <text:p text:style-name="P24">3333 timesteps needed to evacuate building (fixed number of people: 50). Seed: 6790245 <text:s/>NumOfFloors: 150 NumOfStaircases: 3</text:p>
      <text:p text:style-name="P24"/>
      <text:p text:style-name="P24">/////////////////////////////</text:p>
      <text:p text:style-name="P24">3650 timesteps needed to evacuate building (fixed number of people: 50). Seed: 54543689 <text:s/>NumOfFloors: 163 NumOfStaircases: 3</text:p>
      <text:p text:style-name="P24">3649 timesteps needed to evacuate building (fixed number of people: 50). Seed: 21928374 <text:s/>NumOfFloors: 163 NumOfStaircases: 3</text:p>
      <text:p text:style-name="P24">3650 timesteps needed to evacuate building (fixed number of people: 50). Seed: 1 <text:s/>NumOfFloors: 163 NumOfStaircases: 3</text:p>
      <text:p text:style-name="P24">3650 timesteps needed to evacuate building (fixed number of people: 50). Seed: 591848 <text:s/>NumOfFloors: 163 NumOfStaircases: 3</text:p>
      <text:p text:style-name="P24">3655 timesteps needed to evacuate building (fixed number of people: 50). Seed: 11111111 <text:s/>NumOfFloors: 163 NumOfStaircases: 3</text:p>
      <text:p text:style-name="P24">3648 timesteps needed to evacuate building (fixed number of people: 50). Seed: 6790245 <text:s/>NumOfFloors: 163 NumOfStaircases: 3</text:p>
      <text:p text:style-name="P24"/>
      <text:p text:style-name="P24">/////////////////////////////</text:p>
      <text:p text:style-name="P24"/>
      <text:p text:style-name="P25">23 timesteps needed to evacuate building (fixed number of people: 50). Seed: 54543689 <text:s/>NumOfFloors: 1 NumOfStaircases: 5</text:p>
      <text:p text:style-name="P25">26 timesteps needed to evacuate building (fixed number of people: 50). Seed: 21928374 <text:s/>NumOfFloors: 1 NumOfStaircases: 5</text:p>
      <text:p text:style-name="P25"><text:soft-page-break/>20 timesteps needed to evacuate building (fixed number of people: 50). Seed: 1 <text:s/>NumOfFloors: 1 NumOfStaircases: 5</text:p>
      <text:p text:style-name="P25">23 timesteps needed to evacuate building (fixed number of people: 50). Seed: 591848 <text:s/>NumOfFloors: 1 NumOfStaircases: 5</text:p>
      <text:p text:style-name="P25">27 timesteps needed to evacuate building (fixed number of people: 50). Seed: 11111111 <text:s/>NumOfFloors: 1 NumOfStaircases: 5</text:p>
      <text:p text:style-name="P25">24 timesteps needed to evacuate building (fixed number of people: 50). Seed: 6790245 <text:s/>NumOfFloors: 1 NumOfStaircases: 5</text:p>
      <text:p text:style-name="P25"/>
      <text:p text:style-name="P25">/////////////////////////////</text:p>
      <text:p text:style-name="P25">35 timesteps needed to evacuate building (fixed number of people: 50). Seed: 54543689 <text:s/>NumOfFloors: 2 NumOfStaircases: 5</text:p>
      <text:p text:style-name="P25">38 timesteps needed to evacuate building (fixed number of people: 50). Seed: 21928374 <text:s/>NumOfFloors: 2 NumOfStaircases: 5</text:p>
      <text:p text:style-name="P25">33 timesteps needed to evacuate building (fixed number of people: 50). Seed: 1 <text:s/>NumOfFloors: 2 NumOfStaircases: 5</text:p>
      <text:p text:style-name="P25">35 timesteps needed to evacuate building (fixed number of people: 50). Seed: 591848 <text:s/>NumOfFloors: 2 NumOfStaircases: 5</text:p>
      <text:p text:style-name="P25">39 timesteps needed to evacuate building (fixed number of people: 50). Seed: 11111111 <text:s/>NumOfFloors: 2 NumOfStaircases: 5</text:p>
      <text:p text:style-name="P25">33 timesteps needed to evacuate building (fixed number of people: 50). Seed: 6790245 <text:s/>NumOfFloors: 2 NumOfStaircases: 5</text:p>
      <text:p text:style-name="P25"/>
      <text:p text:style-name="P25">/////////////////////////////</text:p>
      <text:p text:style-name="P25">50 timesteps needed to evacuate building (fixed number of people: 50). Seed: 54543689 <text:s/>NumOfFloors: 3 NumOfStaircases: 5</text:p>
      <text:p text:style-name="P25">52 timesteps needed to evacuate building (fixed number of people: 50). Seed: 21928374 <text:s/>NumOfFloors: 3 NumOfStaircases: 5</text:p>
      <text:p text:style-name="P25">50 timesteps needed to evacuate building (fixed number of people: 50). Seed: 1 <text:s/>NumOfFloors: 3 NumOfStaircases: 5</text:p>
      <text:p text:style-name="P25">51 timesteps needed to evacuate building (fixed number of people: 50). Seed: 591848 <text:s/>NumOfFloors: 3 NumOfStaircases: 5</text:p>
      <text:p text:style-name="P25">55 timesteps needed to evacuate building (fixed number of people: 50). Seed: 11111111 <text:s/>NumOfFloors: 3 NumOfStaircases: 5</text:p>
      <text:p text:style-name="P25">48 timesteps needed to evacuate building (fixed number of people: 50). Seed: 6790245 <text:s/>NumOfFloors: 3 NumOfStaircases: 5</text:p>
      <text:p text:style-name="P25"/>
      <text:p text:style-name="P25">/////////////////////////////</text:p>
      <text:p text:style-name="P25">66 timesteps needed to evacuate building (fixed number of people: 50). Seed: 54543689 <text:s/>NumOfFloors: 4 NumOfStaircases: 5</text:p>
      <text:p text:style-name="P25">67 timesteps needed to evacuate building (fixed number of people: 50). Seed: 21928374 <text:s/>NumOfFloors: 4 NumOfStaircases: 5</text:p>
      <text:p text:style-name="P25">66 timesteps needed to evacuate building (fixed number of people: 50). Seed: 1 <text:s/>NumOfFloors: 4 NumOfStaircases: 5</text:p>
      <text:p text:style-name="P25">66 timesteps needed to evacuate building (fixed number of people: 50). Seed: 591848 <text:s/>NumOfFloors: 4 NumOfStaircases: 5</text:p>
      <text:p text:style-name="P25">71 timesteps needed to evacuate building (fixed number of people: 50). Seed: 11111111 <text:s/>NumOfFloors: 4 NumOfStaircases: 5</text:p>
      <text:p text:style-name="P25">64 timesteps needed to evacuate building (fixed number of people: 50). Seed: 6790245 <text:s/>NumOfFloors: <text:soft-page-break/>4 NumOfStaircases: 5</text:p>
      <text:p text:style-name="P25"/>
      <text:p text:style-name="P25">/////////////////////////////</text:p>
      <text:p text:style-name="P25">78 timesteps needed to evacuate building (fixed number of people: 50). Seed: 54543689 <text:s/>NumOfFloors: 5 NumOfStaircases: 5</text:p>
      <text:p text:style-name="P25">79 timesteps needed to evacuate building (fixed number of people: 50). Seed: 21928374 <text:s/>NumOfFloors: 5 NumOfStaircases: 5</text:p>
      <text:p text:style-name="P25">78 timesteps needed to evacuate building (fixed number of people: 50). Seed: 1 <text:s/>NumOfFloors: 5 NumOfStaircases: 5</text:p>
      <text:p text:style-name="P25">78 timesteps needed to evacuate building (fixed number of people: 50). Seed: 591848 <text:s/>NumOfFloors: 5 NumOfStaircases: 5</text:p>
      <text:p text:style-name="P25">83 timesteps needed to evacuate building (fixed number of people: 50). Seed: 11111111 <text:s/>NumOfFloors: 5 NumOfStaircases: 5</text:p>
      <text:p text:style-name="P25">76 timesteps needed to evacuate building (fixed number of people: 50). Seed: 6790245 <text:s/>NumOfFloors: 5 NumOfStaircases: 5</text:p>
      <text:p text:style-name="P25"/>
      <text:p text:style-name="P25">/////////////////////////////</text:p>
      <text:p text:style-name="P25">94 timesteps needed to evacuate building (fixed number of people: 50). Seed: 54543689 <text:s/>NumOfFloors: 6 NumOfStaircases: 5</text:p>
      <text:p text:style-name="P25">95 timesteps needed to evacuate building (fixed number of people: 50). Seed: 21928374 <text:s/>NumOfFloors: 6 NumOfStaircases: 5</text:p>
      <text:p text:style-name="P25">94 timesteps needed to evacuate building (fixed number of people: 50). Seed: 1 <text:s/>NumOfFloors: 6 NumOfStaircases: 5</text:p>
      <text:p text:style-name="P25">94 timesteps needed to evacuate building (fixed number of people: 50). Seed: 591848 <text:s/>NumOfFloors: 6 NumOfStaircases: 5</text:p>
      <text:p text:style-name="P25">99 timesteps needed to evacuate building (fixed number of people: 50). Seed: 11111111 <text:s/>NumOfFloors: 6 NumOfStaircases: 5</text:p>
      <text:p text:style-name="P25">92 timesteps needed to evacuate building (fixed number of people: 50). Seed: 6790245 <text:s/>NumOfFloors: 6 NumOfStaircases: 5</text:p>
      <text:p text:style-name="P25"/>
      <text:p text:style-name="P25">/////////////////////////////</text:p>
      <text:p text:style-name="P25">109 timesteps needed to evacuate building (fixed number of people: 50). Seed: 54543689 <text:s/>NumOfFloors: 7 NumOfStaircases: 5</text:p>
      <text:p text:style-name="P25">110 timesteps needed to evacuate building (fixed number of people: 50). Seed: 21928374 <text:s/>NumOfFloors: 7 NumOfStaircases: 5</text:p>
      <text:p text:style-name="P25">109 timesteps needed to evacuate building (fixed number of people: 50). Seed: 1 <text:s/>NumOfFloors: 7 NumOfStaircases: 5</text:p>
      <text:p text:style-name="P25">109 timesteps needed to evacuate building (fixed number of people: 50). Seed: 591848 <text:s/>NumOfFloors: 7 NumOfStaircases: 5</text:p>
      <text:p text:style-name="P25">114 timesteps needed to evacuate building (fixed number of people: 50). Seed: 11111111 <text:s/>NumOfFloors: 7 NumOfStaircases: 5</text:p>
      <text:p text:style-name="P25">107 timesteps needed to evacuate building (fixed number of people: 50). Seed: 6790245 <text:s/>NumOfFloors: 7 NumOfStaircases: 5</text:p>
      <text:p text:style-name="P25"/>
      <text:p text:style-name="P25">/////////////////////////////</text:p>
      <text:p text:style-name="P25">122 timesteps needed to evacuate building (fixed number of people: 50). Seed: 54543689 <text:s/>NumOfFloors: 8 NumOfStaircases: 5</text:p>
      <text:p text:style-name="P25">123 timesteps needed to evacuate building (fixed number of people: 50). Seed: 21928374 <text:s/>NumOfFloors: 8 NumOfStaircases: 5</text:p>
      <text:p text:style-name="P25"><text:soft-page-break/>122 timesteps needed to evacuate building (fixed number of people: 50). Seed: 1 <text:s/>NumOfFloors: 8 NumOfStaircases: 5</text:p>
      <text:p text:style-name="P25">122 timesteps needed to evacuate building (fixed number of people: 50). Seed: 591848 <text:s/>NumOfFloors: 8 NumOfStaircases: 5</text:p>
      <text:p text:style-name="P25">127 timesteps needed to evacuate building (fixed number of people: 50). Seed: 11111111 <text:s/>NumOfFloors: 8 NumOfStaircases: 5</text:p>
      <text:p text:style-name="P25">120 timesteps needed to evacuate building (fixed number of people: 50). Seed: 6790245 <text:s/>NumOfFloors: 8 NumOfStaircases: 5</text:p>
      <text:p text:style-name="P25"/>
      <text:p text:style-name="P25">/////////////////////////////</text:p>
      <text:p text:style-name="P25">139 timesteps needed to evacuate building (fixed number of people: 50). Seed: 54543689 <text:s/>NumOfFloors: 9 NumOfStaircases: 5</text:p>
      <text:p text:style-name="P25">140 timesteps needed to evacuate building (fixed number of people: 50). Seed: 21928374 <text:s/>NumOfFloors: 9 NumOfStaircases: 5</text:p>
      <text:p text:style-name="P25">139 timesteps needed to evacuate building (fixed number of people: 50). Seed: 1 <text:s/>NumOfFloors: 9 NumOfStaircases: 5</text:p>
      <text:p text:style-name="P25">139 timesteps needed to evacuate building (fixed number of people: 50). Seed: 591848 <text:s/>NumOfFloors: 9 NumOfStaircases: 5</text:p>
      <text:p text:style-name="P25">144 timesteps needed to evacuate building (fixed number of people: 50). Seed: 11111111 <text:s/>NumOfFloors: 9 NumOfStaircases: 5</text:p>
      <text:p text:style-name="P25">137 timesteps needed to evacuate building (fixed number of people: 50). Seed: 6790245 <text:s/>NumOfFloors: 9 NumOfStaircases: 5</text:p>
      <text:p text:style-name="P25"/>
      <text:p text:style-name="P25">/////////////////////////////</text:p>
      <text:p text:style-name="P25">151 timesteps needed to evacuate building (fixed number of people: 50). Seed: 54543689 <text:s/>NumOfFloors: 10 NumOfStaircases: 5</text:p>
      <text:p text:style-name="P25">152 timesteps needed to evacuate building (fixed number of people: 50). Seed: 21928374 <text:s/>NumOfFloors: 10 NumOfStaircases: 5</text:p>
      <text:p text:style-name="P25">151 timesteps needed to evacuate building (fixed number of people: 50). Seed: 1 <text:s/>NumOfFloors: 10 NumOfStaircases: 5</text:p>
      <text:p text:style-name="P25">151 timesteps needed to evacuate building (fixed number of people: 50). Seed: 591848 <text:s/>NumOfFloors: 10 NumOfStaircases: 5</text:p>
      <text:p text:style-name="P25">156 timesteps needed to evacuate building (fixed number of people: 50). Seed: 11111111 <text:s/>NumOfFloors: 10 NumOfStaircases: 5</text:p>
      <text:p text:style-name="P25">149 timesteps needed to evacuate building (fixed number of people: 50). Seed: 6790245 <text:s/>NumOfFloors: 10 NumOfStaircases: 5</text:p>
      <text:p text:style-name="P25"/>
      <text:p text:style-name="P25">/////////////////////////////</text:p>
      <text:p text:style-name="P25">344 timesteps needed to evacuate building (fixed number of people: 50). Seed: 54543689 <text:s/>NumOfFloors: 25 NumOfStaircases: 5</text:p>
      <text:p text:style-name="P25">345 timesteps needed to evacuate building (fixed number of people: 50). Seed: 21928374 <text:s/>NumOfFloors: 25 NumOfStaircases: 5</text:p>
      <text:p text:style-name="P25">344 timesteps needed to evacuate building (fixed number of people: 50). Seed: 1 <text:s/>NumOfFloors: 25 NumOfStaircases: 5</text:p>
      <text:p text:style-name="P25">344 timesteps needed to evacuate building (fixed number of people: 50). Seed: 591848 <text:s/>NumOfFloors: 25 NumOfStaircases: 5</text:p>
      <text:p text:style-name="P25">349 timesteps needed to evacuate building (fixed number of people: 50). Seed: 11111111 <text:s/>NumOfFloors: 25 NumOfStaircases: 5</text:p>
      <text:p text:style-name="P25">342 timesteps needed to evacuate building (fixed number of people: 50). Seed: 6790245 <text:s/><text:soft-page-break/>NumOfFloors: 25 NumOfStaircases: 5</text:p>
      <text:p text:style-name="P25"/>
      <text:p text:style-name="P25">/////////////////////////////</text:p>
      <text:p text:style-name="P25">677 timesteps needed to evacuate building (fixed number of people: 50). Seed: 54543689 <text:s/>NumOfFloors: 50 NumOfStaircases: 5</text:p>
      <text:p text:style-name="P25">677 timesteps needed to evacuate building (fixed number of people: 50). Seed: 21928374 <text:s/>NumOfFloors: 50 NumOfStaircases: 5</text:p>
      <text:p text:style-name="P25">677 timesteps needed to evacuate building (fixed number of people: 50). Seed: 1 <text:s/>NumOfFloors: 50 NumOfStaircases: 5</text:p>
      <text:p text:style-name="P25">677 timesteps needed to evacuate building (fixed number of people: 50). Seed: 591848 <text:s/>NumOfFloors: 50 NumOfStaircases: 5</text:p>
      <text:p text:style-name="P25">682 timesteps needed to evacuate building (fixed number of people: 50). Seed: 11111111 <text:s/>NumOfFloors: 50 NumOfStaircases: 5</text:p>
      <text:p text:style-name="P25">675 timesteps needed to evacuate building (fixed number of people: 50). Seed: 6790245 <text:s/>NumOfFloors: 50 NumOfStaircases: 5</text:p>
      <text:p text:style-name="P25"/>
      <text:p text:style-name="P25">/////////////////////////////</text:p>
      <text:p text:style-name="P25">1005 timesteps needed to evacuate building (fixed number of people: 50). Seed: 54543689 <text:s/>NumOfFloors: 75 NumOfStaircases: 5</text:p>
      <text:p text:style-name="P25">1004 timesteps needed to evacuate building (fixed number of people: 50). Seed: 21928374 <text:s/>NumOfFloors: 75 NumOfStaircases: 5</text:p>
      <text:p text:style-name="P25">1005 timesteps needed to evacuate building (fixed number of people: 50). Seed: 1 <text:s/>NumOfFloors: 75 NumOfStaircases: 5</text:p>
      <text:p text:style-name="P25">1005 timesteps needed to evacuate building (fixed number of people: 50). Seed: 591848 <text:s/>NumOfFloors: 75 NumOfStaircases: 5</text:p>
      <text:p text:style-name="P25">1010 timesteps needed to evacuate building (fixed number of people: 50). Seed: 11111111 <text:s/>NumOfFloors: 75 NumOfStaircases: 5</text:p>
      <text:p text:style-name="P25">1003 timesteps needed to evacuate building (fixed number of people: 50). Seed: 6790245 <text:s/>NumOfFloors: 75 NumOfStaircases: 5</text:p>
      <text:p text:style-name="P25"/>
      <text:p text:style-name="P25">/////////////////////////////</text:p>
      <text:p text:style-name="P25">1336 timesteps needed to evacuate building (fixed number of people: 50). Seed: 54543689 <text:s/>NumOfFloors: 100 NumOfStaircases: 5</text:p>
      <text:p text:style-name="P25">1335 timesteps needed to evacuate building (fixed number of people: 50). Seed: 21928374 <text:s/>NumOfFloors: 100 NumOfStaircases: 5</text:p>
      <text:p text:style-name="P25">1336 timesteps needed to evacuate building (fixed number of people: 50). Seed: 1 <text:s/>NumOfFloors: 100 NumOfStaircases: 5</text:p>
      <text:p text:style-name="P25">1336 timesteps needed to evacuate building (fixed number of people: 50). Seed: 591848 <text:s/>NumOfFloors: 100 NumOfStaircases: 5</text:p>
      <text:p text:style-name="P25">1341 timesteps needed to evacuate building (fixed number of people: 50). Seed: 11111111 <text:s/>NumOfFloors: 100 NumOfStaircases: 5</text:p>
      <text:p text:style-name="P25">1334 timesteps needed to evacuate building (fixed number of people: 50). Seed: 6790245 <text:s/>NumOfFloors: 100 NumOfStaircases: 5</text:p>
      <text:p text:style-name="P25"/>
      <text:p text:style-name="P25">/////////////////////////////</text:p>
      <text:p text:style-name="P25">2005 timesteps needed to evacuate building (fixed number of people: 50). Seed: 54543689 <text:s/>NumOfFloors: 150 NumOfStaircases: 5</text:p>
      <text:p text:style-name="P25">2004 timesteps needed to evacuate building (fixed number of people: 50). Seed: 21928374 <text:s/>NumOfFloors: 150 NumOfStaircases: 5</text:p>
      <text:p text:style-name="P25"><text:soft-page-break/>2005 timesteps needed to evacuate building (fixed number of people: 50). Seed: 1 <text:s/>NumOfFloors: 150 NumOfStaircases: 5</text:p>
      <text:p text:style-name="P25">2005 timesteps needed to evacuate building (fixed number of people: 50). Seed: 591848 <text:s/>NumOfFloors: 150 NumOfStaircases: 5</text:p>
      <text:p text:style-name="P25">2010 timesteps needed to evacuate building (fixed number of people: 50). Seed: 11111111 <text:s/>NumOfFloors: 150 NumOfStaircases: 5</text:p>
      <text:p text:style-name="P25">2003 timesteps needed to evacuate building (fixed number of people: 50). Seed: 6790245 <text:s/>NumOfFloors: 150 NumOfStaircases: 5</text:p>
      <text:p text:style-name="P25"/>
      <text:p text:style-name="P25">/////////////////////////////</text:p>
      <text:p text:style-name="P25">2194 timesteps needed to evacuate building (fixed number of people: 50). Seed: 54543689 <text:s/>NumOfFloors: 163 NumOfStaircases: 5</text:p>
      <text:p text:style-name="P25">2193 timesteps needed to evacuate building (fixed number of people: 50). Seed: 21928374 <text:s/>NumOfFloors: 163 NumOfStaircases: 5</text:p>
      <text:p text:style-name="P25">2194 timesteps needed to evacuate building (fixed number of people: 50). Seed: 1 <text:s/>NumOfFloors: 163 NumOfStaircases: 5</text:p>
      <text:p text:style-name="P25">2194 timesteps needed to evacuate building (fixed number of people: 50). Seed: 591848 <text:s/>NumOfFloors: 163 NumOfStaircases: 5</text:p>
      <text:p text:style-name="P25">2199 timesteps needed to evacuate building (fixed number of people: 50). Seed: 11111111 <text:s/>NumOfFloors: 163 NumOfStaircases: 5</text:p>
      <text:p text:style-name="P25">2192 timesteps needed to evacuate building (fixed number of people: 50). Seed: 6790245 <text:s/>NumOfFloors: 163 NumOfStaircases: 5</text:p>
      <text:p text:style-name="P25"/>
      <text:p text:style-name="P25">/////////////////////////////</text:p>
      <text:p text:style-name="P25"/>
      <text:p text:style-name="P25"/>
      <text:p text:style-name="P25"/>
      <text:p text:style-name="P25"/>
      <text:p text:style-name="P26">15 timesteps needed to evacuate building (fixed number of people: 50). Seed: 54543689 <text:s/>NumOfFloors: 1 NumOfStaircases: 10</text:p>
      <text:p text:style-name="P26">19 timesteps needed to evacuate building (fixed number of people: 50). Seed: 21928374 <text:s/>NumOfFloors: 1 NumOfStaircases: 10</text:p>
      <text:p text:style-name="P26">13 timesteps needed to evacuate building (fixed number of people: 50). Seed: 1 <text:s/>NumOfFloors: 1 NumOfStaircases: 10</text:p>
      <text:p text:style-name="P26">18 timesteps needed to evacuate building (fixed number of people: 50). Seed: 591848 <text:s/>NumOfFloors: 1 NumOfStaircases: 10</text:p>
      <text:p text:style-name="P26">21 timesteps needed to evacuate building (fixed number of people: 50). Seed: 11111111 <text:s/>NumOfFloors: 1 NumOfStaircases: 10</text:p>
      <text:p text:style-name="P26">16 timesteps needed to evacuate building (fixed number of people: 50). Seed: 6790245 <text:s/>NumOfFloors: 1 NumOfStaircases: 10</text:p>
      <text:p text:style-name="P26"/>
      <text:p text:style-name="P26">/////////////////////////////</text:p>
      <text:p text:style-name="P26">23 timesteps needed to evacuate building (fixed number of people: 50). Seed: 54543689 <text:s/>NumOfFloors: 2 NumOfStaircases: 10</text:p>
      <text:p text:style-name="P26">26 timesteps needed to evacuate building (fixed number of people: 50). Seed: 21928374 <text:s/>NumOfFloors: 2 NumOfStaircases: 10</text:p>
      <text:p text:style-name="P26">21 timesteps needed to evacuate building (fixed number of people: 50). Seed: 1 <text:s/>NumOfFloors: 2 NumOfStaircases: 10</text:p>
      <text:p text:style-name="P26">23 timesteps needed to evacuate building (fixed number of people: 50). Seed: 591848 <text:s/>NumOfFloors: 2 <text:soft-page-break/>NumOfStaircases: 10</text:p>
      <text:p text:style-name="P26">26 timesteps needed to evacuate building (fixed number of people: 50). Seed: 11111111 <text:s/>NumOfFloors: 2 NumOfStaircases: 10</text:p>
      <text:p text:style-name="P26">21 timesteps needed to evacuate building (fixed number of people: 50). Seed: 6790245 <text:s/>NumOfFloors: 2 NumOfStaircases: 10</text:p>
      <text:p text:style-name="P26"/>
      <text:p text:style-name="P26">/////////////////////////////</text:p>
      <text:p text:style-name="P26">30 timesteps needed to evacuate building (fixed number of people: 50). Seed: 54543689 <text:s/>NumOfFloors: 3 NumOfStaircases: 10</text:p>
      <text:p text:style-name="P26">32 timesteps needed to evacuate building (fixed number of people: 50). Seed: 21928374 <text:s/>NumOfFloors: 3 NumOfStaircases: 10</text:p>
      <text:p text:style-name="P26">30 timesteps needed to evacuate building (fixed number of people: 50). Seed: 1 <text:s/>NumOfFloors: 3 NumOfStaircases: 10</text:p>
      <text:p text:style-name="P26">31 timesteps needed to evacuate building (fixed number of people: 50). Seed: 591848 <text:s/>NumOfFloors: 3 NumOfStaircases: 10</text:p>
      <text:p text:style-name="P26">35 timesteps needed to evacuate building (fixed number of people: 50). Seed: 11111111 <text:s/>NumOfFloors: 3 NumOfStaircases: 10</text:p>
      <text:p text:style-name="P26">28 timesteps needed to evacuate building (fixed number of people: 50). Seed: 6790245 <text:s/>NumOfFloors: 3 NumOfStaircases: 10</text:p>
      <text:p text:style-name="P26"/>
      <text:p text:style-name="P26">/////////////////////////////</text:p>
      <text:p text:style-name="P26">38 timesteps needed to evacuate building (fixed number of people: 50). Seed: 54543689 <text:s/>NumOfFloors: 4 NumOfStaircases: 10</text:p>
      <text:p text:style-name="P26">39 timesteps needed to evacuate building (fixed number of people: 50). Seed: 21928374 <text:s/>NumOfFloors: 4 NumOfStaircases: 10</text:p>
      <text:p text:style-name="P26">38 timesteps needed to evacuate building (fixed number of people: 50). Seed: 1 <text:s/>NumOfFloors: 4 NumOfStaircases: 10</text:p>
      <text:p text:style-name="P26">38 timesteps needed to evacuate building (fixed number of people: 50). Seed: 591848 <text:s/>NumOfFloors: 4 NumOfStaircases: 10</text:p>
      <text:p text:style-name="P26">43 timesteps needed to evacuate building (fixed number of people: 50). Seed: 11111111 <text:s/>NumOfFloors: 4 NumOfStaircases: 10</text:p>
      <text:p text:style-name="P26">36 timesteps needed to evacuate building (fixed number of people: 50). Seed: 6790245 <text:s/>NumOfFloors: 4 NumOfStaircases: 10</text:p>
      <text:p text:style-name="P26"/>
      <text:p text:style-name="P26">/////////////////////////////</text:p>
      <text:p text:style-name="P26">44 timesteps needed to evacuate building (fixed number of people: 50). Seed: 54543689 <text:s/>NumOfFloors: 5 NumOfStaircases: 10</text:p>
      <text:p text:style-name="P26">45 timesteps needed to evacuate building (fixed number of people: 50). Seed: 21928374 <text:s/>NumOfFloors: 5 NumOfStaircases: 10</text:p>
      <text:p text:style-name="P26">44 timesteps needed to evacuate building (fixed number of people: 50). Seed: 1 <text:s/>NumOfFloors: 5 NumOfStaircases: 10</text:p>
      <text:p text:style-name="P26">44 timesteps needed to evacuate building (fixed number of people: 50). Seed: 591848 <text:s/>NumOfFloors: 5 NumOfStaircases: 10</text:p>
      <text:p text:style-name="P26">49 timesteps needed to evacuate building (fixed number of people: 50). Seed: 11111111 <text:s/>NumOfFloors: 5 NumOfStaircases: 10</text:p>
      <text:p text:style-name="P26">42 timesteps needed to evacuate building (fixed number of people: 50). Seed: 6790245 <text:s/>NumOfFloors: 5 NumOfStaircases: 10</text:p>
      <text:p text:style-name="P26"/>
      <text:p text:style-name="P26">/////////////////////////////</text:p>
      <text:p text:style-name="P26"><text:soft-page-break/>52 timesteps needed to evacuate building (fixed number of people: 50). Seed: 54543689 <text:s/>NumOfFloors: 6 NumOfStaircases: 10</text:p>
      <text:p text:style-name="P26">53 timesteps needed to evacuate building (fixed number of people: 50). Seed: 21928374 <text:s/>NumOfFloors: 6 NumOfStaircases: 10</text:p>
      <text:p text:style-name="P26">52 timesteps needed to evacuate building (fixed number of people: 50). Seed: 1 <text:s/>NumOfFloors: 6 NumOfStaircases: 10</text:p>
      <text:p text:style-name="P26">52 timesteps needed to evacuate building (fixed number of people: 50). Seed: 591848 <text:s/>NumOfFloors: 6 NumOfStaircases: 10</text:p>
      <text:p text:style-name="P26">57 timesteps needed to evacuate building (fixed number of people: 50). Seed: 11111111 <text:s/>NumOfFloors: 6 NumOfStaircases: 10</text:p>
      <text:p text:style-name="P26">50 timesteps needed to evacuate building (fixed number of people: 50). Seed: 6790245 <text:s/>NumOfFloors: 6 NumOfStaircases: 10</text:p>
      <text:p text:style-name="P26"/>
      <text:p text:style-name="P26">/////////////////////////////</text:p>
      <text:p text:style-name="P26">59 timesteps needed to evacuate building (fixed number of people: 50). Seed: 54543689 <text:s/>NumOfFloors: 7 NumOfStaircases: 10</text:p>
      <text:p text:style-name="P26">60 timesteps needed to evacuate building (fixed number of people: 50). Seed: 21928374 <text:s/>NumOfFloors: 7 NumOfStaircases: 10</text:p>
      <text:p text:style-name="P26">59 timesteps needed to evacuate building (fixed number of people: 50). Seed: 1 <text:s/>NumOfFloors: 7 NumOfStaircases: 10</text:p>
      <text:p text:style-name="P26">59 timesteps needed to evacuate building (fixed number of people: 50). Seed: 591848 <text:s/>NumOfFloors: 7 NumOfStaircases: 10</text:p>
      <text:p text:style-name="P26">64 timesteps needed to evacuate building (fixed number of people: 50). Seed: 11111111 <text:s/>NumOfFloors: 7 NumOfStaircases: 10</text:p>
      <text:p text:style-name="P26">57 timesteps needed to evacuate building (fixed number of people: 50). Seed: 6790245 <text:s/>NumOfFloors: 7 NumOfStaircases: 10</text:p>
      <text:p text:style-name="P26"/>
      <text:p text:style-name="P26">/////////////////////////////</text:p>
      <text:p text:style-name="P26">66 timesteps needed to evacuate building (fixed number of people: 50). Seed: 54543689 <text:s/>NumOfFloors: 8 NumOfStaircases: 10</text:p>
      <text:p text:style-name="P26">67 timesteps needed to evacuate building (fixed number of people: 50). Seed: 21928374 <text:s/>NumOfFloors: 8 NumOfStaircases: 10</text:p>
      <text:p text:style-name="P26">66 timesteps needed to evacuate building (fixed number of people: 50). Seed: 1 <text:s/>NumOfFloors: 8 NumOfStaircases: 10</text:p>
      <text:p text:style-name="P26">66 timesteps needed to evacuate building (fixed number of people: 50). Seed: 591848 <text:s/>NumOfFloors: 8 NumOfStaircases: 10</text:p>
      <text:p text:style-name="P26">71 timesteps needed to evacuate building (fixed number of people: 50). Seed: 11111111 <text:s/>NumOfFloors: 8 NumOfStaircases: 10</text:p>
      <text:p text:style-name="P26">64 timesteps needed to evacuate building (fixed number of people: 50). Seed: 6790245 <text:s/>NumOfFloors: 8 NumOfStaircases: 10</text:p>
      <text:p text:style-name="P26"/>
      <text:p text:style-name="P26">/////////////////////////////</text:p>
      <text:p text:style-name="P26">74 timesteps needed to evacuate building (fixed number of people: 50). Seed: 54543689 <text:s/>NumOfFloors: 9 NumOfStaircases: 10</text:p>
      <text:p text:style-name="P26">75 timesteps needed to evacuate building (fixed number of people: 50). Seed: 21928374 <text:s/>NumOfFloors: 9 NumOfStaircases: 10</text:p>
      <text:p text:style-name="P26">74 timesteps needed to evacuate building (fixed number of people: 50). Seed: 1 <text:s/>NumOfFloors: 9 NumOfStaircases: 10</text:p>
      <text:p text:style-name="P26">74 timesteps needed to evacuate building (fixed number of people: 50). Seed: 591848 <text:s/>NumOfFloors: 9 <text:soft-page-break/>NumOfStaircases: 10</text:p>
      <text:p text:style-name="P26">79 timesteps needed to evacuate building (fixed number of people: 50). Seed: 11111111 <text:s/>NumOfFloors: 9 NumOfStaircases: 10</text:p>
      <text:p text:style-name="P26">72 timesteps needed to evacuate building (fixed number of people: 50). Seed: 6790245 <text:s/>NumOfFloors: 9 NumOfStaircases: 10</text:p>
      <text:p text:style-name="P26"/>
      <text:p text:style-name="P26">/////////////////////////////</text:p>
      <text:p text:style-name="P26">80 timesteps needed to evacuate building (fixed number of people: 50). Seed: 54543689 <text:s/>NumOfFloors: 10 NumOfStaircases: 10</text:p>
      <text:p text:style-name="P26">81 timesteps needed to evacuate building (fixed number of people: 50). Seed: 21928374 <text:s/>NumOfFloors: 10 NumOfStaircases: 10</text:p>
      <text:p text:style-name="P26">80 timesteps needed to evacuate building (fixed number of people: 50). Seed: 1 <text:s/>NumOfFloors: 10 NumOfStaircases: 10</text:p>
      <text:p text:style-name="P26">80 timesteps needed to evacuate building (fixed number of people: 50). Seed: 591848 <text:s/>NumOfFloors: 10 NumOfStaircases: 10</text:p>
      <text:p text:style-name="P26">85 timesteps needed to evacuate building (fixed number of people: 50). Seed: 11111111 <text:s/>NumOfFloors: 10 NumOfStaircases: 10</text:p>
      <text:p text:style-name="P26">78 timesteps needed to evacuate building (fixed number of people: 50). Seed: 6790245 <text:s/>NumOfFloors: 10 NumOfStaircases: 10</text:p>
      <text:p text:style-name="P26"/>
      <text:p text:style-name="P26">/////////////////////////////</text:p>
      <text:p text:style-name="P26">177 timesteps needed to evacuate building (fixed number of people: 50). Seed: 54543689 <text:s/>NumOfFloors: 25 NumOfStaircases: 10</text:p>
      <text:p text:style-name="P26">178 timesteps needed to evacuate building (fixed number of people: 50). Seed: 21928374 <text:s/>NumOfFloors: 25 NumOfStaircases: 10</text:p>
      <text:p text:style-name="P26">177 timesteps needed to evacuate building (fixed number of people: 50). Seed: 1 <text:s/>NumOfFloors: 25 NumOfStaircases: 10</text:p>
      <text:p text:style-name="P26">177 timesteps needed to evacuate building (fixed number of people: 50). Seed: 591848 <text:s/>NumOfFloors: 25 NumOfStaircases: 10</text:p>
      <text:p text:style-name="P26">182 timesteps needed to evacuate building (fixed number of people: 50). Seed: 11111111 <text:s/>NumOfFloors: 25 NumOfStaircases: 10</text:p>
      <text:p text:style-name="P26">175 timesteps needed to evacuate building (fixed number of people: 50). Seed: 6790245 <text:s/>NumOfFloors: 25 NumOfStaircases: 10</text:p>
      <text:p text:style-name="P26"/>
      <text:p text:style-name="P26">/////////////////////////////</text:p>
      <text:p text:style-name="P26">343 timesteps needed to evacuate building (fixed number of people: 50). Seed: 54543689 <text:s/>NumOfFloors: 50 NumOfStaircases: 10</text:p>
      <text:p text:style-name="P26">343 timesteps needed to evacuate building (fixed number of people: 50). Seed: 21928374 <text:s/>NumOfFloors: 50 NumOfStaircases: 10</text:p>
      <text:p text:style-name="P26">343 timesteps needed to evacuate building (fixed number of people: 50). Seed: 1 <text:s/>NumOfFloors: 50 NumOfStaircases: 10</text:p>
      <text:p text:style-name="P26">343 timesteps needed to evacuate building (fixed number of people: 50). Seed: 591848 <text:s/>NumOfFloors: 50 NumOfStaircases: 10</text:p>
      <text:p text:style-name="P26">348 timesteps needed to evacuate building (fixed number of people: 50). Seed: 11111111 <text:s/>NumOfFloors: 50 NumOfStaircases: 10</text:p>
      <text:p text:style-name="P26">341 timesteps needed to evacuate building (fixed number of people: 50). Seed: 6790245 <text:s/>NumOfFloors: 50 NumOfStaircases: 10</text:p>
      <text:p text:style-name="P26"/>
      <text:p text:style-name="P26">/////////////////////////////</text:p>
      <text:p text:style-name="P26"><text:soft-page-break/>507 timesteps needed to evacuate building (fixed number of people: 50). Seed: 54543689 <text:s/>NumOfFloors: 75 NumOfStaircases: 10</text:p>
      <text:p text:style-name="P26">506 timesteps needed to evacuate building (fixed number of people: 50). Seed: 21928374 <text:s/>NumOfFloors: 75 NumOfStaircases: 10</text:p>
      <text:p text:style-name="P26">507 timesteps needed to evacuate building (fixed number of people: 50). Seed: 1 <text:s/>NumOfFloors: 75 NumOfStaircases: 10</text:p>
      <text:p text:style-name="P26">507 timesteps needed to evacuate building (fixed number of people: 50). Seed: 591848 <text:s/>NumOfFloors: 75 NumOfStaircases: 10</text:p>
      <text:p text:style-name="P26">512 timesteps needed to evacuate building (fixed number of people: 50). Seed: 11111111 <text:s/>NumOfFloors: 75 NumOfStaircases: 10</text:p>
      <text:p text:style-name="P26">505 timesteps needed to evacuate building (fixed number of people: 50). Seed: 6790245 <text:s/>NumOfFloors: 75 NumOfStaircases: 10</text:p>
      <text:p text:style-name="P26"/>
      <text:p text:style-name="P26">/////////////////////////////</text:p>
      <text:p text:style-name="P26">673 timesteps needed to evacuate building (fixed number of people: 50). Seed: 54543689 <text:s/>NumOfFloors: 100 NumOfStaircases: 10</text:p>
      <text:p text:style-name="P26">672 timesteps needed to evacuate building (fixed number of people: 50). Seed: 21928374 <text:s/>NumOfFloors: 100 NumOfStaircases: 10</text:p>
      <text:p text:style-name="P26">673 timesteps needed to evacuate building (fixed number of people: 50). Seed: 1 <text:s/>NumOfFloors: 100 NumOfStaircases: 10</text:p>
      <text:p text:style-name="P26">673 timesteps needed to evacuate building (fixed number of people: 50). Seed: 591848 <text:s/>NumOfFloors: 100 NumOfStaircases: 10</text:p>
      <text:p text:style-name="P26">678 timesteps needed to evacuate building (fixed number of people: 50). Seed: 11111111 <text:s/>NumOfFloors: 100 NumOfStaircases: 10</text:p>
      <text:p text:style-name="P26">671 timesteps needed to evacuate building (fixed number of people: 50). Seed: 6790245 <text:s/>NumOfFloors: 100 NumOfStaircases: 10</text:p>
      <text:p text:style-name="P26"/>
      <text:p text:style-name="P26">/////////////////////////////</text:p>
      <text:p text:style-name="P26">1007 timesteps needed to evacuate building (fixed number of people: 50). Seed: 54543689 <text:s/>NumOfFloors: 150 NumOfStaircases: 10</text:p>
      <text:p text:style-name="P26">1006 timesteps needed to evacuate building (fixed number of people: 50). Seed: 21928374 <text:s/>NumOfFloors: 150 NumOfStaircases: 10</text:p>
      <text:p text:style-name="P26">1007 timesteps needed to evacuate building (fixed number of people: 50). Seed: 1 <text:s/>NumOfFloors: 150 NumOfStaircases: 10</text:p>
      <text:p text:style-name="P26">1007 timesteps needed to evacuate building (fixed number of people: 50). Seed: 591848 <text:s/>NumOfFloors: 150 NumOfStaircases: 10</text:p>
      <text:p text:style-name="P26">1012 timesteps needed to evacuate building (fixed number of people: 50). Seed: 11111111 <text:s/>NumOfFloors: 150 NumOfStaircases: 10</text:p>
      <text:p text:style-name="P26">1005 timesteps needed to evacuate building (fixed number of people: 50). Seed: 6790245 <text:s/>NumOfFloors: 150 NumOfStaircases: 10</text:p>
      <text:p text:style-name="P26"/>
      <text:p text:style-name="P26">/////////////////////////////</text:p>
      <text:p text:style-name="P26">1102 timesteps needed to evacuate building (fixed number of people: 50). Seed: 54543689 <text:s/>NumOfFloors: 163 NumOfStaircases: 10</text:p>
      <text:p text:style-name="P26">1101 timesteps needed to evacuate building (fixed number of people: 50). Seed: 21928374 <text:s/>NumOfFloors: 163 NumOfStaircases: 10</text:p>
      <text:p text:style-name="P26">1102 timesteps needed to evacuate building (fixed number of people: 50). Seed: 1 <text:s/>NumOfFloors: 163 NumOfStaircases: 10</text:p>
      <text:p text:style-name="P26">1102 timesteps needed to evacuate building (fixed number of people: 50). Seed: 591848 <text:s/><text:soft-page-break/>NumOfFloors: 163 NumOfStaircases: 10</text:p>
      <text:p text:style-name="P26">1107 timesteps needed to evacuate building (fixed number of people: 50). Seed: 11111111 <text:s/>NumOfFloors: 163 NumOfStaircases: 10</text:p>
      <text:p text:style-name="P26">1100 timesteps needed to evacuate building (fixed number of people: 50). Seed: 6790245 <text:s/>NumOfFloors: 163 NumOfStaircases: 10</text:p>
      <text:p text:style-name="P26"/>
      <text:p text:style-name="P26">/////////////////////////////</text:p>
      <text:p text:style-name="P26">&gt; </text:p>
      <text:p text:style-name="P26"/>
      <text:p text:style-name="P26"/>
      <text:p text:style-name="P26"/>
      <text:p text:style-name="P26"/>
      <text:p text:style-name="P27">&gt; run Simulation</text:p>
      <text:p text:style-name="P27">10 timesteps needed to evacuate building (fixed number of people: 50). Seed: 54543689 <text:s/>NumOfFloors: 1 NumOfStaircases: 25</text:p>
      <text:p text:style-name="P27">15 timesteps needed to evacuate building (fixed number of people: 50). Seed: 21928374 <text:s/>NumOfFloors: 1 NumOfStaircases: 25</text:p>
      <text:p text:style-name="P27">8 timesteps needed to evacuate building (fixed number of people: 50). Seed: 1 <text:s/>NumOfFloors: 1 NumOfStaircases: 25</text:p>
      <text:p text:style-name="P27">12 timesteps needed to evacuate building (fixed number of people: 50). Seed: 591848 <text:s/>NumOfFloors: 1 NumOfStaircases: 25</text:p>
      <text:p text:style-name="P27">15 timesteps needed to evacuate building (fixed number of people: 50). Seed: 11111111 <text:s/>NumOfFloors: 1 NumOfStaircases: 25</text:p>
      <text:p text:style-name="P27">8 timesteps needed to evacuate building (fixed number of people: 50). Seed: 6790245 <text:s/>NumOfFloors: 1 NumOfStaircases: 25</text:p>
      <text:p text:style-name="P27"/>
      <text:p text:style-name="P27">/////////////////////////////</text:p>
      <text:p text:style-name="P27">15 timesteps needed to evacuate building (fixed number of people: 50). Seed: 54543689 <text:s/>NumOfFloors: 2 NumOfStaircases: 25</text:p>
      <text:p text:style-name="P27">18 timesteps needed to evacuate building (fixed number of people: 50). Seed: 21928374 <text:s/>NumOfFloors: 2 NumOfStaircases: 25</text:p>
      <text:p text:style-name="P27">13 timesteps needed to evacuate building (fixed number of people: 50). Seed: 1 <text:s/>NumOfFloors: 2 NumOfStaircases: 25</text:p>
      <text:p text:style-name="P27">16 timesteps needed to evacuate building (fixed number of people: 50). Seed: 591848 <text:s/>NumOfFloors: 2 NumOfStaircases: 25</text:p>
      <text:p text:style-name="P27">19 timesteps needed to evacuate building (fixed number of people: 50). Seed: 11111111 <text:s/>NumOfFloors: 2 NumOfStaircases: 25</text:p>
      <text:p text:style-name="P27">12 timesteps needed to evacuate building (fixed number of people: 50). Seed: 6790245 <text:s/>NumOfFloors: 2 NumOfStaircases: 25</text:p>
      <text:p text:style-name="P27"/>
      <text:p text:style-name="P27">/////////////////////////////</text:p>
      <text:p text:style-name="P27">18 timesteps needed to evacuate building (fixed number of people: 50). Seed: 54543689 <text:s/>NumOfFloors: 3 NumOfStaircases: 25</text:p>
      <text:p text:style-name="P27">19 timesteps needed to evacuate building (fixed number of people: 50). Seed: 21928374 <text:s/>NumOfFloors: 3 NumOfStaircases: 25</text:p>
      <text:p text:style-name="P27">18 timesteps needed to evacuate building (fixed number of people: 50). Seed: 1 <text:s/>NumOfFloors: 3 NumOfStaircases: 25</text:p>
      <text:p text:style-name="P27">19 timesteps needed to evacuate building (fixed number of people: 50). Seed: 591848 <text:s/>NumOfFloors: 3 NumOfStaircases: 25</text:p>
      <text:p text:style-name="P27"><text:soft-page-break/>23 timesteps needed to evacuate building (fixed number of people: 50). Seed: 11111111 <text:s/>NumOfFloors: 3 NumOfStaircases: 25</text:p>
      <text:p text:style-name="P27">16 timesteps needed to evacuate building (fixed number of people: 50). Seed: 6790245 <text:s/>NumOfFloors: 3 NumOfStaircases: 25</text:p>
      <text:p text:style-name="P27"/>
      <text:p text:style-name="P27">/////////////////////////////</text:p>
      <text:p text:style-name="P27">21 timesteps needed to evacuate building (fixed number of people: 50). Seed: 54543689 <text:s/>NumOfFloors: 4 NumOfStaircases: 25</text:p>
      <text:p text:style-name="P27">22 timesteps needed to evacuate building (fixed number of people: 50). Seed: 21928374 <text:s/>NumOfFloors: 4 NumOfStaircases: 25</text:p>
      <text:p text:style-name="P27">21 timesteps needed to evacuate building (fixed number of people: 50). Seed: 1 <text:s/>NumOfFloors: 4 NumOfStaircases: 25</text:p>
      <text:p text:style-name="P27">21 timesteps needed to evacuate building (fixed number of people: 50). Seed: 591848 <text:s/>NumOfFloors: 4 NumOfStaircases: 25</text:p>
      <text:p text:style-name="P27">26 timesteps needed to evacuate building (fixed number of people: 50). Seed: 11111111 <text:s/>NumOfFloors: 4 NumOfStaircases: 25</text:p>
      <text:p text:style-name="P27">19 timesteps needed to evacuate building (fixed number of people: 50). Seed: 6790245 <text:s/>NumOfFloors: 4 NumOfStaircases: 25</text:p>
      <text:p text:style-name="P27"/>
      <text:p text:style-name="P27">/////////////////////////////</text:p>
      <text:p text:style-name="P27">23 timesteps needed to evacuate building (fixed number of people: 50). Seed: 54543689 <text:s/>NumOfFloors: 5 NumOfStaircases: 25</text:p>
      <text:p text:style-name="P27">24 timesteps needed to evacuate building (fixed number of people: 50). Seed: 21928374 <text:s/>NumOfFloors: 5 NumOfStaircases: 25</text:p>
      <text:p text:style-name="P27">23 timesteps needed to evacuate building (fixed number of people: 50). Seed: 1 <text:s/>NumOfFloors: 5 NumOfStaircases: 25</text:p>
      <text:p text:style-name="P27">23 timesteps needed to evacuate building (fixed number of people: 50). Seed: 591848 <text:s/>NumOfFloors: 5 NumOfStaircases: 25</text:p>
      <text:p text:style-name="P27">28 timesteps needed to evacuate building (fixed number of people: 50). Seed: 11111111 <text:s/>NumOfFloors: 5 NumOfStaircases: 25</text:p>
      <text:p text:style-name="P27">21 timesteps needed to evacuate building (fixed number of people: 50). Seed: 6790245 <text:s/>NumOfFloors: 5 NumOfStaircases: 25</text:p>
      <text:p text:style-name="P27"/>
      <text:p text:style-name="P27">/////////////////////////////</text:p>
      <text:p text:style-name="P27">26 timesteps needed to evacuate building (fixed number of people: 50). Seed: 54543689 <text:s/>NumOfFloors: 6 NumOfStaircases: 25</text:p>
      <text:p text:style-name="P27">27 timesteps needed to evacuate building (fixed number of people: 50). Seed: 21928374 <text:s/>NumOfFloors: 6 NumOfStaircases: 25</text:p>
      <text:p text:style-name="P27">26 timesteps needed to evacuate building (fixed number of people: 50). Seed: 1 <text:s/>NumOfFloors: 6 NumOfStaircases: 25</text:p>
      <text:p text:style-name="P27">26 timesteps needed to evacuate building (fixed number of people: 50). Seed: 591848 <text:s/>NumOfFloors: 6 NumOfStaircases: 25</text:p>
      <text:p text:style-name="P27">31 timesteps needed to evacuate building (fixed number of people: 50). Seed: 11111111 <text:s/>NumOfFloors: 6 NumOfStaircases: 25</text:p>
      <text:p text:style-name="P27">24 timesteps needed to evacuate building (fixed number of people: 50). Seed: 6790245 <text:s/>NumOfFloors: 6 NumOfStaircases: 25</text:p>
      <text:p text:style-name="P27"/>
      <text:p text:style-name="P27">/////////////////////////////</text:p>
      <text:p text:style-name="P27">29 timesteps needed to evacuate building (fixed number of people: 50). Seed: 54543689 <text:s/><text:soft-page-break/>NumOfFloors: 7 NumOfStaircases: 25</text:p>
      <text:p text:style-name="P27">30 timesteps needed to evacuate building (fixed number of people: 50). Seed: 21928374 <text:s/>NumOfFloors: 7 NumOfStaircases: 25</text:p>
      <text:p text:style-name="P27">29 timesteps needed to evacuate building (fixed number of people: 50). Seed: 1 <text:s/>NumOfFloors: 7 NumOfStaircases: 25</text:p>
      <text:p text:style-name="P27">29 timesteps needed to evacuate building (fixed number of people: 50). Seed: 591848 <text:s/>NumOfFloors: 7 NumOfStaircases: 25</text:p>
      <text:p text:style-name="P27">34 timesteps needed to evacuate building (fixed number of people: 50). Seed: 11111111 <text:s/>NumOfFloors: 7 NumOfStaircases: 25</text:p>
      <text:p text:style-name="P27">27 timesteps needed to evacuate building (fixed number of people: 50). Seed: 6790245 <text:s/>NumOfFloors: 7 NumOfStaircases: 25</text:p>
      <text:p text:style-name="P27"/>
      <text:p text:style-name="P27">/////////////////////////////</text:p>
      <text:p text:style-name="P27">32 timesteps needed to evacuate building (fixed number of people: 50). Seed: 54543689 <text:s/>NumOfFloors: 8 NumOfStaircases: 25</text:p>
      <text:p text:style-name="P27">33 timesteps needed to evacuate building (fixed number of people: 50). Seed: 21928374 <text:s/>NumOfFloors: 8 NumOfStaircases: 25</text:p>
      <text:p text:style-name="P27">32 timesteps needed to evacuate building (fixed number of people: 50). Seed: 1 <text:s/>NumOfFloors: 8 NumOfStaircases: 25</text:p>
      <text:p text:style-name="P27">32 timesteps needed to evacuate building (fixed number of people: 50). Seed: 591848 <text:s/>NumOfFloors: 8 NumOfStaircases: 25</text:p>
      <text:p text:style-name="P27">37 timesteps needed to evacuate building (fixed number of people: 50). Seed: 11111111 <text:s/>NumOfFloors: 8 NumOfStaircases: 25</text:p>
      <text:p text:style-name="P27">30 timesteps needed to evacuate building (fixed number of people: 50). Seed: 6790245 <text:s/>NumOfFloors: 8 NumOfStaircases: 25</text:p>
      <text:p text:style-name="P27"/>
      <text:p text:style-name="P27">/////////////////////////////</text:p>
      <text:p text:style-name="P27">35 timesteps needed to evacuate building (fixed number of people: 50). Seed: 54543689 <text:s/>NumOfFloors: 9 NumOfStaircases: 25</text:p>
      <text:p text:style-name="P27">36 timesteps needed to evacuate building (fixed number of people: 50). Seed: 21928374 <text:s/>NumOfFloors: 9 NumOfStaircases: 25</text:p>
      <text:p text:style-name="P27">35 timesteps needed to evacuate building (fixed number of people: 50). Seed: 1 <text:s/>NumOfFloors: 9 NumOfStaircases: 25</text:p>
      <text:p text:style-name="P27">35 timesteps needed to evacuate building (fixed number of people: 50). Seed: 591848 <text:s/>NumOfFloors: 9 NumOfStaircases: 25</text:p>
      <text:p text:style-name="P27">40 timesteps needed to evacuate building (fixed number of people: 50). Seed: 11111111 <text:s/>NumOfFloors: 9 NumOfStaircases: 25</text:p>
      <text:p text:style-name="P27">33 timesteps needed to evacuate building (fixed number of people: 50). Seed: 6790245 <text:s/>NumOfFloors: 9 NumOfStaircases: 25</text:p>
      <text:p text:style-name="P27"/>
      <text:p text:style-name="P27">/////////////////////////////</text:p>
      <text:p text:style-name="P27">38 timesteps needed to evacuate building (fixed number of people: 50). Seed: 54543689 <text:s/>NumOfFloors: 10 NumOfStaircases: 25</text:p>
      <text:p text:style-name="P27">39 timesteps needed to evacuate building (fixed number of people: 50). Seed: 21928374 <text:s/>NumOfFloors: 10 NumOfStaircases: 25</text:p>
      <text:p text:style-name="P27">38 timesteps needed to evacuate building (fixed number of people: 50). Seed: 1 <text:s/>NumOfFloors: 10 NumOfStaircases: 25</text:p>
      <text:p text:style-name="P27">38 timesteps needed to evacuate building (fixed number of people: 50). Seed: 591848 <text:s/>NumOfFloors: 10 NumOfStaircases: 25</text:p>
      <text:p text:style-name="P27"><text:soft-page-break/>43 timesteps needed to evacuate building (fixed number of people: 50). Seed: 11111111 <text:s/>NumOfFloors: 10 NumOfStaircases: 25</text:p>
      <text:p text:style-name="P27">36 timesteps needed to evacuate building (fixed number of people: 50). Seed: 6790245 <text:s/>NumOfFloors: 10 NumOfStaircases: 25</text:p>
      <text:p text:style-name="P27"/>
      <text:p text:style-name="P27">/////////////////////////////</text:p>
      <text:p text:style-name="P27">76 timesteps needed to evacuate building (fixed number of people: 50). Seed: 54543689 <text:s/>NumOfFloors: 25 NumOfStaircases: 25</text:p>
      <text:p text:style-name="P27">77 timesteps needed to evacuate building (fixed number of people: 50). Seed: 21928374 <text:s/>NumOfFloors: 25 NumOfStaircases: 25</text:p>
      <text:p text:style-name="P27">76 timesteps needed to evacuate building (fixed number of people: 50). Seed: 1 <text:s/>NumOfFloors: 25 NumOfStaircases: 25</text:p>
      <text:p text:style-name="P27">76 timesteps needed to evacuate building (fixed number of people: 50). Seed: 591848 <text:s/>NumOfFloors: 25 NumOfStaircases: 25</text:p>
      <text:p text:style-name="P27">81 timesteps needed to evacuate building (fixed number of people: 50). Seed: 11111111 <text:s/>NumOfFloors: 25 NumOfStaircases: 25</text:p>
      <text:p text:style-name="P27">74 timesteps needed to evacuate building (fixed number of people: 50). Seed: 6790245 <text:s/>NumOfFloors: 25 NumOfStaircases: 25</text:p>
      <text:p text:style-name="P27"/>
      <text:p text:style-name="P27">/////////////////////////////</text:p>
      <text:p text:style-name="P27">143 timesteps needed to evacuate building (fixed number of people: 50). Seed: 54543689 <text:s/>NumOfFloors: 50 NumOfStaircases: 25</text:p>
      <text:p text:style-name="P27">143 timesteps needed to evacuate building (fixed number of people: 50). Seed: 21928374 <text:s/>NumOfFloors: 50 NumOfStaircases: 25</text:p>
      <text:p text:style-name="P27">143 timesteps needed to evacuate building (fixed number of people: 50). Seed: 1 <text:s/>NumOfFloors: 50 NumOfStaircases: 25</text:p>
      <text:p text:style-name="P27">143 timesteps needed to evacuate building (fixed number of people: 50). Seed: 591848 <text:s/>NumOfFloors: 50 NumOfStaircases: 25</text:p>
      <text:p text:style-name="P27">148 timesteps needed to evacuate building (fixed number of people: 50). Seed: 11111111 <text:s/>NumOfFloors: 50 NumOfStaircases: 25</text:p>
      <text:p text:style-name="P27">141 timesteps needed to evacuate building (fixed number of people: 50). Seed: 6790245 <text:s/>NumOfFloors: 50 NumOfStaircases: 25</text:p>
      <text:p text:style-name="P27"/>
      <text:p text:style-name="P27">/////////////////////////////</text:p>
      <text:p text:style-name="P27">209 timesteps needed to evacuate building (fixed number of people: 50). Seed: 54543689 <text:s/>NumOfFloors: 75 NumOfStaircases: 25</text:p>
      <text:p text:style-name="P27">208 timesteps needed to evacuate building (fixed number of people: 50). Seed: 21928374 <text:s/>NumOfFloors: 75 NumOfStaircases: 25</text:p>
      <text:p text:style-name="P27">209 timesteps needed to evacuate building (fixed number of people: 50). Seed: 1 <text:s/>NumOfFloors: 75 NumOfStaircases: 25</text:p>
      <text:p text:style-name="P27">209 timesteps needed to evacuate building (fixed number of people: 50). Seed: 591848 <text:s/>NumOfFloors: 75 NumOfStaircases: 25</text:p>
      <text:p text:style-name="P27">214 timesteps needed to evacuate building (fixed number of people: 50). Seed: 11111111 <text:s/>NumOfFloors: 75 NumOfStaircases: 25</text:p>
      <text:p text:style-name="P27">207 timesteps needed to evacuate building (fixed number of people: 50). Seed: 6790245 <text:s/>NumOfFloors: 75 NumOfStaircases: 25</text:p>
      <text:p text:style-name="P27"/>
      <text:p text:style-name="P27">/////////////////////////////</text:p>
      <text:p text:style-name="P27">275 timesteps needed to evacuate building (fixed number of people: 50). Seed: 54543689 <text:s/><text:soft-page-break/>NumOfFloors: 100 NumOfStaircases: 25</text:p>
      <text:p text:style-name="P27">274 timesteps needed to evacuate building (fixed number of people: 50). Seed: 21928374 <text:s/>NumOfFloors: 100 NumOfStaircases: 25</text:p>
      <text:p text:style-name="P27">275 timesteps needed to evacuate building (fixed number of people: 50). Seed: 1 <text:s/>NumOfFloors: 100 NumOfStaircases: 25</text:p>
      <text:p text:style-name="P27">275 timesteps needed to evacuate building (fixed number of people: 50). Seed: 591848 <text:s/>NumOfFloors: 100 NumOfStaircases: 25</text:p>
      <text:p text:style-name="P27">280 timesteps needed to evacuate building (fixed number of people: 50). Seed: 11111111 <text:s/>NumOfFloors: 100 NumOfStaircases: 25</text:p>
      <text:p text:style-name="P27">273 timesteps needed to evacuate building (fixed number of people: 50). Seed: 6790245 <text:s/>NumOfFloors: 100 NumOfStaircases: 25</text:p>
      <text:p text:style-name="P27"/>
      <text:p text:style-name="P27">/////////////////////////////</text:p>
      <text:p text:style-name="P27">409 timesteps needed to evacuate building (fixed number of people: 50). Seed: 54543689 <text:s/>NumOfFloors: 150 NumOfStaircases: 25</text:p>
      <text:p text:style-name="P27">408 timesteps needed to evacuate building (fixed number of people: 50). Seed: 21928374 <text:s/>NumOfFloors: 150 NumOfStaircases: 25</text:p>
      <text:p text:style-name="P27">409 timesteps needed to evacuate building (fixed number of people: 50). Seed: 1 <text:s/>NumOfFloors: 150 NumOfStaircases: 25</text:p>
      <text:p text:style-name="P27">409 timesteps needed to evacuate building (fixed number of people: 50). Seed: 591848 <text:s/>NumOfFloors: 150 NumOfStaircases: 25</text:p>
      <text:p text:style-name="P27">414 timesteps needed to evacuate building (fixed number of people: 50). Seed: 11111111 <text:s/>NumOfFloors: 150 NumOfStaircases: 25</text:p>
      <text:p text:style-name="P27">407 timesteps needed to evacuate building (fixed number of people: 50). Seed: 6790245 <text:s/>NumOfFloors: 150 NumOfStaircases: 25</text:p>
      <text:p text:style-name="P27"/>
      <text:p text:style-name="P27">/////////////////////////////</text:p>
      <text:p text:style-name="P27">446 timesteps needed to evacuate building (fixed number of people: 50). Seed: 54543689 <text:s/>NumOfFloors: 163 NumOfStaircases: 25</text:p>
      <text:p text:style-name="P27">445 timesteps needed to evacuate building (fixed number of people: 50). Seed: 21928374 <text:s/>NumOfFloors: 163 NumOfStaircases: 25</text:p>
      <text:p text:style-name="P27">446 timesteps needed to evacuate building (fixed number of people: 50). Seed: 1 <text:s/>NumOfFloors: 163 NumOfStaircases: 25</text:p>
      <text:p text:style-name="P27">446 timesteps needed to evacuate building (fixed number of people: 50). Seed: 591848 <text:s/>NumOfFloors: 163 NumOfStaircases: 25</text:p>
      <text:p text:style-name="P27">451 timesteps needed to evacuate building (fixed number of people: 50). Seed: 11111111 <text:s/>NumOfFloors: 163 NumOfStaircases: 25</text:p>
      <text:p text:style-name="P27">444 timesteps needed to evacuate building (fixed number of people: 50). Seed: 6790245 <text:s/>NumOfFloors: 163 NumOfStaircases: 25</text:p>
      <text:p text:style-name="P27"/>
      <text:p text:style-name="P27">/////////////////////////////</text:p>
      <text:p text:style-name="P27"/>
      <text:p text:style-name="P27"/>
      <text:p text:style-name="P27"/>
      <text:p text:style-name="P28">&gt; run Simulation</text:p>
      <text:p text:style-name="P28">7 timesteps needed to evacuate building (fixed number of people: 50). Seed: 54543689 <text:s/>NumOfFloors: 1 NumOfStaircases: 50</text:p>
      <text:p text:style-name="P28">14 timesteps needed to evacuate building (fixed number of people: 50). Seed: 21928374 <text:s/>NumOfFloors: 1 NumOfStaircases: 50</text:p>
      <text:p text:style-name="P28"><text:soft-page-break/>2 timesteps needed to evacuate building (fixed number of people: 50). Seed: 1 <text:s/>NumOfFloors: 1 NumOfStaircases: 50</text:p>
      <text:p text:style-name="P28">8 timesteps needed to evacuate building (fixed number of people: 50). Seed: 591848 <text:s/>NumOfFloors: 1 NumOfStaircases: 50</text:p>
      <text:p text:style-name="P28">13 timesteps needed to evacuate building (fixed number of people: 50). Seed: 11111111 <text:s/>NumOfFloors: 1 NumOfStaircases: 50</text:p>
      <text:p text:style-name="P28">4 timesteps needed to evacuate building (fixed number of people: 50). Seed: 6790245 <text:s/>NumOfFloors: 1 NumOfStaircases: 50</text:p>
      <text:p text:style-name="P28"/>
      <text:p text:style-name="P28">/////////////////////////////</text:p>
      <text:p text:style-name="P28">12 timesteps needed to evacuate building (fixed number of people: 50). Seed: 54543689 <text:s/>NumOfFloors: 2 NumOfStaircases: 50</text:p>
      <text:p text:style-name="P28">15 timesteps needed to evacuate building (fixed number of people: 50). Seed: 21928374 <text:s/>NumOfFloors: 2 NumOfStaircases: 50</text:p>
      <text:p text:style-name="P28">11 timesteps needed to evacuate building (fixed number of people: 50). Seed: 1 <text:s/>NumOfFloors: 2 NumOfStaircases: 50</text:p>
      <text:p text:style-name="P28">12 timesteps needed to evacuate building (fixed number of people: 50). Seed: 591848 <text:s/>NumOfFloors: 2 NumOfStaircases: 50</text:p>
      <text:p text:style-name="P28">15 timesteps needed to evacuate building (fixed number of people: 50). Seed: 11111111 <text:s/>NumOfFloors: 2 NumOfStaircases: 50</text:p>
      <text:p text:style-name="P28">8 timesteps needed to evacuate building (fixed number of people: 50). Seed: 6790245 <text:s/>NumOfFloors: 2 NumOfStaircases: 50</text:p>
      <text:p text:style-name="P28"/>
      <text:p text:style-name="P28">/////////////////////////////</text:p>
      <text:p text:style-name="P28">14 timesteps needed to evacuate building (fixed number of people: 50). Seed: 54543689 <text:s/>NumOfFloors: 3 NumOfStaircases: 50</text:p>
      <text:p text:style-name="P28">15 timesteps needed to evacuate building (fixed number of people: 50). Seed: 21928374 <text:s/>NumOfFloors: 3 NumOfStaircases: 50</text:p>
      <text:p text:style-name="P28">13 timesteps needed to evacuate building (fixed number of people: 50). Seed: 1 <text:s/>NumOfFloors: 3 NumOfStaircases: 50</text:p>
      <text:p text:style-name="P28">14 timesteps needed to evacuate building (fixed number of people: 50). Seed: 591848 <text:s/>NumOfFloors: 3 NumOfStaircases: 50</text:p>
      <text:p text:style-name="P28">19 timesteps needed to evacuate building (fixed number of people: 50). Seed: 11111111 <text:s/>NumOfFloors: 3 NumOfStaircases: 50</text:p>
      <text:p text:style-name="P28">12 timesteps needed to evacuate building (fixed number of people: 50). Seed: 6790245 <text:s/>NumOfFloors: 3 NumOfStaircases: 50</text:p>
      <text:p text:style-name="P28"/>
      <text:p text:style-name="P28">/////////////////////////////</text:p>
      <text:p text:style-name="P28">15 timesteps needed to evacuate building (fixed number of people: 50). Seed: 54543689 <text:s/>NumOfFloors: 4 NumOfStaircases: 50</text:p>
      <text:p text:style-name="P28">16 timesteps needed to evacuate building (fixed number of people: 50). Seed: 21928374 <text:s/>NumOfFloors: 4 NumOfStaircases: 50</text:p>
      <text:p text:style-name="P28">14 timesteps needed to evacuate building (fixed number of people: 50). Seed: 1 <text:s/>NumOfFloors: 4 NumOfStaircases: 50</text:p>
      <text:p text:style-name="P28">15 timesteps needed to evacuate building (fixed number of people: 50). Seed: 591848 <text:s/>NumOfFloors: 4 NumOfStaircases: 50</text:p>
      <text:p text:style-name="P28">20 timesteps needed to evacuate building (fixed number of people: 50). Seed: 11111111 <text:s/>NumOfFloors: 4 NumOfStaircases: 50</text:p>
      <text:p text:style-name="P28">13 timesteps needed to evacuate building (fixed number of people: 50). Seed: 6790245 <text:s/>NumOfFloors: <text:soft-page-break/>4 NumOfStaircases: 50</text:p>
      <text:p text:style-name="P28"/>
      <text:p text:style-name="P28">/////////////////////////////</text:p>
      <text:p text:style-name="P28">16 timesteps needed to evacuate building (fixed number of people: 50). Seed: 54543689 <text:s/>NumOfFloors: 5 NumOfStaircases: 50</text:p>
      <text:p text:style-name="P28">17 timesteps needed to evacuate building (fixed number of people: 50). Seed: 21928374 <text:s/>NumOfFloors: 5 NumOfStaircases: 50</text:p>
      <text:p text:style-name="P28">16 timesteps needed to evacuate building (fixed number of people: 50). Seed: 1 <text:s/>NumOfFloors: 5 NumOfStaircases: 50</text:p>
      <text:p text:style-name="P28">16 timesteps needed to evacuate building (fixed number of people: 50). Seed: 591848 <text:s/>NumOfFloors: 5 NumOfStaircases: 50</text:p>
      <text:p text:style-name="P28">21 timesteps needed to evacuate building (fixed number of people: 50). Seed: 11111111 <text:s/>NumOfFloors: 5 NumOfStaircases: 50</text:p>
      <text:p text:style-name="P28">14 timesteps needed to evacuate building (fixed number of people: 50). Seed: 6790245 <text:s/>NumOfFloors: 5 NumOfStaircases: 50</text:p>
      <text:p text:style-name="P28"/>
      <text:p text:style-name="P28">/////////////////////////////</text:p>
      <text:p text:style-name="P28">18 timesteps needed to evacuate building (fixed number of people: 50). Seed: 54543689 <text:s/>NumOfFloors: 6 NumOfStaircases: 50</text:p>
      <text:p text:style-name="P28">19 timesteps needed to evacuate building (fixed number of people: 50). Seed: 21928374 <text:s/>NumOfFloors: 6 NumOfStaircases: 50</text:p>
      <text:p text:style-name="P28">18 timesteps needed to evacuate building (fixed number of people: 50). Seed: 1 <text:s/>NumOfFloors: 6 NumOfStaircases: 50</text:p>
      <text:p text:style-name="P28">18 timesteps needed to evacuate building (fixed number of people: 50). Seed: 591848 <text:s/>NumOfFloors: 6 NumOfStaircases: 50</text:p>
      <text:p text:style-name="P28">23 timesteps needed to evacuate building (fixed number of people: 50). Seed: 11111111 <text:s/>NumOfFloors: 6 NumOfStaircases: 50</text:p>
      <text:p text:style-name="P28">16 timesteps needed to evacuate building (fixed number of people: 50). Seed: 6790245 <text:s/>NumOfFloors: 6 NumOfStaircases: 50</text:p>
      <text:p text:style-name="P28"/>
      <text:p text:style-name="P28">/////////////////////////////</text:p>
      <text:p text:style-name="P28">19 timesteps needed to evacuate building (fixed number of people: 50). Seed: 54543689 <text:s/>NumOfFloors: 7 NumOfStaircases: 50</text:p>
      <text:p text:style-name="P28">20 timesteps needed to evacuate building (fixed number of people: 50). Seed: 21928374 <text:s/>NumOfFloors: 7 NumOfStaircases: 50</text:p>
      <text:p text:style-name="P28">19 timesteps needed to evacuate building (fixed number of people: 50). Seed: 1 <text:s/>NumOfFloors: 7 NumOfStaircases: 50</text:p>
      <text:p text:style-name="P28">19 timesteps needed to evacuate building (fixed number of people: 50). Seed: 591848 <text:s/>NumOfFloors: 7 NumOfStaircases: 50</text:p>
      <text:p text:style-name="P28">24 timesteps needed to evacuate building (fixed number of people: 50). Seed: 11111111 <text:s/>NumOfFloors: 7 NumOfStaircases: 50</text:p>
      <text:p text:style-name="P28">17 timesteps needed to evacuate building (fixed number of people: 50). Seed: 6790245 <text:s/>NumOfFloors: 7 NumOfStaircases: 50</text:p>
      <text:p text:style-name="P28"/>
      <text:p text:style-name="P28">/////////////////////////////</text:p>
      <text:p text:style-name="P28">21 timesteps needed to evacuate building (fixed number of people: 50). Seed: 54543689 <text:s/>NumOfFloors: 8 NumOfStaircases: 50</text:p>
      <text:p text:style-name="P28">22 timesteps needed to evacuate building (fixed number of people: 50). Seed: 21928374 <text:s/>NumOfFloors: 8 NumOfStaircases: 50</text:p>
      <text:p text:style-name="P28"><text:soft-page-break/>21 timesteps needed to evacuate building (fixed number of people: 50). Seed: 1 <text:s/>NumOfFloors: 8 NumOfStaircases: 50</text:p>
      <text:p text:style-name="P28">21 timesteps needed to evacuate building (fixed number of people: 50). Seed: 591848 <text:s/>NumOfFloors: 8 NumOfStaircases: 50</text:p>
      <text:p text:style-name="P28">26 timesteps needed to evacuate building (fixed number of people: 50). Seed: 11111111 <text:s/>NumOfFloors: 8 NumOfStaircases: 50</text:p>
      <text:p text:style-name="P28">19 timesteps needed to evacuate building (fixed number of people: 50). Seed: 6790245 <text:s/>NumOfFloors: 8 NumOfStaircases: 50</text:p>
      <text:p text:style-name="P28"/>
      <text:p text:style-name="P28">/////////////////////////////</text:p>
      <text:p text:style-name="P28">22 timesteps needed to evacuate building (fixed number of people: 50). Seed: 54543689 <text:s/>NumOfFloors: 9 NumOfStaircases: 50</text:p>
      <text:p text:style-name="P28">23 timesteps needed to evacuate building (fixed number of people: 50). Seed: 21928374 <text:s/>NumOfFloors: 9 NumOfStaircases: 50</text:p>
      <text:p text:style-name="P28">22 timesteps needed to evacuate building (fixed number of people: 50). Seed: 1 <text:s/>NumOfFloors: 9 NumOfStaircases: 50</text:p>
      <text:p text:style-name="P28">22 timesteps needed to evacuate building (fixed number of people: 50). Seed: 591848 <text:s/>NumOfFloors: 9 NumOfStaircases: 50</text:p>
      <text:p text:style-name="P28">27 timesteps needed to evacuate building (fixed number of people: 50). Seed: 11111111 <text:s/>NumOfFloors: 9 NumOfStaircases: 50</text:p>
      <text:p text:style-name="P28">20 timesteps needed to evacuate building (fixed number of people: 50). Seed: 6790245 <text:s/>NumOfFloors: 9 NumOfStaircases: 50</text:p>
      <text:p text:style-name="P28"/>
      <text:p text:style-name="P28">/////////////////////////////</text:p>
      <text:p text:style-name="P28">24 timesteps needed to evacuate building (fixed number of people: 50). Seed: 54543689 <text:s/>NumOfFloors: 10 NumOfStaircases: 50</text:p>
      <text:p text:style-name="P28">25 timesteps needed to evacuate building (fixed number of people: 50). Seed: 21928374 <text:s/>NumOfFloors: 10 NumOfStaircases: 50</text:p>
      <text:p text:style-name="P28">24 timesteps needed to evacuate building (fixed number of people: 50). Seed: 1 <text:s/>NumOfFloors: 10 NumOfStaircases: 50</text:p>
      <text:p text:style-name="P28">24 timesteps needed to evacuate building (fixed number of people: 50). Seed: 591848 <text:s/>NumOfFloors: 10 NumOfStaircases: 50</text:p>
      <text:p text:style-name="P28">29 timesteps needed to evacuate building (fixed number of people: 50). Seed: 11111111 <text:s/>NumOfFloors: 10 NumOfStaircases: 50</text:p>
      <text:p text:style-name="P28">22 timesteps needed to evacuate building (fixed number of people: 50). Seed: 6790245 <text:s/>NumOfFloors: 10 NumOfStaircases: 50</text:p>
      <text:p text:style-name="P28"/>
      <text:p text:style-name="P28">/////////////////////////////</text:p>
      <text:p text:style-name="P28">43 timesteps needed to evacuate building (fixed number of people: 50). Seed: 54543689 <text:s/>NumOfFloors: 25 NumOfStaircases: 50</text:p>
      <text:p text:style-name="P28">44 timesteps needed to evacuate building (fixed number of people: 50). Seed: 21928374 <text:s/>NumOfFloors: 25 NumOfStaircases: 50</text:p>
      <text:p text:style-name="P28">43 timesteps needed to evacuate building (fixed number of people: 50). Seed: 1 <text:s/>NumOfFloors: 25 NumOfStaircases: 50</text:p>
      <text:p text:style-name="P28">43 timesteps needed to evacuate building (fixed number of people: 50). Seed: 591848 <text:s/>NumOfFloors: 25 NumOfStaircases: 50</text:p>
      <text:p text:style-name="P28">48 timesteps needed to evacuate building (fixed number of people: 50). Seed: 11111111 <text:s/>NumOfFloors: 25 NumOfStaircases: 50</text:p>
      <text:p text:style-name="P28">41 timesteps needed to evacuate building (fixed number of people: 50). Seed: 6790245 <text:s/>NumOfFloors: <text:soft-page-break/>25 NumOfStaircases: 50</text:p>
      <text:p text:style-name="P28"/>
      <text:p text:style-name="P28">/////////////////////////////</text:p>
      <text:p text:style-name="P28">76 timesteps needed to evacuate building (fixed number of people: 50). Seed: 54543689 <text:s/>NumOfFloors: 50 NumOfStaircases: 50</text:p>
      <text:p text:style-name="P28">76 timesteps needed to evacuate building (fixed number of people: 50). Seed: 21928374 <text:s/>NumOfFloors: 50 NumOfStaircases: 50</text:p>
      <text:p text:style-name="P28">76 timesteps needed to evacuate building (fixed number of people: 50). Seed: 1 <text:s/>NumOfFloors: 50 NumOfStaircases: 50</text:p>
      <text:p text:style-name="P28">76 timesteps needed to evacuate building (fixed number of people: 50). Seed: 591848 <text:s/>NumOfFloors: 50 NumOfStaircases: 50</text:p>
      <text:p text:style-name="P28">81 timesteps needed to evacuate building (fixed number of people: 50). Seed: 11111111 <text:s/>NumOfFloors: 50 NumOfStaircases: 50</text:p>
      <text:p text:style-name="P28">74 timesteps needed to evacuate building (fixed number of people: 50). Seed: 6790245 <text:s/>NumOfFloors: 50 NumOfStaircases: 50</text:p>
      <text:p text:style-name="P28"/>
      <text:p text:style-name="P28">/////////////////////////////</text:p>
      <text:p text:style-name="P28">109 timesteps needed to evacuate building (fixed number of people: 50). Seed: 54543689 <text:s/>NumOfFloors: 75 NumOfStaircases: 50</text:p>
      <text:p text:style-name="P28">108 timesteps needed to evacuate building (fixed number of people: 50). Seed: 21928374 <text:s/>NumOfFloors: 75 NumOfStaircases: 50</text:p>
      <text:p text:style-name="P28">109 timesteps needed to evacuate building (fixed number of people: 50). Seed: 1 <text:s/>NumOfFloors: 75 NumOfStaircases: 50</text:p>
      <text:p text:style-name="P28">109 timesteps needed to evacuate building (fixed number of people: 50). Seed: 591848 <text:s/>NumOfFloors: 75 NumOfStaircases: 50</text:p>
      <text:p text:style-name="P28">114 timesteps needed to evacuate building (fixed number of people: 50). Seed: 11111111 <text:s/>NumOfFloors: 75 NumOfStaircases: 50</text:p>
      <text:p text:style-name="P28">107 timesteps needed to evacuate building (fixed number of people: 50). Seed: 6790245 <text:s/>NumOfFloors: 75 NumOfStaircases: 50</text:p>
      <text:p text:style-name="P28"/>
      <text:p text:style-name="P28">/////////////////////////////</text:p>
      <text:p text:style-name="P28">142 timesteps needed to evacuate building (fixed number of people: 50). Seed: 54543689 <text:s/>NumOfFloors: 100 NumOfStaircases: 50</text:p>
      <text:p text:style-name="P28">141 timesteps needed to evacuate building (fixed number of people: 50). Seed: 21928374 <text:s/>NumOfFloors: 100 NumOfStaircases: 50</text:p>
      <text:p text:style-name="P28">142 timesteps needed to evacuate building (fixed number of people: 50). Seed: 1 <text:s/>NumOfFloors: 100 NumOfStaircases: 50</text:p>
      <text:p text:style-name="P28">142 timesteps needed to evacuate building (fixed number of people: 50). Seed: 591848 <text:s/>NumOfFloors: 100 NumOfStaircases: 50</text:p>
      <text:p text:style-name="P28">147 timesteps needed to evacuate building (fixed number of people: 50). Seed: 11111111 <text:s/>NumOfFloors: 100 NumOfStaircases: 50</text:p>
      <text:p text:style-name="P28">140 timesteps needed to evacuate building (fixed number of people: 50). Seed: 6790245 <text:s/>NumOfFloors: 100 NumOfStaircases: 50</text:p>
      <text:p text:style-name="P28"/>
      <text:p text:style-name="P28">/////////////////////////////</text:p>
      <text:p text:style-name="P28">209 timesteps needed to evacuate building (fixed number of people: 50). Seed: 54543689 <text:s/>NumOfFloors: 150 NumOfStaircases: 50</text:p>
      <text:p text:style-name="P28">208 timesteps needed to evacuate building (fixed number of people: 50). Seed: 21928374 <text:s/>NumOfFloors: 150 NumOfStaircases: 50</text:p>
      <text:p text:style-name="P28"><text:soft-page-break/>209 timesteps needed to evacuate building (fixed number of people: 50). Seed: 1 <text:s/>NumOfFloors: 150 NumOfStaircases: 50</text:p>
      <text:p text:style-name="P28">209 timesteps needed to evacuate building (fixed number of people: 50). Seed: 591848 <text:s/>NumOfFloors: 150 NumOfStaircases: 50</text:p>
      <text:p text:style-name="P28">214 timesteps needed to evacuate building (fixed number of people: 50). Seed: 11111111 <text:s/>NumOfFloors: 150 NumOfStaircases: 50</text:p>
      <text:p text:style-name="P28">207 timesteps needed to evacuate building (fixed number of people: 50). Seed: 6790245 <text:s/>NumOfFloors: 150 NumOfStaircases: 50</text:p>
      <text:p text:style-name="P28"/>
      <text:p text:style-name="P28">/////////////////////////////</text:p>
      <text:p text:style-name="P28">228 timesteps needed to evacuate building (fixed number of people: 50). Seed: 54543689 <text:s/>NumOfFloors: 163 NumOfStaircases: 50</text:p>
      <text:p text:style-name="P28">227 timesteps needed to evacuate building (fixed number of people: 50). Seed: 21928374 <text:s/>NumOfFloors: 163 NumOfStaircases: 50</text:p>
      <text:p text:style-name="P28">228 timesteps needed to evacuate building (fixed number of people: 50). Seed: 1 <text:s/>NumOfFloors: 163 NumOfStaircases: 50</text:p>
      <text:p text:style-name="P28">228 timesteps needed to evacuate building (fixed number of people: 50). Seed: 591848 <text:s/>NumOfFloors: 163 NumOfStaircases: 50</text:p>
      <text:p text:style-name="P28">233 timesteps needed to evacuate building (fixed number of people: 50). Seed: 11111111 <text:s/>NumOfFloors: 163 NumOfStaircases: 50</text:p>
      <text:p text:style-name="P28">226 timesteps needed to evacuate building (fixed number of people: 50). Seed: 6790245 <text:s/>NumOfFloors: 163 NumOfStaircases: 50</text:p>
      <text:p text:style-name="P28"/>
      <text:p text:style-name="P28">/////////////////////////////</text:p>
      <text:p text:style-name="P28"/>
      <text:p text:style-name="P28"/>
      <text:p text:style-name="P28"/>
      <text:p text:style-name="P28"/>
      <text:p text:style-name="P29">&gt; run Simulation</text:p>
      <text:p text:style-name="P29">7 timesteps needed to evacuate building (fixed number of people: 50). Seed: 54543689 <text:s/>NumOfFloors: 1 NumOfStaircases: 100</text:p>
      <text:p text:style-name="P29">14 timesteps needed to evacuate building (fixed number of people: 50). Seed: 21928374 <text:s/>NumOfFloors: 1 NumOfStaircases: 100</text:p>
      <text:p text:style-name="P29">2 timesteps needed to evacuate building (fixed number of people: 50). Seed: 1 <text:s/>NumOfFloors: 1 NumOfStaircases: 100</text:p>
      <text:p text:style-name="P29">8 timesteps needed to evacuate building (fixed number of people: 50). Seed: 591848 <text:s/>NumOfFloors: 1 NumOfStaircases: 100</text:p>
      <text:p text:style-name="P29">13 timesteps needed to evacuate building (fixed number of people: 50). Seed: 11111111 <text:s/>NumOfFloors: 1 NumOfStaircases: 100</text:p>
      <text:p text:style-name="P29">4 timesteps needed to evacuate building (fixed number of people: 50). Seed: 6790245 <text:s/>NumOfFloors: 1 NumOfStaircases: 100</text:p>
      <text:p text:style-name="P29"/>
      <text:p text:style-name="P29">/////////////////////////////</text:p>
      <text:p text:style-name="P29">10 timesteps needed to evacuate building (fixed number of people: 50). Seed: 54543689 <text:s/>NumOfFloors: 2 NumOfStaircases: 100</text:p>
      <text:p text:style-name="P29">14 timesteps needed to evacuate building (fixed number of people: 50). Seed: 21928374 <text:s/>NumOfFloors: 2 NumOfStaircases: 100</text:p>
      <text:p text:style-name="P29">8 timesteps needed to evacuate building (fixed number of people: 50). Seed: 1 <text:s/>NumOfFloors: 2 NumOfStaircases: 100</text:p>
      <text:p text:style-name="P29"><text:soft-page-break/>8 timesteps needed to evacuate building (fixed number of people: 50). Seed: 591848 <text:s/>NumOfFloors: 2 NumOfStaircases: 100</text:p>
      <text:p text:style-name="P29">14 timesteps needed to evacuate building (fixed number of people: 50). Seed: 11111111 <text:s/>NumOfFloors: 2 NumOfStaircases: 100</text:p>
      <text:p text:style-name="P29">4 timesteps needed to evacuate building (fixed number of people: 50). Seed: 6790245 <text:s/>NumOfFloors: 2 NumOfStaircases: 100</text:p>
      <text:p text:style-name="P29"/>
      <text:p text:style-name="P29">/////////////////////////////</text:p>
      <text:p text:style-name="P29">12 timesteps needed to evacuate building (fixed number of people: 50). Seed: 54543689 <text:s/>NumOfFloors: 3 NumOfStaircases: 100</text:p>
      <text:p text:style-name="P29">13 timesteps needed to evacuate building (fixed number of people: 50). Seed: 21928374 <text:s/>NumOfFloors: 3 NumOfStaircases: 100</text:p>
      <text:p text:style-name="P29">11 timesteps needed to evacuate building (fixed number of people: 50). Seed: 1 <text:s/>NumOfFloors: 3 NumOfStaircases: 100</text:p>
      <text:p text:style-name="P29">8 timesteps needed to evacuate building (fixed number of people: 50). Seed: 591848 <text:s/>NumOfFloors: 3 NumOfStaircases: 100</text:p>
      <text:p text:style-name="P29">15 timesteps needed to evacuate building (fixed number of people: 50). Seed: 11111111 <text:s/>NumOfFloors: 3 NumOfStaircases: 100</text:p>
      <text:p text:style-name="P29">8 timesteps needed to evacuate building (fixed number of people: 50). Seed: 6790245 <text:s/>NumOfFloors: 3 NumOfStaircases: 100</text:p>
      <text:p text:style-name="P29"/>
      <text:p text:style-name="P29">/////////////////////////////</text:p>
      <text:p text:style-name="P29">12 timesteps needed to evacuate building (fixed number of people: 50). Seed: 54543689 <text:s/>NumOfFloors: 4 NumOfStaircases: 100</text:p>
      <text:p text:style-name="P29">13 timesteps needed to evacuate building (fixed number of people: 50). Seed: 21928374 <text:s/>NumOfFloors: 4 NumOfStaircases: 100</text:p>
      <text:p text:style-name="P29">11 timesteps needed to evacuate building (fixed number of people: 50). Seed: 1 <text:s/>NumOfFloors: 4 NumOfStaircases: 100</text:p>
      <text:p text:style-name="P29">8 timesteps needed to evacuate building (fixed number of people: 50). Seed: 591848 <text:s/>NumOfFloors: 4 NumOfStaircases: 100</text:p>
      <text:p text:style-name="P29">15 timesteps needed to evacuate building (fixed number of people: 50). Seed: 11111111 <text:s/>NumOfFloors: 4 NumOfStaircases: 100</text:p>
      <text:p text:style-name="P29">8 timesteps needed to evacuate building (fixed number of people: 50). Seed: 6790245 <text:s/>NumOfFloors: 4 NumOfStaircases: 100</text:p>
      <text:p text:style-name="P29"/>
      <text:p text:style-name="P29">/////////////////////////////</text:p>
      <text:p text:style-name="P29">13 timesteps needed to evacuate building (fixed number of people: 50). Seed: 54543689 <text:s/>NumOfFloors: 5 NumOfStaircases: 100</text:p>
      <text:p text:style-name="P29">14 timesteps needed to evacuate building (fixed number of people: 50). Seed: 21928374 <text:s/>NumOfFloors: 5 NumOfStaircases: 100</text:p>
      <text:p text:style-name="P29">12 timesteps needed to evacuate building (fixed number of people: 50). Seed: 1 <text:s/>NumOfFloors: 5 NumOfStaircases: 100</text:p>
      <text:p text:style-name="P29">12 timesteps needed to evacuate building (fixed number of people: 50). Seed: 591848 <text:s/>NumOfFloors: 5 NumOfStaircases: 100</text:p>
      <text:p text:style-name="P29">17 timesteps needed to evacuate building (fixed number of people: 50). Seed: 11111111 <text:s/>NumOfFloors: 5 NumOfStaircases: 100</text:p>
      <text:p text:style-name="P29">10 timesteps needed to evacuate building (fixed number of people: 50). Seed: 6790245 <text:s/>NumOfFloors: 5 NumOfStaircases: 100</text:p>
      <text:p text:style-name="P29"/>
      <text:p text:style-name="P29"><text:soft-page-break/>/////////////////////////////</text:p>
      <text:p text:style-name="P29">14 timesteps needed to evacuate building (fixed number of people: 50). Seed: 54543689 <text:s/>NumOfFloors: 6 NumOfStaircases: 100</text:p>
      <text:p text:style-name="P29">15 timesteps needed to evacuate building (fixed number of people: 50). Seed: 21928374 <text:s/>NumOfFloors: 6 NumOfStaircases: 100</text:p>
      <text:p text:style-name="P29">13 timesteps needed to evacuate building (fixed number of people: 50). Seed: 1 <text:s/>NumOfFloors: 6 NumOfStaircases: 100</text:p>
      <text:p text:style-name="P29">14 timesteps needed to evacuate building (fixed number of people: 50). Seed: 591848 <text:s/>NumOfFloors: 6 NumOfStaircases: 100</text:p>
      <text:p text:style-name="P29">19 timesteps needed to evacuate building (fixed number of people: 50). Seed: 11111111 <text:s/>NumOfFloors: 6 NumOfStaircases: 100</text:p>
      <text:p text:style-name="P29">12 timesteps needed to evacuate building (fixed number of people: 50). Seed: 6790245 <text:s/>NumOfFloors: 6 NumOfStaircases: 100</text:p>
      <text:p text:style-name="P29"/>
      <text:p text:style-name="P29">/////////////////////////////</text:p>
      <text:p text:style-name="P29">14 timesteps needed to evacuate building (fixed number of people: 50). Seed: 54543689 <text:s/>NumOfFloors: 7 NumOfStaircases: 100</text:p>
      <text:p text:style-name="P29">15 timesteps needed to evacuate building (fixed number of people: 50). Seed: 21928374 <text:s/>NumOfFloors: 7 NumOfStaircases: 100</text:p>
      <text:p text:style-name="P29">13 timesteps needed to evacuate building (fixed number of people: 50). Seed: 1 <text:s/>NumOfFloors: 7 NumOfStaircases: 100</text:p>
      <text:p text:style-name="P29">14 timesteps needed to evacuate building (fixed number of people: 50). Seed: 591848 <text:s/>NumOfFloors: 7 NumOfStaircases: 100</text:p>
      <text:p text:style-name="P29">19 timesteps needed to evacuate building (fixed number of people: 50). Seed: 11111111 <text:s/>NumOfFloors: 7 NumOfStaircases: 100</text:p>
      <text:p text:style-name="P29">12 timesteps needed to evacuate building (fixed number of people: 50). Seed: 6790245 <text:s/>NumOfFloors: 7 NumOfStaircases: 100</text:p>
      <text:p text:style-name="P29"/>
      <text:p text:style-name="P29">/////////////////////////////</text:p>
      <text:p text:style-name="P29">15 timesteps needed to evacuate building (fixed number of people: 50). Seed: 54543689 <text:s/>NumOfFloors: 8 NumOfStaircases: 100</text:p>
      <text:p text:style-name="P29">16 timesteps needed to evacuate building (fixed number of people: 50). Seed: 21928374 <text:s/>NumOfFloors: 8 NumOfStaircases: 100</text:p>
      <text:p text:style-name="P29">14 timesteps needed to evacuate building (fixed number of people: 50). Seed: 1 <text:s/>NumOfFloors: 8 NumOfStaircases: 100</text:p>
      <text:p text:style-name="P29">15 timesteps needed to evacuate building (fixed number of people: 50). Seed: 591848 <text:s/>NumOfFloors: 8 NumOfStaircases: 100</text:p>
      <text:p text:style-name="P29">20 timesteps needed to evacuate building (fixed number of people: 50). Seed: 11111111 <text:s/>NumOfFloors: 8 NumOfStaircases: 100</text:p>
      <text:p text:style-name="P29">13 timesteps needed to evacuate building (fixed number of people: 50). Seed: 6790245 <text:s/>NumOfFloors: 8 NumOfStaircases: 100</text:p>
      <text:p text:style-name="P29"/>
      <text:p text:style-name="P29">/////////////////////////////</text:p>
      <text:p text:style-name="P29">16 timesteps needed to evacuate building (fixed number of people: 50). Seed: 54543689 <text:s/>NumOfFloors: 9 NumOfStaircases: 100</text:p>
      <text:p text:style-name="P29">17 timesteps needed to evacuate building (fixed number of people: 50). Seed: 21928374 <text:s/>NumOfFloors: 9 NumOfStaircases: 100</text:p>
      <text:p text:style-name="P29">16 timesteps needed to evacuate building (fixed number of people: 50). Seed: 1 <text:s/>NumOfFloors: 9 NumOfStaircases: 100</text:p>
      <text:p text:style-name="P29"><text:soft-page-break/>16 timesteps needed to evacuate building (fixed number of people: 50). Seed: 591848 <text:s/>NumOfFloors: 9 NumOfStaircases: 100</text:p>
      <text:p text:style-name="P29">21 timesteps needed to evacuate building (fixed number of people: 50). Seed: 11111111 <text:s/>NumOfFloors: 9 NumOfStaircases: 100</text:p>
      <text:p text:style-name="P29">14 timesteps needed to evacuate building (fixed number of people: 50). Seed: 6790245 <text:s/>NumOfFloors: 9 NumOfStaircases: 100</text:p>
      <text:p text:style-name="P29"/>
      <text:p text:style-name="P29">/////////////////////////////</text:p>
      <text:p text:style-name="P29">17 timesteps needed to evacuate building (fixed number of people: 50). Seed: 54543689 <text:s/>NumOfFloors: 10 NumOfStaircases: 100</text:p>
      <text:p text:style-name="P29">18 timesteps needed to evacuate building (fixed number of people: 50). Seed: 21928374 <text:s/>NumOfFloors: 10 NumOfStaircases: 100</text:p>
      <text:p text:style-name="P29">17 timesteps needed to evacuate building (fixed number of people: 50). Seed: 1 <text:s/>NumOfFloors: 10 NumOfStaircases: 100</text:p>
      <text:p text:style-name="P29">17 timesteps needed to evacuate building (fixed number of people: 50). Seed: 591848 <text:s/>NumOfFloors: 10 NumOfStaircases: 100</text:p>
      <text:p text:style-name="P29">22 timesteps needed to evacuate building (fixed number of people: 50). Seed: 11111111 <text:s/>NumOfFloors: 10 NumOfStaircases: 100</text:p>
      <text:p text:style-name="P29">15 timesteps needed to evacuate building (fixed number of people: 50). Seed: 6790245 <text:s/>NumOfFloors: 10 NumOfStaircases: 100</text:p>
      <text:p text:style-name="P29"/>
      <text:p text:style-name="P29">/////////////////////////////</text:p>
      <text:p text:style-name="P29">26 timesteps needed to evacuate building (fixed number of people: 50). Seed: 54543689 <text:s/>NumOfFloors: 25 NumOfStaircases: 100</text:p>
      <text:p text:style-name="P29">27 timesteps needed to evacuate building (fixed number of people: 50). Seed: 21928374 <text:s/>NumOfFloors: 25 NumOfStaircases: 100</text:p>
      <text:p text:style-name="P29">26 timesteps needed to evacuate building (fixed number of people: 50). Seed: 1 <text:s/>NumOfFloors: 25 NumOfStaircases: 100</text:p>
      <text:p text:style-name="P29">26 timesteps needed to evacuate building (fixed number of people: 50). Seed: 591848 <text:s/>NumOfFloors: 25 NumOfStaircases: 100</text:p>
      <text:p text:style-name="P29">31 timesteps needed to evacuate building (fixed number of people: 50). Seed: 11111111 <text:s/>NumOfFloors: 25 NumOfStaircases: 100</text:p>
      <text:p text:style-name="P29">24 timesteps needed to evacuate building (fixed number of people: 50). Seed: 6790245 <text:s/>NumOfFloors: 25 NumOfStaircases: 100</text:p>
      <text:p text:style-name="P29"/>
      <text:p text:style-name="P29">/////////////////////////////</text:p>
      <text:p text:style-name="P29">43 timesteps needed to evacuate building (fixed number of people: 50). Seed: 54543689 <text:s/>NumOfFloors: 50 NumOfStaircases: 100</text:p>
      <text:p text:style-name="P29">43 timesteps needed to evacuate building (fixed number of people: 50). Seed: 21928374 <text:s/>NumOfFloors: 50 NumOfStaircases: 100</text:p>
      <text:p text:style-name="P29">43 timesteps needed to evacuate building (fixed number of people: 50). Seed: 1 <text:s/>NumOfFloors: 50 NumOfStaircases: 100</text:p>
      <text:p text:style-name="P29">43 timesteps needed to evacuate building (fixed number of people: 50). Seed: 591848 <text:s/>NumOfFloors: 50 NumOfStaircases: 100</text:p>
      <text:p text:style-name="P29">48 timesteps needed to evacuate building (fixed number of people: 50). Seed: 11111111 <text:s/>NumOfFloors: 50 NumOfStaircases: 100</text:p>
      <text:p text:style-name="P29">41 timesteps needed to evacuate building (fixed number of people: 50). Seed: 6790245 <text:s/>NumOfFloors: 50 NumOfStaircases: 100</text:p>
      <text:p text:style-name="P29"/>
      <text:p text:style-name="P29"><text:soft-page-break/>/////////////////////////////</text:p>
      <text:p text:style-name="P29">59 timesteps needed to evacuate building (fixed number of people: 50). Seed: 54543689 <text:s/>NumOfFloors: 75 NumOfStaircases: 100</text:p>
      <text:p text:style-name="P29">58 timesteps needed to evacuate building (fixed number of people: 50). Seed: 21928374 <text:s/>NumOfFloors: 75 NumOfStaircases: 100</text:p>
      <text:p text:style-name="P29">59 timesteps needed to evacuate building (fixed number of people: 50). Seed: 1 <text:s/>NumOfFloors: 75 NumOfStaircases: 100</text:p>
      <text:p text:style-name="P29">59 timesteps needed to evacuate building (fixed number of people: 50). Seed: 591848 <text:s/>NumOfFloors: 75 NumOfStaircases: 100</text:p>
      <text:p text:style-name="P29">64 timesteps needed to evacuate building (fixed number of people: 50). Seed: 11111111 <text:s/>NumOfFloors: 75 NumOfStaircases: 100</text:p>
      <text:p text:style-name="P29">57 timesteps needed to evacuate building (fixed number of people: 50). Seed: 6790245 <text:s/>NumOfFloors: 75 NumOfStaircases: 100</text:p>
      <text:p text:style-name="P29"/>
      <text:p text:style-name="P29">/////////////////////////////</text:p>
      <text:p text:style-name="P29">76 timesteps needed to evacuate building (fixed number of people: 50). Seed: 54543689 <text:s/>NumOfFloors: 100 NumOfStaircases: 100</text:p>
      <text:p text:style-name="P29">75 timesteps needed to evacuate building (fixed number of people: 50). Seed: 21928374 <text:s/>NumOfFloors: 100 NumOfStaircases: 100</text:p>
      <text:p text:style-name="P29">76 timesteps needed to evacuate building (fixed number of people: 50). Seed: 1 <text:s/>NumOfFloors: 100 NumOfStaircases: 100</text:p>
      <text:p text:style-name="P29">76 timesteps needed to evacuate building (fixed number of people: 50). Seed: 591848 <text:s/>NumOfFloors: 100 NumOfStaircases: 100</text:p>
      <text:p text:style-name="P29">81 timesteps needed to evacuate building (fixed number of people: 50). Seed: 11111111 <text:s/>NumOfFloors: 100 NumOfStaircases: 100</text:p>
      <text:p text:style-name="P29">74 timesteps needed to evacuate building (fixed number of people: 50). Seed: 6790245 <text:s/>NumOfFloors: 100 NumOfStaircases: 100</text:p>
      <text:p text:style-name="P29"/>
      <text:p text:style-name="P29">/////////////////////////////</text:p>
      <text:p text:style-name="P29">109 timesteps needed to evacuate building (fixed number of people: 50). Seed: 54543689 <text:s/>NumOfFloors: 150 NumOfStaircases: 100</text:p>
      <text:p text:style-name="P29">108 timesteps needed to evacuate building (fixed number of people: 50). Seed: 21928374 <text:s/>NumOfFloors: 150 NumOfStaircases: 100</text:p>
      <text:p text:style-name="P29">109 timesteps needed to evacuate building (fixed number of people: 50). Seed: 1 <text:s/>NumOfFloors: 150 NumOfStaircases: 100</text:p>
      <text:p text:style-name="P29">109 timesteps needed to evacuate building (fixed number of people: 50). Seed: 591848 <text:s/>NumOfFloors: 150 NumOfStaircases: 100</text:p>
      <text:p text:style-name="P29">114 timesteps needed to evacuate building (fixed number of people: 50). Seed: 11111111 <text:s/>NumOfFloors: 150 NumOfStaircases: 100</text:p>
      <text:p text:style-name="P29">107 timesteps needed to evacuate building (fixed number of people: 50). Seed: 6790245 <text:s/>NumOfFloors: 150 NumOfStaircases: 100</text:p>
      <text:p text:style-name="P29"/>
      <text:p text:style-name="P29">/////////////////////////////</text:p>
      <text:p text:style-name="P29">119 timesteps needed to evacuate building (fixed number of people: 50). Seed: 54543689 <text:s/>NumOfFloors: 163 NumOfStaircases: 100</text:p>
      <text:p text:style-name="P29">118 timesteps needed to evacuate building (fixed number of people: 50). Seed: 21928374 <text:s/>NumOfFloors: 163 NumOfStaircases: 100</text:p>
      <text:p text:style-name="P29">119 timesteps needed to evacuate building (fixed number of people: 50). Seed: 1 <text:s/>NumOfFloors: 163 NumOfStaircases: 100</text:p>
      <text:p text:style-name="P29"><text:soft-page-break/>119 timesteps needed to evacuate building (fixed number of people: 50). Seed: 591848 <text:s/>NumOfFloors: 163 NumOfStaircases: 100</text:p>
      <text:p text:style-name="P29">124 timesteps needed to evacuate building (fixed number of people: 50). Seed: 11111111 <text:s/>NumOfFloors: 163 NumOfStaircases: 100</text:p>
      <text:p text:style-name="P29">117 timesteps needed to evacuate building (fixed number of people: 50). Seed: 6790245 <text:s/>NumOfFloors: 163 NumOfStaircases: 100</text:p>
      <text:p text:style-name="P29"/>
      <text:p text:style-name="P29">/////////////////////////////</text:p>
      <text:p text:style-name="P29"/>
      <text:p text:style-name="P29"/>
      <text:p text:style-name="P29"/>
      <text:p text:style-name="P29"/>
      <text:p text:style-name="P30">&gt; run Simulation</text:p>
      <text:p text:style-name="P30">7 timesteps needed to evacuate building (fixed number of people: 50). Seed: 54543689 <text:s/>NumOfFloors: 1 NumOfStaircases: 150</text:p>
      <text:p text:style-name="P30">14 timesteps needed to evacuate building (fixed number of people: 50). Seed: 21928374 <text:s/>NumOfFloors: 1 NumOfStaircases: 150</text:p>
      <text:p text:style-name="P30">2 timesteps needed to evacuate building (fixed number of people: 50). Seed: 1 <text:s/>NumOfFloors: 1 NumOfStaircases: 150</text:p>
      <text:p text:style-name="P30">8 timesteps needed to evacuate building (fixed number of people: 50). Seed: 591848 <text:s/>NumOfFloors: 1 NumOfStaircases: 150</text:p>
      <text:p text:style-name="P30">13 timesteps needed to evacuate building (fixed number of people: 50). Seed: 11111111 <text:s/>NumOfFloors: 1 NumOfStaircases: 150</text:p>
      <text:p text:style-name="P30">4 timesteps needed to evacuate building (fixed number of people: 50). Seed: 6790245 <text:s/>NumOfFloors: 1 NumOfStaircases: 150</text:p>
      <text:p text:style-name="P30"/>
      <text:p text:style-name="P30">/////////////////////////////</text:p>
      <text:p text:style-name="P30">7 timesteps needed to evacuate building (fixed number of people: 50). Seed: 54543689 <text:s/>NumOfFloors: 2 NumOfStaircases: 150</text:p>
      <text:p text:style-name="P30">2 timesteps needed to evacuate building (fixed number of people: 50). Seed: 21928374 <text:s/>NumOfFloors: 2 NumOfStaircases: 150</text:p>
      <text:p text:style-name="P30">2 timesteps needed to evacuate building (fixed number of people: 50). Seed: 1 <text:s/>NumOfFloors: 2 NumOfStaircases: 150</text:p>
      <text:p text:style-name="P30">6 timesteps needed to evacuate building (fixed number of people: 50). Seed: 591848 <text:s/>NumOfFloors: 2 NumOfStaircases: 150</text:p>
      <text:p text:style-name="P30">13 timesteps needed to evacuate building (fixed number of people: 50). Seed: 11111111 <text:s/>NumOfFloors: 2 NumOfStaircases: 150</text:p>
      <text:p text:style-name="P30">2 timesteps needed to evacuate building (fixed number of people: 50). Seed: 6790245 <text:s/>NumOfFloors: 2 NumOfStaircases: 150</text:p>
      <text:p text:style-name="P30"/>
      <text:p text:style-name="P30">/////////////////////////////</text:p>
      <text:p text:style-name="P30">10 timesteps needed to evacuate building (fixed number of people: 50). Seed: 54543689 <text:s/>NumOfFloors: 3 NumOfStaircases: 150</text:p>
      <text:p text:style-name="P30">12 timesteps needed to evacuate building (fixed number of people: 50). Seed: 21928374 <text:s/>NumOfFloors: 3 NumOfStaircases: 150</text:p>
      <text:p text:style-name="P30">8 timesteps needed to evacuate building (fixed number of people: 50). Seed: 1 <text:s/>NumOfFloors: 3 NumOfStaircases: 150</text:p>
      <text:p text:style-name="P30">6 timesteps needed to evacuate building (fixed number of people: 50). Seed: 591848 <text:s/>NumOfFloors: 3 NumOfStaircases: 150</text:p>
      <text:p text:style-name="P30"><text:soft-page-break/>14 timesteps needed to evacuate building (fixed number of people: 50). Seed: 11111111 <text:s/>NumOfFloors: 3 NumOfStaircases: 150</text:p>
      <text:p text:style-name="P30">4 timesteps needed to evacuate building (fixed number of people: 50). Seed: 6790245 <text:s/>NumOfFloors: 3 NumOfStaircases: 150</text:p>
      <text:p text:style-name="P30"/>
      <text:p text:style-name="P30">/////////////////////////////</text:p>
      <text:p text:style-name="P30">10 timesteps needed to evacuate building (fixed number of people: 50). Seed: 54543689 <text:s/>NumOfFloors: 4 NumOfStaircases: 150</text:p>
      <text:p text:style-name="P30">12 timesteps needed to evacuate building (fixed number of people: 50). Seed: 21928374 <text:s/>NumOfFloors: 4 NumOfStaircases: 150</text:p>
      <text:p text:style-name="P30">8 timesteps needed to evacuate building (fixed number of people: 50). Seed: 1 <text:s/>NumOfFloors: 4 NumOfStaircases: 150</text:p>
      <text:p text:style-name="P30">6 timesteps needed to evacuate building (fixed number of people: 50). Seed: 591848 <text:s/>NumOfFloors: 4 NumOfStaircases: 150</text:p>
      <text:p text:style-name="P30">14 timesteps needed to evacuate building (fixed number of people: 50). Seed: 11111111 <text:s/>NumOfFloors: 4 NumOfStaircases: 150</text:p>
      <text:p text:style-name="P30">4 timesteps needed to evacuate building (fixed number of people: 50). Seed: 6790245 <text:s/>NumOfFloors: 4 NumOfStaircases: 150</text:p>
      <text:p text:style-name="P30"/>
      <text:p text:style-name="P30">/////////////////////////////</text:p>
      <text:p text:style-name="P30">12 timesteps needed to evacuate building (fixed number of people: 50). Seed: 54543689 <text:s/>NumOfFloors: 5 NumOfStaircases: 150</text:p>
      <text:p text:style-name="P30">13 timesteps needed to evacuate building (fixed number of people: 50). Seed: 21928374 <text:s/>NumOfFloors: 5 NumOfStaircases: 150</text:p>
      <text:p text:style-name="P30">11 timesteps needed to evacuate building (fixed number of people: 50). Seed: 1 <text:s/>NumOfFloors: 5 NumOfStaircases: 150</text:p>
      <text:p text:style-name="P30">8 timesteps needed to evacuate building (fixed number of people: 50). Seed: 591848 <text:s/>NumOfFloors: 5 NumOfStaircases: 150</text:p>
      <text:p text:style-name="P30">15 timesteps needed to evacuate building (fixed number of people: 50). Seed: 11111111 <text:s/>NumOfFloors: 5 NumOfStaircases: 150</text:p>
      <text:p text:style-name="P30">8 timesteps needed to evacuate building (fixed number of people: 50). Seed: 6790245 <text:s/>NumOfFloors: 5 NumOfStaircases: 150</text:p>
      <text:p text:style-name="P30"/>
      <text:p text:style-name="P30">/////////////////////////////</text:p>
      <text:p text:style-name="P30">12 timesteps needed to evacuate building (fixed number of people: 50). Seed: 54543689 <text:s/>NumOfFloors: 6 NumOfStaircases: 150</text:p>
      <text:p text:style-name="P30">13 timesteps needed to evacuate building (fixed number of people: 50). Seed: 21928374 <text:s/>NumOfFloors: 6 NumOfStaircases: 150</text:p>
      <text:p text:style-name="P30">11 timesteps needed to evacuate building (fixed number of people: 50). Seed: 1 <text:s/>NumOfFloors: 6 NumOfStaircases: 150</text:p>
      <text:p text:style-name="P30">8 timesteps needed to evacuate building (fixed number of people: 50). Seed: 591848 <text:s/>NumOfFloors: 6 NumOfStaircases: 150</text:p>
      <text:p text:style-name="P30">15 timesteps needed to evacuate building (fixed number of people: 50). Seed: 11111111 <text:s/>NumOfFloors: 6 NumOfStaircases: 150</text:p>
      <text:p text:style-name="P30">8 timesteps needed to evacuate building (fixed number of people: 50). Seed: 6790245 <text:s/>NumOfFloors: 6 NumOfStaircases: 150</text:p>
      <text:p text:style-name="P30"/>
      <text:p text:style-name="P30">/////////////////////////////</text:p>
      <text:p text:style-name="P30">13 timesteps needed to evacuate building (fixed number of people: 50). Seed: 54543689 <text:s/><text:soft-page-break/>NumOfFloors: 7 NumOfStaircases: 150</text:p>
      <text:p text:style-name="P30">14 timesteps needed to evacuate building (fixed number of people: 50). Seed: 21928374 <text:s/>NumOfFloors: 7 NumOfStaircases: 150</text:p>
      <text:p text:style-name="P30">12 timesteps needed to evacuate building (fixed number of people: 50). Seed: 1 <text:s/>NumOfFloors: 7 NumOfStaircases: 150</text:p>
      <text:p text:style-name="P30">12 timesteps needed to evacuate building (fixed number of people: 50). Seed: 591848 <text:s/>NumOfFloors: 7 NumOfStaircases: 150</text:p>
      <text:p text:style-name="P30">17 timesteps needed to evacuate building (fixed number of people: 50). Seed: 11111111 <text:s/>NumOfFloors: 7 NumOfStaircases: 150</text:p>
      <text:p text:style-name="P30">10 timesteps needed to evacuate building (fixed number of people: 50). Seed: 6790245 <text:s/>NumOfFloors: 7 NumOfStaircases: 150</text:p>
      <text:p text:style-name="P30"/>
      <text:p text:style-name="P30">/////////////////////////////</text:p>
      <text:p text:style-name="P30">13 timesteps needed to evacuate building (fixed number of people: 50). Seed: 54543689 <text:s/>NumOfFloors: 8 NumOfStaircases: 150</text:p>
      <text:p text:style-name="P30">14 timesteps needed to evacuate building (fixed number of people: 50). Seed: 21928374 <text:s/>NumOfFloors: 8 NumOfStaircases: 150</text:p>
      <text:p text:style-name="P30">12 timesteps needed to evacuate building (fixed number of people: 50). Seed: 1 <text:s/>NumOfFloors: 8 NumOfStaircases: 150</text:p>
      <text:p text:style-name="P30">12 timesteps needed to evacuate building (fixed number of people: 50). Seed: 591848 <text:s/>NumOfFloors: 8 NumOfStaircases: 150</text:p>
      <text:p text:style-name="P30">17 timesteps needed to evacuate building (fixed number of people: 50). Seed: 11111111 <text:s/>NumOfFloors: 8 NumOfStaircases: 150</text:p>
      <text:p text:style-name="P30">10 timesteps needed to evacuate building (fixed number of people: 50). Seed: 6790245 <text:s/>NumOfFloors: 8 NumOfStaircases: 150</text:p>
      <text:p text:style-name="P30"/>
      <text:p text:style-name="P30">/////////////////////////////</text:p>
      <text:p text:style-name="P30">14 timesteps needed to evacuate building (fixed number of people: 50). Seed: 54543689 <text:s/>NumOfFloors: 9 NumOfStaircases: 150</text:p>
      <text:p text:style-name="P30">15 timesteps needed to evacuate building (fixed number of people: 50). Seed: 21928374 <text:s/>NumOfFloors: 9 NumOfStaircases: 150</text:p>
      <text:p text:style-name="P30">13 timesteps needed to evacuate building (fixed number of people: 50). Seed: 1 <text:s/>NumOfFloors: 9 NumOfStaircases: 150</text:p>
      <text:p text:style-name="P30">14 timesteps needed to evacuate building (fixed number of people: 50). Seed: 591848 <text:s/>NumOfFloors: 9 NumOfStaircases: 150</text:p>
      <text:p text:style-name="P30">19 timesteps needed to evacuate building (fixed number of people: 50). Seed: 11111111 <text:s/>NumOfFloors: 9 NumOfStaircases: 150</text:p>
      <text:p text:style-name="P30">12 timesteps needed to evacuate building (fixed number of people: 50). Seed: 6790245 <text:s/>NumOfFloors: 9 NumOfStaircases: 150</text:p>
      <text:p text:style-name="P30"/>
      <text:p text:style-name="P30">/////////////////////////////</text:p>
      <text:p text:style-name="P30">14 timesteps needed to evacuate building (fixed number of people: 50). Seed: 54543689 <text:s/>NumOfFloors: 10 NumOfStaircases: 150</text:p>
      <text:p text:style-name="P30">15 timesteps needed to evacuate building (fixed number of people: 50). Seed: 21928374 <text:s/>NumOfFloors: 10 NumOfStaircases: 150</text:p>
      <text:p text:style-name="P30">13 timesteps needed to evacuate building (fixed number of people: 50). Seed: 1 <text:s/>NumOfFloors: 10 NumOfStaircases: 150</text:p>
      <text:p text:style-name="P30">14 timesteps needed to evacuate building (fixed number of people: 50). Seed: 591848 <text:s/>NumOfFloors: 10 NumOfStaircases: 150</text:p>
      <text:p text:style-name="P30"><text:soft-page-break/>19 timesteps needed to evacuate building (fixed number of people: 50). Seed: 11111111 <text:s/>NumOfFloors: 10 NumOfStaircases: 150</text:p>
      <text:p text:style-name="P30">12 timesteps needed to evacuate building (fixed number of people: 50). Seed: 6790245 <text:s/>NumOfFloors: 10 NumOfStaircases: 150</text:p>
      <text:p text:style-name="P30"/>
      <text:p text:style-name="P30">/////////////////////////////</text:p>
      <text:p text:style-name="P30">21 timesteps needed to evacuate building (fixed number of people: 50). Seed: 54543689 <text:s/>NumOfFloors: 25 NumOfStaircases: 150</text:p>
      <text:p text:style-name="P30">22 timesteps needed to evacuate building (fixed number of people: 50). Seed: 21928374 <text:s/>NumOfFloors: 25 NumOfStaircases: 150</text:p>
      <text:p text:style-name="P30">21 timesteps needed to evacuate building (fixed number of people: 50). Seed: 1 <text:s/>NumOfFloors: 25 NumOfStaircases: 150</text:p>
      <text:p text:style-name="P30">21 timesteps needed to evacuate building (fixed number of people: 50). Seed: 591848 <text:s/>NumOfFloors: 25 NumOfStaircases: 150</text:p>
      <text:p text:style-name="P30">26 timesteps needed to evacuate building (fixed number of people: 50). Seed: 11111111 <text:s/>NumOfFloors: 25 NumOfStaircases: 150</text:p>
      <text:p text:style-name="P30">19 timesteps needed to evacuate building (fixed number of people: 50). Seed: 6790245 <text:s/>NumOfFloors: 25 NumOfStaircases: 150</text:p>
      <text:p text:style-name="P30"/>
      <text:p text:style-name="P30">/////////////////////////////</text:p>
      <text:p text:style-name="P30">32 timesteps needed to evacuate building (fixed number of people: 50). Seed: 54543689 <text:s/>NumOfFloors: 50 NumOfStaircases: 150</text:p>
      <text:p text:style-name="P30">32 timesteps needed to evacuate building (fixed number of people: 50). Seed: 21928374 <text:s/>NumOfFloors: 50 NumOfStaircases: 150</text:p>
      <text:p text:style-name="P30">32 timesteps needed to evacuate building (fixed number of people: 50). Seed: 1 <text:s/>NumOfFloors: 50 NumOfStaircases: 150</text:p>
      <text:p text:style-name="P30">32 timesteps needed to evacuate building (fixed number of people: 50). Seed: 591848 <text:s/>NumOfFloors: 50 NumOfStaircases: 150</text:p>
      <text:p text:style-name="P30">37 timesteps needed to evacuate building (fixed number of people: 50). Seed: 11111111 <text:s/>NumOfFloors: 50 NumOfStaircases: 150</text:p>
      <text:p text:style-name="P30">30 timesteps needed to evacuate building (fixed number of people: 50). Seed: 6790245 <text:s/>NumOfFloors: 50 NumOfStaircases: 150</text:p>
      <text:p text:style-name="P30"/>
      <text:p text:style-name="P30">/////////////////////////////</text:p>
      <text:p text:style-name="P30">43 timesteps needed to evacuate building (fixed number of people: 50). Seed: 54543689 <text:s/>NumOfFloors: 75 NumOfStaircases: 150</text:p>
      <text:p text:style-name="P30">42 timesteps needed to evacuate building (fixed number of people: 50). Seed: 21928374 <text:s/>NumOfFloors: 75 NumOfStaircases: 150</text:p>
      <text:p text:style-name="P30">43 timesteps needed to evacuate building (fixed number of people: 50). Seed: 1 <text:s/>NumOfFloors: 75 NumOfStaircases: 150</text:p>
      <text:p text:style-name="P30">43 timesteps needed to evacuate building (fixed number of people: 50). Seed: 591848 <text:s/>NumOfFloors: 75 NumOfStaircases: 150</text:p>
      <text:p text:style-name="P30">48 timesteps needed to evacuate building (fixed number of people: 50). Seed: 11111111 <text:s/>NumOfFloors: 75 NumOfStaircases: 150</text:p>
      <text:p text:style-name="P30">41 timesteps needed to evacuate building (fixed number of people: 50). Seed: 6790245 <text:s/>NumOfFloors: 75 NumOfStaircases: 150</text:p>
      <text:p text:style-name="P30"/>
      <text:p text:style-name="P30">/////////////////////////////</text:p>
      <text:p text:style-name="P30">54 timesteps needed to evacuate building (fixed number of people: 50). Seed: 54543689 <text:s/><text:soft-page-break/>NumOfFloors: 100 NumOfStaircases: 150</text:p>
      <text:p text:style-name="P30">53 timesteps needed to evacuate building (fixed number of people: 50). Seed: 21928374 <text:s/>NumOfFloors: 100 NumOfStaircases: 150</text:p>
      <text:p text:style-name="P30">54 timesteps needed to evacuate building (fixed number of people: 50). Seed: 1 <text:s/>NumOfFloors: 100 NumOfStaircases: 150</text:p>
      <text:p text:style-name="P30">54 timesteps needed to evacuate building (fixed number of people: 50). Seed: 591848 <text:s/>NumOfFloors: 100 NumOfStaircases: 150</text:p>
      <text:p text:style-name="P30">59 timesteps needed to evacuate building (fixed number of people: 50). Seed: 11111111 <text:s/>NumOfFloors: 100 NumOfStaircases: 150</text:p>
      <text:p text:style-name="P30">52 timesteps needed to evacuate building (fixed number of people: 50). Seed: 6790245 <text:s/>NumOfFloors: 100 NumOfStaircases: 150</text:p>
      <text:p text:style-name="P30"/>
      <text:p text:style-name="P30">/////////////////////////////</text:p>
      <text:p text:style-name="P30">76 timesteps needed to evacuate building (fixed number of people: 50). Seed: 54543689 <text:s/>NumOfFloors: 150 NumOfStaircases: 150</text:p>
      <text:p text:style-name="P30">75 timesteps needed to evacuate building (fixed number of people: 50). Seed: 21928374 <text:s/>NumOfFloors: 150 NumOfStaircases: 150</text:p>
      <text:p text:style-name="P30">76 timesteps needed to evacuate building (fixed number of people: 50). Seed: 1 <text:s/>NumOfFloors: 150 NumOfStaircases: 150</text:p>
      <text:p text:style-name="P30">76 timesteps needed to evacuate building (fixed number of people: 50). Seed: 591848 <text:s/>NumOfFloors: 150 NumOfStaircases: 150</text:p>
      <text:p text:style-name="P30">81 timesteps needed to evacuate building (fixed number of people: 50). Seed: 11111111 <text:s/>NumOfFloors: 150 NumOfStaircases: 150</text:p>
      <text:p text:style-name="P30">74 timesteps needed to evacuate building (fixed number of people: 50). Seed: 6790245 <text:s/>NumOfFloors: 150 NumOfStaircases: 150</text:p>
      <text:p text:style-name="P30"/>
      <text:p text:style-name="P30">/////////////////////////////</text:p>
      <text:p text:style-name="P30">82 timesteps needed to evacuate building (fixed number of people: 50). Seed: 54543689 <text:s/>NumOfFloors: 163 NumOfStaircases: 150</text:p>
      <text:p text:style-name="P30">81 timesteps needed to evacuate building (fixed number of people: 50). Seed: 21928374 <text:s/>NumOfFloors: 163 NumOfStaircases: 150</text:p>
      <text:p text:style-name="P30">82 timesteps needed to evacuate building (fixed number of people: 50). Seed: 1 <text:s/>NumOfFloors: 163 NumOfStaircases: 150</text:p>
      <text:p text:style-name="P30">82 timesteps needed to evacuate building (fixed number of people: 50). Seed: 591848 <text:s/>NumOfFloors: 163 NumOfStaircases: 150</text:p>
      <text:p text:style-name="P30">87 timesteps needed to evacuate building (fixed number of people: 50). Seed: 11111111 <text:s/>NumOfFloors: 163 NumOfStaircases: 150</text:p>
      <text:p text:style-name="P30">80 timesteps needed to evacuate building (fixed number of people: 50). Seed: 6790245 <text:s/>NumOfFloors: 163 NumOfStaircases: 150</text:p>
      <text:p text:style-name="P30"/>
      <text:p text:style-name="P30">/////////////////////////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8M44S</meta:editing-duration>
    <meta:editing-cycles>30</meta:editing-cycles>
    <meta:generator>LibreOffice/4.2.0.4$Windows_x86 LibreOffice_project/05dceb5d363845f2cf968344d7adab8dcfb2ba71</meta:generator>
    <dc:date>2014-03-08T20:58:21.849000000</dc:date>
    <meta:document-statistic meta:table-count="0" meta:image-count="0" meta:object-count="0" meta:page-count="44" meta:paragraph-count="1080" meta:word-count="15201" meta:character-count="109014" meta:non-whitespace-character-count="94122"/>
    <meta:user-defined meta:name="Info 1"/>
    <meta:user-defined meta:name="Info 2"/>
    <meta:user-defined meta:name="Info 3"/>
    <meta:user-defined meta:name="Info 4"/>
  </office:meta>
</office:document-meta>
</file>